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OpenSymbol" svg:font-family="OpenSymbol"/>
    <style:font-face style:name="Tahoma1" svg:font-family="Tahoma"/>
    <style:font-face style:name="Times New Roman1" svg:font-family="'Times New Roman'"/>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0153in"/>
    </style:style>
    <style:style style:name="Table1.B" style:family="table-column">
      <style:table-column-properties style:column-width="2.716in"/>
    </style:style>
    <style:style style:name="Table1.C" style:family="table-column">
      <style:table-column-properties style:column-width="2.9611in"/>
    </style:style>
    <style:style style:name="Table1.A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C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6924in" table:align="left"/>
    </style:style>
    <style:style style:name="Table2.A" style:family="table-column">
      <style:table-column-properties style:column-width="1.0306in"/>
    </style:style>
    <style:style style:name="Table2.B" style:family="table-column">
      <style:table-column-properties style:column-width="2.9833in"/>
    </style:style>
    <style:style style:name="Table2.C" style:family="table-column">
      <style:table-column-properties style:column-width="2.6785in"/>
    </style:style>
    <style:style style:name="Table2.A1" style:family="table-cell">
      <style:table-cell-properties style:vertical-align="middle" fo:padding="0.0194in" fo:border="none"/>
    </style:style>
    <style:style style:name="Table3" style:family="table">
      <style:table-properties style:width="6.6924in" table:align="left"/>
    </style:style>
    <style:style style:name="Table3.A" style:family="table-column">
      <style:table-column-properties style:column-width="1.0208in"/>
    </style:style>
    <style:style style:name="Table3.B" style:family="table-column">
      <style:table-column-properties style:column-width="3.0201in"/>
    </style:style>
    <style:style style:name="Table3.C" style:family="table-column">
      <style:table-column-properties style:column-width="2.6514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font-name="Linux Libertine Display G"/>
    </style:style>
    <style:style style:name="P4" style:family="paragraph" style:parent-style-name="Text_20_body" style:list-style-name="L4">
      <style:text-properties style:font-name="Linux Libertine Display G"/>
    </style:style>
    <style:style style:name="P5" style:family="paragraph" style:parent-style-name="Text_20_body" style:list-style-name="L13">
      <style:text-properties style:font-name="Linux Libertine Display G"/>
    </style:style>
    <style:style style:name="P6" style:family="paragraph" style:parent-style-name="Text_20_body" style:list-style-name="L2">
      <style:text-properties style:font-name="Linux Libertine Display G"/>
    </style:style>
    <style:style style:name="P7" style:family="paragraph" style:parent-style-name="Text_20_body" style:list-style-name="L3">
      <style:text-properties style:font-name="Linux Libertine Display G"/>
    </style:style>
    <style:style style:name="P8" style:family="paragraph" style:parent-style-name="Text_20_body" style:list-style-name="L49">
      <style:text-properties style:font-name="Linux Libertine Display G"/>
    </style:style>
    <style:style style:name="P9" style:family="paragraph" style:parent-style-name="Text_20_body">
      <style:paragraph-properties fo:text-align="center" style:justify-single-word="false"/>
      <style:text-properties style:font-name="Linux Libertine Display G"/>
    </style:style>
    <style:style style:name="P10" style:family="paragraph" style:parent-style-name="Text_20_body">
      <style:paragraph-properties fo:text-align="start" style:justify-single-word="false"/>
      <style:text-properties style:font-name="Linux Libertine Display G"/>
    </style:style>
    <style:style style:name="P11" style:family="paragraph" style:parent-style-name="Text_20_body">
      <style:paragraph-properties fo:text-align="center" style:justify-single-word="false" fo:break-before="page"/>
      <style:text-properties style:font-name="Linux Libertine Display G"/>
    </style:style>
    <style:style style:name="P12" style:family="paragraph" style:parent-style-name="Text_20_body">
      <style:paragraph-properties fo:text-align="center" style:justify-single-word="false" fo:break-before="page"/>
      <style:text-properties style:font-name="Linux Libertine Display G" fo:font-size="18pt" style:font-size-asian="18pt" style:font-size-complex="18pt"/>
    </style:style>
    <style:style style:name="P13" style:family="paragraph" style:parent-style-name="Standard">
      <style:text-properties style:font-name="Linux Libertine Display G"/>
    </style:style>
    <style:style style:name="P14" style:family="paragraph" style:parent-style-name="Standard" style:list-style-name="L91">
      <style:text-properties style:font-name="Linux Libertine Display G"/>
    </style:style>
    <style:style style:name="P15" style:family="paragraph" style:parent-style-name="Standard" style:list-style-name="L92">
      <style:text-properties style:font-name="Linux Libertine Display G"/>
    </style:style>
    <style:style style:name="P16" style:family="paragraph" style:parent-style-name="Standard" style:list-style-name="L93">
      <style:text-properties style:font-name="Linux Libertine Display G"/>
    </style:style>
    <style:style style:name="P17" style:family="paragraph" style:parent-style-name="Standard" style:list-style-name="L94">
      <style:text-properties style:font-name="Linux Libertine Display G"/>
    </style:style>
    <style:style style:name="P18" style:family="paragraph" style:parent-style-name="Standard" style:list-style-name="L96">
      <style:text-properties style:font-name="Linux Libertine Display G"/>
    </style:style>
    <style:style style:name="P19" style:family="paragraph" style:parent-style-name="Standard" style:list-style-name="L105">
      <style:text-properties style:font-name="Linux Libertine Display G"/>
    </style:style>
    <style:style style:name="P20" style:family="paragraph" style:parent-style-name="Standard" style:list-style-name="L107">
      <style:text-properties style:font-name="Linux Libertine Display G"/>
    </style:style>
    <style:style style:name="P21" style:family="paragraph" style:parent-style-name="Standard" style:list-style-name="L108">
      <style:text-properties style:font-name="Linux Libertine Display G"/>
    </style:style>
    <style:style style:name="P22" style:family="paragraph" style:parent-style-name="Standard" style:list-style-name="L109">
      <style:text-properties style:font-name="Linux Libertine Display G"/>
    </style:style>
    <style:style style:name="P23" style:family="paragraph" style:parent-style-name="Standard" style:list-style-name="L110">
      <style:text-properties style:font-name="Linux Libertine Display G"/>
    </style:style>
    <style:style style:name="P24" style:family="paragraph" style:parent-style-name="Standard" style:list-style-name="L111">
      <style:text-properties style:font-name="Linux Libertine Display G"/>
    </style:style>
    <style:style style:name="P25" style:family="paragraph" style:parent-style-name="Standard" style:list-style-name="L112">
      <style:text-properties style:font-name="Linux Libertine Display G"/>
    </style:style>
    <style:style style:name="P26" style:family="paragraph" style:parent-style-name="Standard" style:list-style-name="L114">
      <style:text-properties style:font-name="Linux Libertine Display G"/>
    </style:style>
    <style:style style:name="P27" style:family="paragraph" style:parent-style-name="Standard" style:list-style-name="L146">
      <style:text-properties style:font-name="Linux Libertine Display G"/>
    </style:style>
    <style:style style:name="P28" style:family="paragraph" style:parent-style-name="Standard" style:list-style-name="L148">
      <style:text-properties style:font-name="Linux Libertine Display G"/>
    </style:style>
    <style:style style:name="P29" style:family="paragraph" style:parent-style-name="Standard" style:list-style-name="L176">
      <style:text-properties style:font-name="Linux Libertine Display G"/>
    </style:style>
    <style:style style:name="P30" style:family="paragraph" style:parent-style-name="Standard" style:list-style-name="L240">
      <style:text-properties style:font-name="Linux Libertine Display G"/>
    </style:style>
    <style:style style:name="P31" style:family="paragraph" style:parent-style-name="Standard" style:list-style-name="L245">
      <style:text-properties style:font-name="Linux Libertine Display G"/>
    </style:style>
    <style:style style:name="P32" style:family="paragraph" style:parent-style-name="Standard" style:list-style-name="L235">
      <style:text-properties style:font-name="Linux Libertine Display G"/>
    </style:style>
    <style:style style:name="P33" style:family="paragraph" style:parent-style-name="Standard" style:list-style-name="L129"/>
    <style:style style:name="P34" style:family="paragraph" style:parent-style-name="Standard" style:list-style-name="L133"/>
    <style:style style:name="P35" style:family="paragraph" style:parent-style-name="Standard" style:list-style-name="L134"/>
    <style:style style:name="P36" style:family="paragraph" style:parent-style-name="Standard" style:list-style-name="L135"/>
    <style:style style:name="P37" style:family="paragraph" style:parent-style-name="Standard" style:list-style-name="L136"/>
    <style:style style:name="P38" style:family="paragraph" style:parent-style-name="Standard" style:list-style-name="L137"/>
    <style:style style:name="P39" style:family="paragraph" style:parent-style-name="Standard" style:list-style-name="L138"/>
    <style:style style:name="P40" style:family="paragraph" style:parent-style-name="Standard" style:list-style-name="L139"/>
    <style:style style:name="P41" style:family="paragraph" style:parent-style-name="Standard" style:list-style-name="L140"/>
    <style:style style:name="P42" style:family="paragraph" style:parent-style-name="Standard" style:list-style-name="L141"/>
    <style:style style:name="P43" style:family="paragraph" style:parent-style-name="Standard" style:list-style-name="L142"/>
    <style:style style:name="P44" style:family="paragraph" style:parent-style-name="Standard" style:list-style-name="L144"/>
    <style:style style:name="P45" style:family="paragraph" style:parent-style-name="Standard" style:list-style-name="L145"/>
    <style:style style:name="P46" style:family="paragraph" style:parent-style-name="Standard" style:list-style-name="L160"/>
    <style:style style:name="P47" style:family="paragraph" style:parent-style-name="Standard" style:list-style-name="L161"/>
    <style:style style:name="P48" style:family="paragraph" style:parent-style-name="Standard" style:list-style-name="L162"/>
    <style:style style:name="P49" style:family="paragraph" style:parent-style-name="Standard" style:list-style-name="L163"/>
    <style:style style:name="P50" style:family="paragraph" style:parent-style-name="Standard" style:list-style-name="L164"/>
    <style:style style:name="P51" style:family="paragraph" style:parent-style-name="Standard" style:list-style-name="L166"/>
    <style:style style:name="P52" style:family="paragraph" style:parent-style-name="Standard" style:list-style-name="L170"/>
    <style:style style:name="P53" style:family="paragraph" style:parent-style-name="Standard" style:list-style-name="L172"/>
    <style:style style:name="P54" style:family="paragraph" style:parent-style-name="Standard" style:list-style-name="L177"/>
    <style:style style:name="P55" style:family="paragraph" style:parent-style-name="Standard" style:list-style-name="L178"/>
    <style:style style:name="P56" style:family="paragraph" style:parent-style-name="Standard" style:list-style-name="L179"/>
    <style:style style:name="P57" style:family="paragraph" style:parent-style-name="Standard" style:list-style-name="L180"/>
    <style:style style:name="P58" style:family="paragraph" style:parent-style-name="Standard" style:list-style-name="L182"/>
    <style:style style:name="P59" style:family="paragraph" style:parent-style-name="Standard" style:list-style-name="L184"/>
    <style:style style:name="P60" style:family="paragraph" style:parent-style-name="Standard" style:list-style-name="L186"/>
    <style:style style:name="P61" style:family="paragraph" style:parent-style-name="Standard" style:list-style-name="L190"/>
    <style:style style:name="P62" style:family="paragraph" style:parent-style-name="Standard" style:list-style-name="L191"/>
    <style:style style:name="P63" style:family="paragraph" style:parent-style-name="Standard" style:list-style-name="L192"/>
    <style:style style:name="P64" style:family="paragraph" style:parent-style-name="Standard" style:list-style-name="L194"/>
    <style:style style:name="P65" style:family="paragraph" style:parent-style-name="Standard" style:list-style-name="L195"/>
    <style:style style:name="P66" style:family="paragraph" style:parent-style-name="Standard" style:list-style-name="L197"/>
    <style:style style:name="P67" style:family="paragraph" style:parent-style-name="Standard" style:list-style-name="L198"/>
    <style:style style:name="P68" style:family="paragraph" style:parent-style-name="Standard" style:list-style-name="L199"/>
    <style:style style:name="P69" style:family="paragraph" style:parent-style-name="Standard" style:list-style-name="L201"/>
    <style:style style:name="P70" style:family="paragraph" style:parent-style-name="Standard" style:list-style-name="L227"/>
    <style:style style:name="P71" style:family="paragraph" style:parent-style-name="Standard" style:list-style-name="L228"/>
    <style:style style:name="P72" style:family="paragraph" style:parent-style-name="Standard" style:list-style-name="L229"/>
    <style:style style:name="P73" style:family="paragraph" style:parent-style-name="Standard" style:list-style-name="L230"/>
    <style:style style:name="P74" style:family="paragraph" style:parent-style-name="Standard" style:list-style-name="L231"/>
    <style:style style:name="P75" style:family="paragraph" style:parent-style-name="Standard" style:list-style-name="L232"/>
    <style:style style:name="P76" style:family="paragraph" style:parent-style-name="Standard" style:list-style-name="L233"/>
    <style:style style:name="P77" style:family="paragraph" style:parent-style-name="Standard" style:list-style-name="L234"/>
    <style:style style:name="P78" style:family="paragraph" style:parent-style-name="Standard" style:list-style-name="L235"/>
    <style:style style:name="P79" style:family="paragraph" style:parent-style-name="Standard" style:list-style-name="L236"/>
    <style:style style:name="P80" style:family="paragraph" style:parent-style-name="Standard" style:list-style-name="L237"/>
    <style:style style:name="P81" style:family="paragraph" style:parent-style-name="Standard" style:list-style-name="L238"/>
    <style:style style:name="P82" style:family="paragraph" style:parent-style-name="Standard" style:list-style-name="L239"/>
    <style:style style:name="P83" style:family="paragraph" style:parent-style-name="Standard" style:list-style-name="L241"/>
    <style:style style:name="P84" style:family="paragraph" style:parent-style-name="Standard" style:list-style-name="L242"/>
    <style:style style:name="P85" style:family="paragraph" style:parent-style-name="Standard" style:list-style-name="L243"/>
    <style:style style:name="P86" style:family="paragraph" style:parent-style-name="Standard" style:list-style-name="L244"/>
    <style:style style:name="P87" style:family="paragraph" style:parent-style-name="Standard" style:list-style-name="L246"/>
    <style:style style:name="P88" style:family="paragraph" style:parent-style-name="Standard" style:list-style-name="L247"/>
    <style:style style:name="P89" style:family="paragraph" style:parent-style-name="Standard" style:list-style-name="L248"/>
    <style:style style:name="P90" style:family="paragraph" style:parent-style-name="Standard" style:list-style-name="L249"/>
    <style:style style:name="P91" style:family="paragraph" style:parent-style-name="Standard" style:list-style-name="L250"/>
    <style:style style:name="P92" style:family="paragraph" style:parent-style-name="Standard" style:list-style-name="L251"/>
    <style:style style:name="P93" style:family="paragraph" style:parent-style-name="Standard" style:list-style-name="L252"/>
    <style:style style:name="P94" style:family="paragraph" style:parent-style-name="Standard" style:list-style-name="L253"/>
    <style:style style:name="P95" style:family="paragraph" style:parent-style-name="Standard">
      <style:paragraph-properties fo:break-before="page"/>
    </style:style>
    <style:style style:name="P96" style:family="paragraph" style:parent-style-name="Standard">
      <style:paragraph-properties fo:break-before="page"/>
      <style:text-properties style:font-name="Linux Libertine Display G"/>
    </style:style>
    <style:style style:name="P97" style:family="paragraph" style:parent-style-name="Standard">
      <style:paragraph-properties fo:text-align="center" style:justify-single-word="false" fo:break-before="page"/>
      <style:text-properties style:font-name="Linux Libertine Display G"/>
    </style:style>
    <style:style style:name="P98" style:family="paragraph" style:parent-style-name="Heading_20_2">
      <style:text-properties style:font-name="Linux Libertine Display G"/>
    </style:style>
    <style:style style:name="P99" style:family="paragraph" style:parent-style-name="Heading_20_1">
      <style:text-properties style:font-name="Linux Libertine Display G"/>
    </style:style>
    <style:style style:name="T1" style:family="text">
      <style:text-properties fo:font-size="18pt" style:font-size-asian="18pt" style:font-size-complex="18pt"/>
    </style:style>
    <style:style style:name="T2" style:family="text">
      <style:text-properties style:font-name="Linux Libertine Display G"/>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MD101: <text:s/>Evolution of Government Systems</text:h>
      <text:p text:style-name="P3">MD101 is a foundational course in the Malone Doctrine War College. It outlines the historical evolution of centralized power, from tribal chaos to modern democracy, through the lens of strategic leadership, control theory, and institutional manipulation. This course teaches how governments form, collapse, and transform, and how to lead or overthrow them with precision.</text:p>
      <text:h text:style-name="P98" text:outline-level="2">Learning Objectives</text:h>
      <text:list xml:id="list8478404043735260398" text:style-name="L1">
        <text:list-item>
          <text:p text:style-name="P1"><text:span text:style-name="T2">Understand the six stages of centralized government evolution.</text:span></text:p>
        </text:list-item>
        <text:list-item>
          <text:p text:style-name="P1"><text:span text:style-name="T2">Analyze the tools used by rulers across history: <text:s text:c="2"/>religion, bloodlines, fear, ideology, and money.</text:span></text:p>
        </text:list-item>
        <text:list-item>
          <text:p text:style-name="P1"><text:span text:style-name="T2">Compare control mechanisms in monarchy, communism, and democracy.</text:span></text:p>
        </text:list-item>
        <text:list-item>
          <text:p text:style-name="P1"><text:span text:style-name="T2">Formulate your own system of power based on structural analysis, not imitation.</text:span></text:p>
        </text:list-item>
      </text:list>
      <text:h text:style-name="P98" text:outline-level="2">Stages Of Evolution</text:h>
      <text:list xml:id="list6205332749707582383" text:style-name="L2">
        <text:list-item>
          <text:p text:style-name="P2"><text:span text:style-name="T2">Stage I – Anarchy &amp; Tribal Chiefdom<text:line-break/>How raw power fills the void; might makes right; tribal sovereignty without infrastructure.</text:span></text:p>
        </text:list-item>
        <text:list-item>
          <text:p text:style-name="P2"><text:span text:style-name="T2">Stage II – Despotism<text:line-break/>Strongmen rise as protectors; centralization without formal bureaucracy; cult of personality.</text:span></text:p>
        </text:list-item>
        <text:list-item>
          <text:p text:style-name="P2"><text:span text:style-name="T2">Stage III – Religious Totalitarianism<text:line-break/>Government fused with priesthood; divine justification for rule; Pharaoh models.</text:span></text:p>
        </text:list-item>
        <text:list-item>
          <text:p text:style-name="P2"><text:span text:style-name="T2">Stage IV – Bloodline Monarchy<text:line-break/>Power passed through family; religion relegated to utility; subjects pacified through ritual and guilt.</text:span></text:p>
        </text:list-item>
        <text:list-item>
          <text:p text:style-name="P6">Stage V – Communist Revolt<text:line-break/>Science and rebellion dethrone the monarch; all are equal, except the party; scarcity weaponized.</text:p>
        </text:list-item>
        <text:list-item>
          <text:p text:style-name="P6">Stage VI – Constitutional Democracy<text:line-break/>Rights-based rule of law; fragile but fair; taxes, elections, courts, and collapse risk.</text:p>
        </text:list-item>
        <text:list-item>
          <text:p text:style-name="P6">Stage VII – Custom Systems<text:line-break/>Designing your own state model based on national identity, economy, and threat profile.</text:p>
        </text:list-item>
      </text:list>
      <text:h text:style-name="P98" text:outline-level="2">Assignments &amp; Exercises</text:h>
      <text:list xml:id="list1101427041529028676" text:style-name="L3">
        <text:list-item>
          <text:p text:style-name="P7">Essay: <text:s text:c="2"/>Compare two stages and their tools of control. How did the leader maintain obedience?</text:p>
        </text:list-item>
        <text:list-item>
          <text:p text:style-name="P7">Case Study: <text:s text:c="2"/>Analyze a failed revolution. What did it misunderstand about system evolution?</text:p>
        </text:list-item>
        <text:list-item>
          <text:p text:style-name="P7">Simulation: <text:s text:c="2"/>Build a hypothetical nation from scratch. Choose which stage to emulate or bypass.</text:p>
        </text:list-item>
      </text:list>
      <text:h text:style-name="P98" text:outline-level="2"><text:soft-page-break/>Required Reading</text:h>
      <text:list xml:id="list5005301941244126927" text:style-name="L4">
        <text:list-item>
          <text:p text:style-name="P4">The Malone Doctrine – Volume I</text:p>
        </text:list-item>
        <text:list-item>
          <text:p text:style-name="P4">The Prince by Machiavelli (Annotated)</text:p>
        </text:list-item>
        <text:list-item>
          <text:p text:style-name="P4">Democracy in America by Tocqueville (Select Chapters)</text:p>
        </text:list-item>
        <text:list-item>
          <text:p text:style-name="P4">Founder's Notes: <text:s text:c="2"/>Evolution of Government (Internal Memo PDF)</text:p>
        </text:list-item>
      </text:list>
      <text:p text:style-name="P3"/>
      <text:p text:style-name="P12">Anarchy</text:p>
      <text:p text:style-name="P3"/>
      <text:p text:style-name="P3">Anarchy means a state of no government control either through government collapse or volutary cooperation. There is no official leader or permanent boundaries. There is no governmental claim over territory. In an anarchist society there are no titles of power that grant authority over others. Every Adult is either Mister or Misses, not "President" or "Chief". </text:p>
      <text:p text:style-name="P3"/>
      <text:p text:style-name="P3">Such autonomus zones are the first stage of government. Governement is best understood as a "technology" that exists to serve three core roles: <text:s text:c="2"/>Stability of government, regulate trade, and provide public saftey. Without an organized body to provide these services people are left to their own devices. They are unorganized and are left to their own devices for resources and security. The earliest examples would be prehistory humans who were hunter <text:s/>gathers. Operating in scattered groups of 20 to 50 they would fend for themselves and live off the land. If a waterinbg hole or edible vegetative area was contested by another group violence would break out to determine who would possess those resources. A modern day anarchy zone that would most closely replicate this would be a deserted island with shipwrecked survivors living off the land. Despite living in a tropical paradise they most likely are desperately seeking rescue and return to civilization. Random people on a small island gives total freedom but does not make for a civilization and is far from being the most effective way to organize human resources. </text:p>
      <text:p text:style-name="P3"/>
      <text:p text:style-name="P3">Being a hunter gatherer is a hard life that leaves little time for recreation or pursing <text:s/>higher intectual thought and scientific discovery. Bascially people hunt, sleep, maybe construct some primitive art, or fight with another random invading group, and that is all. This would repeat day after day and life is mostly boring and based on survival against the elements. Every day is a constant struggle to survive and basic tasks today were incredibly harder as modern convienance did not exist. As a people cultural identity is ill-defined and limited to small groups of wanders who cling to gether for survival not shared values or interests, almost like prisoners who by necessity are forced to work together to achieve any minor task.</text:p>
      <text:p text:style-name="P3"/>
      <text:p text:style-name="P3">Common steorotypes of Anarchy are that of lawless behaviour ruled by violent crime without police to maintain order. This is true only if brought about by governemnt abuse leading to violent uprising. In the aftermath of a failed state whatever conditions existed to cause the rebellion are still present. People angry and scared turn to violence to fight for resources needed during a time of economic uncertainty. Conservatives will say that, " Without government there will be anarchy!" which is technically true as anarchy simply means "no governemnt" but is used deceptively to imply human rights abuses running rampant without conservatives, as the "rightful guardians" to protect citizens. </text:p>
      <text:p text:style-name="P3"/>
      <text:p text:style-name="P3">This is pure propaganda from the left simply based on how the argument is structured because it states a simple fact in a misleading way to cause peole to jump to conclusions and make false associations with "no government" means "no police" which means criminals will appear out of thin air to take advantage of the situtation. Peace have existed peacefully for many thousands of years without government so this attitude is emotion based not logical. <text:s/>Then there are anarchists that claim anarchy represents true democracy, which it does as all memebrs have same voting and politcal status, and will be an improvement over Constitutional Democracy but this fails because anarchists do not understand statecraft or needs of society to adequate <text:s/>provide for them during times of natural diaster, famine, or other crisis. They simply do not understand the role of government so will fail to replicate or improve upon it. </text:p>
      <text:p text:style-name="P9"><text:soft-page-break/><text:span text:style-name="T1">Tribal Chiefdom</text:span> </text:p>
      <text:p text:style-name="P3"/>
      <text:p text:style-name="P3">At some point people eventually find lush valleys that provide food and water on shelters them from the elements. They choose to settle here and this makes hunting and gathering simpler. The abundance of food leads to increases in population. People staying close to their villages prevents unnecessary contact with hostile tribes so war is reduced increasing the population further. </text:p>
      <text:p text:style-name="P3"/>
      <text:p text:style-name="P3">Over time certain members of a tribe seem to be particularly adapt at certain things. With increased access to food and shelter more free time to invent and perfect skills such as pottery or basket weaving becomes possible. Then people make agreements as to share social workloads between the gathers of food, the cooks, and the artifact and storage makers. Each person does their part voluntarily due to close knit bonds which develop into a shared culture. </text:p>
      <text:p text:style-name="P3"/>
      <text:p text:style-name="P3">Eventually disputes will occur. This leads to figuring out a way to use third parties to resolve them. Someone who constantly has good ideas and is respected by the tribe is made a mediator for he seems to consistently have good advice. Then his skill is leadership and he will transition from a casual advisor to tribal chief. He he dies he will appoint a new chief that is either his son or someoen in the tribe he trusts. Succession usually goes to the son because as a father he taught his children how to be leader one day. Growing up in the home of the leader confirs early exposure to statecraft and children tend to emulate or carry on family traditions and professions.</text:p>
      <text:p text:style-name="P3"/>
      <text:p text:style-name="P3">A chief is only chief because the people will it. Without their trust they can can easily kill or ostracize him and a new chief replaces him. In very old tradition if a chief was considered unfit a man who thought he could be better was allowed to challenge him for leadership through a duel. Whoever won the fight was new chief. Where wild early anarchists living off the land were animalistic living only for day to day survival, challenges for succession mirror the animal kingdom when lions or gorillas kill the leader and replace him. Both systems are primitive as systems of technology as they are not far removed from kill or kill which is the code of the jungle. </text:p>
      <text:p text:style-name="P3"/>
      <text:p text:style-name="P3"/>
      <text:p text:style-name="P13"/>
      <text:p text:style-name="P13"/>
      <text:p text:style-name="P12">Despotism</text:p>
      <text:p text:style-name="P3"/>
      <text:p text:style-name="P3">Despot is the leader of a form of government calleddespotism. The leader is also generally referred to as adespot, but can be called by other synonymous terms, such as atyrant,dictator, orautocrat. These terms share a similar meaning in modern English but have slightly different connotations and historical origins: <text:s/></text:p>
      <text:p text:style-name="P3"/>
      <text:p text:style-name="P3">Despot: <text:s text:c="2"/>The word comes from the Greekdespotes, meaning "master". It describes a ruler with absolute, unlimited power who often uses it in a cruel or oppressive manner.</text:p>
      <text:p text:style-name="P3"/>
      <text:p text:style-name="P3">Tyrant: <text:s text:c="2"/>Historically, a tyrannos was simply someone who seized power by unconventional means, not necessarily a bad ruler. In modern usage, a tyrant is a ruler who exercises power unjustly and cruelly, with little regard for the law or the welfare of the people.</text:p>
      <text:p text:style-name="P3"/>
      <text:p text:style-name="P3">Dictator: <text:s text:c="2"/>The term originated in the Roman Republic for a magistrate granted absolute power for a temporary period during a crisis. Today, it refers to a leader who holds power (often seized by force or political maneuvering) without the consent of the people, though they may not always be described with the same level of personal cruelty as a tyrant or despot.</text:p>
      <text:p text:style-name="P3"/>
      <text:p text:style-name="P3">Autocrat: <text:s text:c="2"/>An autocrat is a ruler with "self-power" (from Greekautosmeaning "self" and kratein meaning "to hold power"). This is a general term for any single ruler who wields sole and absolute power, encompassing both despots and dictators, as well as absolute monarchs.</text:p>
      <text:p text:style-name="P3"/>
      <text:p text:style-name="P3">Despotism is marked by absloute rule with no built safeguards to remove <text:s/>dictators. Traditional despots (polity) emerged from tribal chiefdoms. Functionally there is no difference between a "chief" and a "despot" (ruler) aside for expectations for a chief to abide by cultural norms while a despot is seen as being a brutal dictator with no concern for lving conditions of the poor. While both tribal chiefdoms and despots have significant wealth inequality it is argued the sources of the disparity are different. A chiefdom may lack resources and the chief is generally held responsible for adherring to some cultural norms or risk being removed by a council of elders or other built in processes while a despot has absolute rule as a non-constitutaional monarch and can hoard wealth and deprive citizens even if resources are abundant.</text:p>
      <text:p text:style-name="P3"/>
      <text:p text:style-name="P3">Early despots came from large argicultural societies that essentially were the consilidation of smaller tribes and chiefdoms of a region. The Aztecs can be considered a despot distinguishing it from a chiefdom primarily in terms of size and lack of checks on power. Historical rulers described as despots generally fall into two categories: <text:s text:c="2"/>those who ruled oppressively and arbitrarily, and a specific group from the Enlightenment era who, while maintaining absolute power, implemented reforms.</text:p>
      <text:p text:style-name="P3"/>
      <text:p text:style-name="P3"/>
      <text:p text:style-name="P3"/>
      <text:p text:style-name="P3"/>
      <text:p text:style-name="P3"/>
      <text:p text:style-name="P13"><text:soft-page-break/>The core difference lies in the basis and scope of their authority: <text:s text:c="2"/>a despot rules with absolute, often oppressive power unrestrained by law or tradition, while a chief's power is typically derived from established social structures, customs, and community consent.</text:p>
      <text:p text:style-name="P13"/>
      <text:p text:style-name="P13"/>
      <text:p text:style-name="P1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3">Despot vs. Chief: <text:s text:c="2"/>Key Distinctions</text:p>
          </table:table-cell>
          <table:covered-table-cell/>
          <table:covered-table-cell/>
        </table:table-row>
        <table:table-row>
          <table:table-cell table:style-name="Table1.A2" office:value-type="string">
            <text:p text:style-name="P13">Feature</text:p>
          </table:table-cell>
          <table:table-cell table:style-name="Table1.A2" office:value-type="string">
            <text:p text:style-name="P13">Despot</text:p>
          </table:table-cell>
          <table:table-cell table:style-name="Table1.C2" office:value-type="string">
            <text:p text:style-name="P13">Chief</text:p>
          </table:table-cell>
        </table:table-row>
        <table:table-row>
          <table:table-cell table:style-name="Table1.A2" office:value-type="string">
            <text:p text:style-name="P13">Source of Power</text:p>
          </table:table-cell>
          <table:table-cell table:style-name="Table1.A2" office:value-type="string">
            <text:p text:style-name="P13">Seized by force, inherited without checks, or through political maneuvering. Governs by personal will and caprice, not by fixed laws.</text:p>
          </table:table-cell>
          <table:table-cell table:style-name="Table1.C2" office:value-type="string">
            <text:p text:style-name="P13">Derives power from established social structure, custom, tradition, and generally the community's consent.</text:p>
          </table:table-cell>
        </table:table-row>
        <table:table-row>
          <table:table-cell table:style-name="Table1.A2" office:value-type="string">
            <text:p text:style-name="P13">Scope of Power</text:p>
          </table:table-cell>
          <table:table-cell table:style-name="Table1.A2" office:value-type="string">
            <text:p text:style-name="P13">Absolute and unlimited; the ruler's whimisthe law. Often acts without regard for the rights or interests of the people.</text:p>
          </table:table-cell>
          <table:table-cell table:style-name="Table1.C2" office:value-type="string">
            <text:p text:style-name="P13">Power is typically more limited by traditional laws, norms, and a council or other community checks and balances.</text:p>
          </table:table-cell>
        </table:table-row>
        <table:table-row>
          <table:table-cell table:style-name="Table1.A2" office:value-type="string">
            <text:p text:style-name="P13">Nature of Rule</text:p>
          </table:table-cell>
          <table:table-cell table:style-name="Table1.A2" office:value-type="string">
            <text:p text:style-name="P13">Often associated with oppression, cruelty, and the exploitation of the populace (though "enlightened despots" were a historical exception).</text:p>
          </table:table-cell>
          <table:table-cell table:style-name="Table1.C2" office:value-type="string">
            <text:p text:style-name="P13">Expected to guide the community, act in its best interest, and uphold traditions and unity. Leadership is generally focused on the welfare of the community.</text:p>
          </table:table-cell>
        </table:table-row>
        <table:table-row>
          <table:table-cell table:style-name="Table1.A2" office:value-type="string">
            <text:p text:style-name="P13">Governing Entity</text:p>
          </table:table-cell>
          <table:table-cell table:style-name="Table1.A2" office:value-type="string">
            <text:p text:style-name="P13">Typically the sole ruling entity over a state or nation.</text:p>
          </table:table-cell>
          <table:table-cell table:style-name="Table1.C2" office:value-type="string">
            <text:p text:style-name="P13">Leads a community, tribe, or a chiefdom, which is a smaller-scale political unit compared to a state.</text:p>
          </table:table-cell>
        </table:table-row>
        <table:table-row>
          <table:table-cell table:style-name="Table1.A2" office:value-type="string">
            <text:p text:style-name="P13">Connotation</text:p>
          </table:table-cell>
          <table:table-cell table:style-name="Table1.A2" office:value-type="string">
            <text:p text:style-name="P13">Highly negative in modern usage, implying a tyrant or oppressor.</text:p>
          </table:table-cell>
          <table:table-cell table:style-name="Table1.C2" office:value-type="string">
            <text:p text:style-name="P13">Generally a neutral or positive term, implying a respected leader of a community.</text:p>
          </table:table-cell>
        </table:table-row>
      </table:table>
      <text:p text:style-name="P13"/>
      <text:p text:style-name="P13"/>
      <text:p text:style-name="P13">In essence, while both hold significant power, the legitimacy of that power and the manner in which it is exercised are fundamentally different. A despot forces their will upon the people, whereas a chief leads within the boundaries of mutual understanding and community expectations.</text:p>
      <text:p text:style-name="P13"/>
      <text:p text:style-name="P13">Besides expectations of goodwill, the primary structural differences that limit a chief's potential for abusive power center onshared authority, accountability to established laws/customs, and clear mechanisms for removal.</text:p>
      <text:p text:style-name="P13"/>
      <text:p text:style-name="P13">Shared Authority and Accountability</text:p>
      <text:p text:style-name="P13"/>
      <text:p text:style-name="P13">Unlike a despot, who concentrates all power, a chief's authority is typically shared and checked by other governing bodies.</text:p>
      <text:p text:style-name="P13"/>
      <text:p text:style-name="P13">Council of Elders or Sub-Rulers: <text:s/>In many traditional societies, the chief rules with a council (e.g., elders or minor rulers). This body must be consulted, and the chief often acts only with its advice and consent. This inherently limits unilateral decision-making.</text:p>
      <text:p text:style-name="P13"/>
      <text:p text:style-name="P13">Traditional Law and Custom: <text:s/>A chief's power is rooted in tradition and custom, not personal whim. A despot ignores existing laws or makes new ones arbitrarily; a chief is expected to uphold the established laws and norms of the community. Violating these deep-seated traditions undermines their legitimacy.</text:p>
      <text:p text:style-name="P13"/>
      <text:p text:style-name="P13"><text:soft-page-break/>Sovereignty Resides in the People: <text:s/>The underlying principle in many traditional governance systems is that sovereignty ultimately resides in the people, represented by the council. The chief exercises power on their behalf and for their welfare, providing a foundational check on potential abuse.</text:p>
      <text:p text:style-name="P13"/>
      <text:p text:style-name="P13">Formal Removal Mechanisms</text:p>
      <text:p text:style-name="P13">Modern tribal and traditional governance systems often include explicit, structured processes for the removal or recall of an abusive leader, which are non-existent or ignored in a despotic regime.</text:p>
      <text:p text:style-name="P13"/>
      <text:p text:style-name="P13">Removal for Cause: <text:s/>Tribal codes and constitutions often outline specific grounds for removal, such as "neglect of duty, gross misconduct, or offense involving dishonesty". These are formal legal processes that require evidence and a hearing.</text:p>
      <text:p text:style-name="P13"/>
      <text:p text:style-name="P13">Due Process: <text:s/>A chief facing removal is typically afforded due process, including written notice of charges and an opportunity to be heard before a vote is taken. A despot is a law unto themselves and offers no such protections to their subjects.</text:p>
      <text:p text:style-name="P13"/>
      <text:p text:style-name="P13">Community Recall: <text:s/>In some systems, an abusive chief can be recalled through a petition and special election process, requiring a certain percentage of voter signatures and a majority vote from the community. This direct accountability to the populace prevents a chief from ignoring the will of the people.</text:p>
      <text:p text:style-name="P13"/>
      <text:p text:style-name="P13">External Oversight: <text:s/>While rare in traditional contexts, modern tribal governments in the U.S. operate within the framework of federal law, including the potential for external oversight (e.g., the Bureau of Indian Affairs may investigate matters related to tribal courts) if internal systems fail or are found to be corrupt.</text:p>
      <text:p text:style-name="P13"/>
      <text:p text:style-name="P13">In summary, the structural limits on a chief are a form ofchecks and balancesinherent in the system of governance, designed to prevent the concentration and abuse of power that defines despotism.</text:p>
      <text:p text:style-name="P96">In the earliest evolution of government, identifying a "despotic" chief is difficult because the term 'despot' usually describes an individual ruler with absolute, arbitrary power, while chiefdoms typically had power structures limited by tradition and community checks and balances. Power in early complex societies was often rooted in control over resources and the ability to organize labor for public works, such as irrigation systems or monument building, which could lead to coercive institutions.</text:p>
      <text:p text:style-name="P13"/>
      <text:p text:style-name="P13">The Shift to Coercive Power</text:p>
      <text:p text:style-name="P13">The emergence of despotism is often linked to the transition from small, egalitarian hunter-gatherer groups to larger, more complex agricultural societies.</text:p>
      <text:p text:style-name="P13"/>
      <text:p text:style-name="P13">Resource Control: <text:s text:c="2"/>The development of storage technologies and intensive agriculture, particularly irrigation systems, allowed certain individuals to accumulate a surplus of resources. This control over the economy gave leaders the leverage to influence institutions for their own benefit, skewing economic rules in their favor.</text:p>
      <text:p text:style-name="P13"/>
      <text:p text:style-name="P13">Tied Population: <text:s text:c="2"/>Permanent agriculture tied people to the land, making it difficult to escape an abusive leader. This allowed rulers to enforce their will with coercive power in a way that was nearly impossible in highly mobile, hunter-gatherer societies.</text:p>
      <text:p text:style-name="P13"/>
      <text:p text:style-name="P13">Militarism: <text:s/>Many chiefdoms featured strong militarism, where leaders had the power to force people to carry out their commands and military expeditions, further concentrating power in the hands of the elite.</text:p>
      <text:p text:style-name="P13"/>
      <text:p text:style-name="P13">Archaeological and Historical Examples of Power Concentration</text:p>
      <text:p text:style-name="P13"/>
      <text:p text:style-name="P13">While pinpointing a specific individual as the "earliest" despot is challenging due to limited records, thesystemsthat enabled despotic rule began to appear in complex chiefdoms and early states: <text:s/></text:p>
      <text:p text:style-name="P13"/>
      <text:p text:style-name="P13">Ancient Egypt and Mesopotamia: <text:s/>Some theories, such as "hydraulic despotism," suggest that the need for a centralized authority to control large-scale irrigation projects created the conditions for a bureaucratic elite to dominate economic, social, and religious life, leading to systems of absolute power.</text:p>
      <text:p text:style-name="P13"/>
      <text:p text:style-name="P13">Prehistoric North America (Cahokia) and Mesoamerica (Monte Albán): <text:s/>These complex chiefdoms exhibited institutionalized social inequality and massive population growth in their centers. The rulers of these powerful, expansionist polities pursued strategies that concentrated authority, potentially leading to forms of despotic rule as they transitioned toward primary states.</text:p>
      <text:p text:style-name="P13"/>
      <text:p text:style-name="P13">Polynesian Chiefdoms: <text:s/>In historical Polynesian societies (e.g., Hawaii, Tonga), chiefs were often semi-divine and controlled land distribution and rituals related to food production. This gave them immense power over commoners' access to essential resources, a structural arrangement that could facilitate despotic rule.</text:p>
      <text:p text:style-name="P13"/>
      <text:p text:style-name="P13">The Coosa Chiefdom: <text:s/>Spanish accounts of the 16th-century Coosa chiefdom in what is now the American Southeast describe a paramount chief ruling over a large, multi-town organization that paid tribute to support him and his elite. The hierarchical nature and demand for tribute suggest a system where the chief held significant, potentially oppressive, control.</text:p>
      <text:p text:style-name="P13"/>
      <text:p text:style-name="P13">Ultimately, the structural capacity for despotic rule increased with the rise of social complexity, resource control, and militarization, transforming leaders from consensual guides into powerful, often autocratic, rulers. </text:p>
      <text:p text:style-name="P96">The ancient Aztecs were a highly complex civilization that is best described as a despotic, militaristic empire rather than a simple tribal chiefdom. While their origins might trace back to simpler tribal structures, by the height of their power in the 15th and 16th centuries, the Aztec political system had evolved into a sophisticated, highly stratified state with many features of despotism: <text:s/></text:p>
      <text:p text:style-name="P13"/>
      <text:p text:style-name="P13">Features of the Aztec Despotic Empire</text:p>
      <text:p text:style-name="P3"/>
      <text:p text:style-name="P3">Centralized, Absolute Power: <text:s/>The empire was a complex state with a centralized government based in the capital city, Tenochtitlan. The ruler, known as theHuey Tlatoani("Great Speaker"), held immense power and was considered a semi-divine figure with the "divine right" to rule.</text:p>
      <text:p text:style-name="P3"/>
      <text:p text:style-name="P3">Highly Stratified Society: <text:s/>Aztec society had a rigid class system with a hereditary nobility (pipiltin), commoners (macehualtin), serfs, and slaves. This contrasts sharply with the more egalitarian structures of early tribal chiefdoms.</text:p>
      <text:p text:style-name="P3"/>
      <text:p text:style-name="P3">Extensive Bureaucracy and Legal System: <text:s/>The Aztecs had a large, complex bureaucracy with government officials, tax collectors, and a formal court system with various levels of judges. The law code was sophisticated, and no one, including high officials, was immune from prosecution.</text:p>
      <text:p text:style-name="P3"/>
      <text:p text:style-name="P3">Militaristic Expansion and Tribute: <text:s/>The empire expanded through conquest, primarily to demand tribute (in the form of goods, labor, and sacrificial victims) from conquered city-states, rather than for land acquisition in the modern sense. Conquered regions retained some local autonomy as long as they paid their tribute, but this system was coercive and a key source of resentment that the Spanish later exploited.</text:p>
      <text:p text:style-name="P3"/>
      <text:p text:style-name="P3">Shared Power (With the Elite): <text:s/>While theHuey Tlatoanihad ultimate power, he was advised by a Council of Four generals and other high-ranking nobles and priests. The council selected the next emperor from the royal family after the current emperor's death, which created a degree of checks and balances within the noble class but did not involve the common people.</text:p>
      <text:p text:style-name="P3"/>
      <text:p text:style-name="P3">In summary, the Aztec government's complexity, the absolute power of its supreme leader, and its highly organized, coercive state apparatus clearly categorize it as an empire with despotic characteristics, far removed from the more communal and tradition-bound structure of a typical tribal chiefdom.</text:p>
      <text:p text:style-name="P13"/>
      <text:p text:style-name="P13"/>
      <text:p text:style-name="P96">While both systems can feature wealth inequality, there are fundamental differences in the nature and legitimacy of that inequality and the mechanisms for redress. The key distinction is that a chiefdom's structure often limits the absolute scale of disparity and provides traditional avenues for accountability, while a despotic state, by definition, concentrates wealth and power arbitrarily with no structural limitations. Here are the key differences in wealth distribution and power dynamics: <text:s/></text:p>
      <text:p text:style-name="P13"/>
      <text:p text:style-name="P13">Scale and Legitimacy of Inequality</text:p>
      <text:p text:style-name="P3">Despotic Regimes: <text:s/>Inequality is typically massive, institutionalized, and serves the arbitrary whims of the ruler and a small elite. The ruler's power is absolute and their accumulation of wealth is essentially unlimited and legally unchallenged. The state apparatus (military, bureaucracy) is used to extract wealth from the populace.</text:p>
      <text:p text:style-name="P3"/>
      <text:p text:style-name="P3">Chiefdoms: <text:s/>Inequality exists and can be significant, but it is often mediated by social norms and reciprocal obligations. The chief is expected to redistribute resources (e.g., in feasts or community support) as a sign of generosity and leadership. While some chiefs were wealthy, thescaleof disparity rarely reached the extreme levels of an empire like the Aztecs.</text:p>
      <text:p text:style-name="P3"/>
      <text:p text:style-name="P3">Structural Limits on Abuse</text:p>
      <text:p text:style-name="P3">Despotic Regimes: <text:s/>There are no meaningful structural limits on the ruler's abuse of power or wealth accumulation. The ruleristhe law and can change property rights at will. The ability to "vote with your feet" (migrate) is often suppressed through control of borders and a permanent, tied population.</text:p>
      <text:p text:style-name="P3"/>
      <text:p text:style-name="P3">Chiefdoms: <text:s/>Structural limits, as previously mentioned, include councils, established laws, and the community's right to remove an abusive chief. While extreme poverty might exist, the community has traditional mechanisms to pressure the leader. In many early, mobile chiefdoms, people could simply leave an abusive chief and join another group.</text:p>
      <text:p text:style-name="P3"/>
      <text:p text:style-name="P3">The Role of Coercion</text:p>
      <text:p text:style-name="P3">Despotic Regimes: <text:s/>Widespread poverty is maintained through systemic coercion, a permanent military, and the absence of legal protections for the lower classes.</text:p>
      <text:p text:style-name="P3"/>
      <text:p text:style-name="P3">Chiefdoms: <text:s/>While coercion is a factor, governance relies more heavily on consensus, kinship ties, and tradition. The chief’s role often involves guidance and mediation rather than pure force, making a despotic-level of arbitrary abuse more difficult to sustain long-term without community pushback.</text:p>
      <text:p text:style-name="P3"/>
      <text:p text:style-name="P3">In summary, while theappearanceof poverty exists in both, the root causes and the potential for redress are fundamentally different due to the presence of structural checks and balances in chiefdoms that are entirely absent in despotic systems.</text:p>
      <text:p text:style-name="P13"/>
      <text:p text:style-name="P96">Historically, abusive chiefs were removed from power through various formal and informal mechanisms that are largely absent in a despotic system. These methods often leveraged the communal nature of the society and the importance of adhering to tradition and community will.</text:p>
      <text:p text:style-name="P13"/>
      <text:p text:style-name="P13">Key historical methods for removing abusive chiefs included: <text:s/></text:p>
      <text:p text:style-name="P3">Community Abandonment/Migration: <text:s/>In societies where populations were not tied to the land by intensive agriculture, the simplest form of protest against an abusive chief was for the community members to simply leave and join a different, more benevolent chiefdom. This removal of the chief's support and workforce effectively ended his power.</text:p>
      <text:p text:style-name="P3"/>
      <text:p text:style-name="P3">Council or Elder Intervention: <text:s/>A chief's power was often checked by a council of elders or other lineage heads. If a chief was abusive or violated the established customs and laws, the council could formally challenge him, advise him to change his ways, or ultimately initiate procedures for his removal.</text:p>
      <text:p text:style-name="P3"/>
      <text:p text:style-name="P3">Ritual Removal: <text:s/>In some African societies, specific and highly ritualized processes existed for deposing a chief. For example, among the Akan people, if a chief ignored warnings from his elders and the Queen Mother, the young men of the community (asafo) could physically seize him and ritually depose him by touching his feet to the ground, after which a new chief would be nominated.</text:p>
      <text:p text:style-name="P3"/>
      <text:p text:style-name="P3">Assassination or Regicide: <text:s/>In some cultures, if all other methods failed and a chief's rule was seen as a threat to the community's well-being or spiritual balance (e.g., if he was thought to no longer guarantee fertility or health), he might be ritually or actually killed.</text:p>
      <text:p text:style-name="P3"/>
      <text:p text:style-name="P3">Political Competition: <text:s/>In many pre-colonial systems, there was often political competition, and leadership positions could rotate between different lineages. This competition made chiefs more responsive to their people's needs and provided alternative leaders if the current chief became unpopular or abusive.</text:p>
      <text:p text:style-name="P3"/>
      <text:p text:style-name="P3">These historical mechanisms highlight a fundamental difference from despotic rule: <text:s text:c="2"/>the inherent accountability to the community and the existence of established, culturally sanctioned methods for removing an unfit leader.</text:p>
      <text:p text:style-name="P13"/>
      <text:p text:style-name="P96">Examples of chiefs being deposed or killed for abuse of power can be found across various cultures and time periods, illustrating the structural limits on their authority. These actions were often the result of failing to meet communal expectations and traditional laws, leading to intervention by other leaders or community members.</text:p>
      <text:p text:style-name="P13"/>
      <text:p text:style-name="P13">Historical examples of removal</text:p>
      <text:p text:style-name="P13">Akan people (Ghana)</text:p>
      <text:p text:style-name="P13">Among theAkan people, the removal of a chief was a formal, traditional process known asdestoolment, which could be initiated by the people.</text:p>
      <text:p text:style-name="P3">Cause for removal: <text:s/>A chief could be deposed for violating his oath of office, such as by selling ancestral land without consent, acting tyrannically, or failing to properly manage community resources.</text:p>
      <text:p text:style-name="P3"/>
      <text:p text:style-name="P3">Mechanism: <text:s/>The common people, represented by theasafo(traditional warrior organizations), would often lead the process to force the chief out of office after consultation with elders.</text:p>
      <text:p text:style-name="P3"/>
      <text:p text:style-name="P3">Polynesian chiefdoms</text:p>
      <text:p text:style-name="P3">In some Polynesian societies, chiefs could lose power if their performance was deemed inadequate, often due to ecological factors they were expected to control.</text:p>
      <text:p text:style-name="P3"/>
      <text:p text:style-name="P3">Cause for removal: <text:s/>If a chief was unable to ensure community well-being due to crop failures caused by drought, overpopulation, or soil degradation, it could be interpreted as a failure to maintain spiritual and political balance.</text:p>
      <text:p text:style-name="P3"/>
      <text:p text:style-name="P3">Outcome: <text:s/>This could lead to a community-led movement to remove the chief from power.</text:p>
      <text:p text:style-name="P3"/>
      <text:p text:style-name="P3">Roman Kingdom (early history)</text:p>
      <text:p text:style-name="P3">The end of the Roman Kingdom provides a historical example of a community overthrowing a tyrannical ruler.</text:p>
      <text:p text:style-name="P3"/>
      <text:p text:style-name="P3">King Lucius Tarquinius Superbus: <text:s/>The last King of Rome, he was historically portrayed as a despot who used violence, murder, and intimidation to maintain power.</text:p>
      <text:p text:style-name="P3"/>
      <text:p text:style-name="P3">Deposition: <text:s/>In 509 BCE, following the rape of a noblewoman by his son,Lucius Junius Brutusand other nobles led a rebellion to expel the royal family. This action resulted in the abolition of the monarchy and the founding of the Roman Republic.</text:p>
      <text:p text:style-name="P3"/>
      <text:p text:style-name="P3">Pre-colonial Mali</text:p>
      <text:p text:style-name="P3">Historical records from the Mali Empire mention chiefs or rulers who were usurped by competitors when they were perceived as ineffective or had become targets of discontent.</text:p>
      <text:p text:style-name="P3"/>
      <text:p text:style-name="P3">Mansa Maghan II: <text:s/>A 14th-century ruler of the Mali Empire, he was deposed and killed by his brother, Mansa Sandaki. This event is an example of the often-violent political competition that could <text:soft-page-break/>occur within the ruling elite when power was challenged.</text:p>
      <text:p text:style-name="P3">Informal and violent removal</text:p>
      <text:p text:style-name="P3">In other cases, an abusive leader was removed through more informal or violent means, often initiated by the community or by members of his inner circle.</text:p>
      <text:p text:style-name="P3">Assassination by soldiers: <text:s/>Throughout history, numerous rulers in more centralized states have been assassinated by their own soldiers or guards when they became unpopular or abused their power.</text:p>
      <text:p text:style-name="P3">Forced migration: <text:s/>In more mobile tribal societies, community abandonment was a powerful tool against an abusive leader. The leader would lose followers and eventually have their power dissolve.</text:p>
      <text:p text:style-name="P13"/>
      <text:p text:style-name="P13">Many 20th-century despots rose to power throughmilitary coupsand ruled within the framework of a military junta or as military strongmen, but it was not the sole form of despotism. Military rule was a defining characteristic of despotism in many parts of the world, particularly in Latin America, Africa, and parts of Asia, from the mid-to-late 20th century.</text:p>
      <text:p text:style-name="P13"/>
      <text:p text:style-name="P13">Military Juntas as a Common Form of Despotism</text:p>
      <text:p text:style-name="P3"/>
      <text:p text:style-name="P3">Prevalence: <text:s/>A significant proportion of non-democratic power seizures in the post-WWII era were led by military officers, making military-led dictatorships a very common occurrence.</text:p>
      <text:p text:style-name="P3">Institutional Rule: <text:s text:c="2"/>Juntas often presented themselves as the "neutral" arbiters of the nation, seizing power to "restore order" in times of political instability or corruption. They typically governed as a committee of high-ranking military officers, with one officer serving as the head of state, often taking titles like "President" or "Supreme Chief of the Nation".</text:p>
      <text:p text:style-name="P3"/>
      <text:p text:style-name="P3">Examples: <text:s/></text:p>
      <text:p text:style-name="P3">Chile</text:p>
      <text:p text:style-name="P3">(1973–1990) under General Augusto Pinochet, who led a junta after a coup d'état.</text:p>
      <text:p text:style-name="P3">Argentina</text:p>
      <text:list xml:id="list7893133947629543622" text:style-name="L49">
        <text:list-item>
          <text:list>
            <text:list-header>
              <text:p text:style-name="P8">(1976–1983) under a series of juntas during the "National Reorganization Process".</text:p>
            </text:list-header>
          </text:list>
        </text:list-item>
      </text:list>
      <text:p text:style-name="P3">Greece</text:p>
      <text:list xml:id="list23611046" text:continue-numbering="true" text:style-name="L49">
        <text:list-item>
          <text:list>
            <text:list-header>
              <text:p text:style-name="P8">(1967–1974) was ruled by a "Regime of the Colonels".</text:p>
            </text:list-header>
          </text:list>
        </text:list-item>
      </text:list>
      <text:p text:style-name="P3">Other Forms of Despotism in the 20th Century</text:p>
      <text:p text:style-name="P3">While military juntas were common, other forms of despotic rule existed: <text:s/></text:p>
      <text:p text:style-name="P3">Totalitarian Regimes: <text:s/>Leaders likeAdolf Hitler(Nazi Germany),Joseph Stalin(Soviet Union), andMao Zedong(China) led totalitarian regimes characterized by total state control over public and private life, a single dominant party, and a cult of personality.</text:p>
      <text:p text:style-name="P3">Civilian Dictatorships/Personalist Rule: <text:s/>Some despots ruled as civilians or concentrated all power in their own hands after initially being part of a broader movement (like Muammar Gaddafi in Libya, who started as a captain in a coup but quickly consolidated personal power).</text:p>
      <text:p text:style-name="P3"/>
      <text:p text:style-name="P3">Absolute Monarchies: <text:s/>Certain absolute monarchies continued to exist, where a single person ruled without legal or constitutional limits on their power.</text:p>
      <text:p text:style-name="P3"/>
      <text:p text:style-name="P13"/>
      <text:p text:style-name="P96">Historical rulers described as despots generally fall into two categories: <text:s text:c="2"/>those who ruled</text:p>
      <text:p text:style-name="P13"><text:s/>oppressively and arbitrarily, and a specific group from the Enlightenment era who, while maintaining absolute power, implemented reforms.</text:p>
      <text:p text:style-name="P3"/>
      <text:p text:style-name="P3">Notorious and Oppressive Despots</text:p>
      <text:p text:style-name="P3">These rulers are often referred to pejoratively as despots due to their cruel, arbitrary, and oppressive use of absolute power, often resulting in mass suffering and human rights abuses.</text:p>
      <text:p text:style-name="P3"/>
      <text:p text:style-name="P3">Adolf Hitler(Germany, 1934–1945): <text:s text:c="2"/>The Nazi leader responsible for the Holocaust and the instigation of World War II, which led to the deaths of millions.</text:p>
      <text:list xml:id="list4141743897316619857" text:style-name="L13">
        <text:list-header>
          <text:p text:style-name="P5"/>
        </text:list-header>
        <text:list-item>
          <text:p text:style-name="P5">Joseph Stalin(Soviet Union, 1922–1953): <text:s text:c="2"/>His regime was marked by the "Great Purge," forced collectivization, and the Gulag labor camps, policies that led to the deaths of millions of his own countrymen.</text:p>
          <text:p text:style-name="P5"/>
        </text:list-item>
        <text:list-item>
          <text:p text:style-name="P5">Mao Zedong(China, 1949–1976): <text:s text:c="2"/>The communist leader whose social experiments, such as the "Great Leap Forward" and the Cultural Revolution, resulted in widespread famine and the persecution, imprisonment, and murder of millions.</text:p>
        </text:list-item>
      </text:list>
      <text:p text:style-name="P3"/>
      <text:p text:style-name="P3">Pol Pot(Cambodia, 1975–1979): <text:s text:c="2"/>Leader of the Khmer Rouge, his brutal social engineering program aimed at an agrarian utopia led to the deaths of an estimated quarter of Cambodia's population through execution, starvation, and forced labor.</text:p>
      <text:p text:style-name="P3"/>
      <text:p text:style-name="P3">Idi Amin(Uganda, 1971–1979): <text:s text:c="2"/>Known as the "Butcher of Uganda," he overthrew an elected government and ruled with extreme violence and paranoia, during which an estimated 300,000 civilians were massacred.</text:p>
      <text:p text:style-name="P3"/>
      <text:p text:style-name="P3">Ivan the Terrible(Russia, 1547–1584): <text:s text:c="2"/>The first Russian tsar, his later reign was marked by paranoia and extreme cruelty, creating a feared personal police force (oprichniki) and massacring thousands of perceived enemies.</text:p>
      <text:p text:style-name="P3"/>
      <text:p text:style-name="P3">Caligula(Roman Empire, 37–41 AD): <text:s text:c="2"/>A Roman Emperor known for his erratic and sadistic behavior, who engaged in extreme cruelty and declared himself a living god.</text:p>
      <text:p text:style-name="P3"/>
      <text:p text:style-name="P3">King Leopold II(Belgium, 1865–1909): <text:s text:c="2"/>Ruled the Congo Free State as his private colony, forcing the local population into brutal slave labor for rubber and ivory, leading to a massive population drop estimated in the millions.</text:p>
      <text:p text:style-name="P3"/>
      <text:p text:style-name="P3">Despotic regions are poors areas ruled by military juntas that cause massive civilian causulties and are marked by paranoid and erratic policy. They are responsible for extreme loss of life and human rights abuses from Pot Pol and and every major Dictator in the 20th century.</text:p>
      <text:p text:style-name="P3"/>
      <text:p text:style-name="P13"/>
      <text:p text:style-name="P13"><text:soft-page-break/>In the 18th century, some absolute monarchs were labeled "enlightened despots" (or benevolent despots) because they incorporated Enlightenment ideas into their rule, focusing on reforms such as education, religious tolerance, and legal improvements, while still retaining absolute power and not sharing authority with their subjects.</text:p>
      <text:p text:style-name="P13"/>
      <text:p text:style-name="P13">"Enlightened Despots"</text:p>
      <text:p text:style-name="P13"/>
      <text:p text:style-name="P13">Frederick the Great(Prussia, 1740–1786): <text:s text:c="2"/>Promoted religious tolerance, improved the legal system, and modernized the economy, but maintained strict control.</text:p>
      <text:p text:style-name="P13"/>
      <text:p text:style-name="P13">Catherine the Great(Russia, 1762–1796): <text:s text:c="2"/>Sought to reform Russian law and supported arts and sciences, but many reforms primarily benefited the nobility and she suppressed a large peasant revolt.</text:p>
      <text:p text:style-name="P13"/>
      <text:p text:style-name="P13">Joseph II(Holy Roman Emperor, 1765–1790): <text:s text:c="2"/>Attempted to implement wide-ranging reforms, including abolishing serfdom and weakening the Church, but many of his changes were met with resistance and reversed after his death.</text:p>
      <text:p text:style-name="P97"><text:span text:style-name="T1">Religious Totalitarianism</text:span> </text:p>
      <text:p text:style-name="P13"/>
      <text:p text:style-name="P13"/>
      <text:p text:style-name="P13">Religious totalitarianism describes systems where the state uses a specific religious ideology to assert total control over all aspects of public and private life. </text:p>
      <text:p text:style-name="P13"/>
      <text:p text:style-name="P13">Examples of Religious Totalitarianism</text:p>
      <text:p text:style-name="P13"/>
      <text:p text:style-name="P13">Actual examples of fully realized "religious totalitarian" states in the modern academic sense (which requires total control over all aspects of life and the suppression of any independent authority, including traditional religious ones) are debated by scholars, as many historical examples are better classified as theocracies or states that used a mix of secular and religious control. </text:p>
      <text:p text:style-name="P13">However, several modern and historical examples exhibit strong elements of a government enforcing a totalizing religious ideology: <text:s/></text:p>
      <text:p text:style-name="P13"/>
      <text:list xml:id="list8901382173100430754" text:style-name="L91">
        <text:list-item>
          <text:p text:style-name="P14">Afghanistan under the Taliban: <text:s text:c="2"/>The current and former Taliban regimes have imposed a strict interpretation of Sharia law, attempting to control nearly all aspects of social, cultural, and personal life based on their religious fundamentalist ideology.</text:p>
        </text:list-item>
        <text:list-item>
          <text:p text:style-name="P14"><text:bookmark text:name="ioQnabOzCOSr0PEP58KEmAs_1"/>Iran: <text:s text:c="2"/>Since the 1979 Revolution, Iran has been described as a theocracy with a complex system of government where ultimate power rests with religious authorities (the Supreme Leader and Guardian Council), who ensure that all state functions align with Islamic law and principles.</text:p>
        </text:list-item>
        <text:list-item>
          <text:p text:style-name="P14"><text:bookmark text:name="ioQnabOzCOSr0PEP58KEmAs_2"/>Saudi Arabia: <text:s text:c="2"/>The state is an absolute monarchy that enforces a strict interpretation of Wahhabi Islam as the law of the land, heavily influencing public and private behavior and suppressing other forms of religious expression.</text:p>
        </text:list-item>
        <text:list-item>
          <text:p text:style-name="P14">Historical Examples: <text:s text:c="2"/>Ancient states like the <text:bookmark text:name="ioQnabOzCOSr0PEP58KEmAs_3"/>Roman Empire sometimes exhibited a form of religious control by dictating which gods were to be worshipped and how, effectively demanding the incorporation of religious practice into the state's authority. </text:p>
        </text:list-item>
      </text:list>
      <text:p text:style-name="P13"/>
      <text:p text:style-name="P13">Characteristics of Religious Totalitarianism</text:p>
      <text:p text:style-name="P13"/>
      <text:p text:style-name="P13">In such a system, the government typically demonstrates the following characteristics: <text:s/></text:p>
      <text:p text:style-name="P13"/>
      <text:list xml:id="list7809615489426365751" text:style-name="L92">
        <text:list-item>
          <text:p text:style-name="P15">Ideological Monism: <text:s text:c="2"/>A single, all-enencompassing religious doctrine serves as the sole guiding principle for the state and society.</text:p>
        </text:list-item>
        <text:list-item>
          <text:p text:style-name="P15">Fusion of Power: <text:s text:c="2"/>Political, legal, and religious authorities are often merged, meaning religious laws become state laws and vice versa.</text:p>
        </text:list-item>
        <text:list-item>
          <text:p text:style-name="P15">Suppression of Dissent: <text:s text:c="2"/>There is no tolerance for alternative religious beliefs, political viewpoints, or independent social organizations.</text:p>
        </text:list-item>
        <text:list-item>
          <text:p text:style-name="P15">Propaganda and Education: <text:s text:c="2"/>The state uses extensive propaganda and controls the education system to ensure the populace is indoctrinated with the official ideology from a young age.</text:p>
        </text:list-item>
        <text:list-item>
          <text:p text:style-name="P15">Control over Private Life: <text:s text:c="2"/>The state attempts to regulate personal behaviors, dress, relationships, and even thought, viewing no sphere of human existence as outside its jurisdiction.</text:p>
        </text:list-item>
      </text:list>
      <text:p text:style-name="P13"/>
      <text:p text:style-name="P13">The key difference is that theocracy describes who rules (religious authorities acting on behalf of a deity), while totalitarianism describes how the state rules (by attempting total control over all aspects of public and private life). A theocracy can be, but is not necessarily, totalitarian. </text:p>
      <text:p text:style-name="P13"/>
      <text:p text:style-name="P13"/>
      <text:p text:style-name="P13"/>
      <text:p text:style-name="P13"/>
      <text:p text:style-name="P13"/>
      <text:p text:style-name="P13"><text:soft-page-break/>Theocracy: <text:s text:c="2"/>Rule by Clergy</text:p>
      <text:p text:style-name="P13"/>
      <text:p text:style-name="P13">A theocracy is a form of government where the civil and ecclesiastical (church) authorities are one and the same, or the religious authorities hold ultimate power. The law of the land is derived directly from sacred texts or religious principles. </text:p>
      <text:p text:style-name="P13"/>
      <text:list xml:id="list4589461635752840832" text:style-name="L93">
        <text:list-item>
          <text:p text:style-name="P16">Focus: <text:s text:c="2"/>The source of authority and legitimacy for the government.</text:p>
        </text:list-item>
        <text:list-item>
          <text:p text:style-name="P16">Scope of Control: <text:s text:c="2"/>Historically, many theocracies (like the 18th-century Papal States or Puritan colonies in America) were limited by the technological and administrative capacities of their era, meaning they couldn't enforce constant, pervasive control over every aspect of an individual's life. While they enforced religious law, individual freedoms were not necessarily suppressed to the extent seen in modern totalitarian states.</text:p>
        </text:list-item>
        <text:list-item>
          <text:p text:style-name="P16">Example: <text:s text:c="2"/>The Vatican City State is a modern, non-totalitarian theocracy, where the Pope is the head of state, but it does not seek to control the private thoughts or every social activity of its citizens in the way a totalitarian regime would. </text:p>
        </text:list-item>
      </text:list>
      <text:p text:style-name="P13">Religious Totalitarianism: <text:s text:c="2"/>Total Control Through Religion</text:p>
      <text:p text:style-name="P13">Totalitarianism is a modern political structure characterized by a state that seeks to subordinate all aspects of an individual's life to the authority of the government, including their thoughts and beliefs. When this ideology is specifically religious in nature, it is religious totalitarianism. </text:p>
      <text:list xml:id="list1818948637668536737" text:style-name="L94">
        <text:list-item>
          <text:p text:style-name="P17">Focus: <text:s text:c="2"/>The extent and mechanism of state control.</text:p>
        </text:list-item>
        <text:list-item>
          <text:p text:style-name="P17">Scope of Control: <text:s text:c="2"/>A religious totalitarian state uses its administrative and technological power (media control, surveillance, secret police) to enforce absolute conformity to a single, official religious doctrine. It eliminates all political and social pluralism and aims to suppress any source of authority outside the ruling regime.</text:p>
        </text:list-item>
        <text:list-item>
          <text:p text:style-name="P17">Example: <text:s text:c="2"/>Regimes like the Taliban in Afghanistan use a fundamentalist religious ideology to impose comprehensive, pervasive control over social norms, dress, education, and personal freedoms. </text:p>
          <text:p text:style-name="P17"/>
        </text:list-item>
      </text:list>
      <text:p text:style-name="P13">Summary of Differences</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3">Feature </text:p>
          </table:table-cell>
          <table:table-cell table:style-name="Table2.A1" office:value-type="string">
            <text:p text:style-name="P13">Theocracy</text:p>
          </table:table-cell>
          <table:table-cell table:style-name="Table2.A1" office:value-type="string">
            <text:p text:style-name="P13">Religious Totalitarianism</text:p>
          </table:table-cell>
        </table:table-row>
        <table:table-row>
          <table:table-cell table:style-name="Table2.A1" office:value-type="string">
            <text:p text:style-name="P13">Defining Trait</text:p>
          </table:table-cell>
          <table:table-cell table:style-name="Table2.A1" office:value-type="string">
            <text:p text:style-name="P13">Who Rules? Rule by religious/ecclesiastical authorities.</text:p>
          </table:table-cell>
          <table:table-cell table:style-name="Table2.A1" office:value-type="string">
            <text:p text:style-name="P13">How they Rule? Seeks total control over all public &amp; private life.</text:p>
          </table:table-cell>
        </table:table-row>
        <table:table-row>
          <table:table-cell table:style-name="Table2.A1" office:value-type="string">
            <text:p text:style-name="P13">Scope of Power</text:p>
          </table:table-cell>
          <table:table-cell table:style-name="Table2.A1" office:value-type="string">
            <text:p text:style-name="P13">Historically limited administrative reach; allows some diversity in social organization (if not belief).</text:p>
          </table:table-cell>
          <table:table-cell table:style-name="Table2.A1" office:value-type="string">
            <text:p text:style-name="P13">Uses modern state power to impose a single, all-encompassing dogma.</text:p>
          </table:table-cell>
        </table:table-row>
        <table:table-row>
          <table:table-cell table:style-name="Table2.A1" office:value-type="string">
            <text:p text:style-name="P13">Focus</text:p>
          </table:table-cell>
          <table:table-cell table:style-name="Table2.A1" office:value-type="string">
            <text:p text:style-name="P13">Religious law as the basis of the state's legal code.</text:p>
          </table:table-cell>
          <table:table-cell table:style-name="Table2.A1" office:value-type="string">
            <text:p text:style-name="P13">Imposing an official, totalizing ideology and eliminating all dissent.</text:p>
          </table:table-cell>
        </table:table-row>
        <table:table-row>
          <table:table-cell table:style-name="Table2.A1" office:value-type="string">
            <text:p text:style-name="P13">Can one be the other?</text:p>
          </table:table-cell>
          <table:table-cell table:style-name="Table2.A1" office:value-type="string">
            <text:p text:style-name="P13">Yes, a theocracy can be a form of totalitarianism, or it can be non-totalitarian.</text:p>
          </table:table-cell>
          <table:table-cell table:style-name="Table2.A1" office:value-type="string">
            <text:p text:style-name="P13">Religious totalitarianism is a specific, extreme type of theocracy/authoritarianism.</text:p>
          </table:table-cell>
        </table:table-row>
      </table:table>
      <text:p text:style-name="P13"/>
      <text:p text:style-name="P13"/>
      <text:p text:style-name="P13">Historical theocracies varied significantly in their level of control, often limited by the administrative and technological constraints of their eras. While some sought pervasive control over personal life, others focused more on the source of legal authority and formal governance. </text:p>
      <text:p text:style-name="P13"/>
      <text:p text:style-name="P13"/>
      <text:p text:style-name="P13"/>
      <text:p text:style-name="P13"/>
      <text:p text:style-name="P13"/>
      <text:p text:style-name="P13"/>
      <text:p text:style-name="P13"><text:bookmark text:name="xIQnaZngNayV0PEP0faiwAY_1"/><text:soft-page-break/>Ancient Egypt: <text:s text:c="2"/>Divine Mandate and Centralized Power </text:p>
      <text:p text:style-name="P13"/>
      <text:p text:style-name="P13"><text:bookmark text:name="xIQnaZngNayV0PEP0faiwAY_2"/>Ancient Egypt is a prime historical example of a long-lasting theocratic monarchy, lasting for about 3,000 years. </text:p>
      <text:p text:style-name="P13"/>
      <text:list xml:id="list8038801906350169503" text:style-name="L133">
        <text:list-item>
          <text:p text:style-name="P34"><text:span text:style-name="T2">Rule: <text:s text:c="2"/>The Pharaoh was not merely a ruler by divine right but was considered a living god, a descendant of the Sun God Ra. The state's administration, economy, and social affairs were run by the pharaoh and a complex system of high priests and advisors who interpreted divine will.</text:span></text:p>
        </text:list-item>
        <text:list-item>
          <text:p text:style-name="P34"><text:span text:style-name="T2">Level of Control: <text:s text:c="2"/>The control was highly centralized and absolute in theory. The divine status of the ruler meant that his word was law, a dictate from the gods. This established a strong state apparatus capable of massive infrastructural projects (pyramids, temples, irrigation) and an organized military. However, the sheer size of the empire and lack of modern communication likely meant that daily life in remote villages had a different degree of direct, constant oversight compared to modern totalitarian regimes. </text:span></text:p>
        </text:list-item>
      </text:list>
      <text:p text:style-name="P13"/>
      <text:p text:style-name="P13">The Papal States: <text:s text:c="2"/>Spiritual and Temporal Sovereignty</text:p>
      <text:p text:style-name="P13"/>
      <text:p text:style-name="P13">From the Middle Ages until Italian unification in the 19th century, the Popes ruled large territories in central Italy known as the <text:bookmark text:name="xIQnaZngNayV0PEP0faiwAY_3"/>Papal States, acting as both spiritual leaders of the Catholic Church and secular monarchs. </text:p>
      <text:list xml:id="list1645701417519609806" text:style-name="L96">
        <text:list-header>
          <text:p text:style-name="P18"/>
        </text:list-header>
      </text:list>
      <text:list xml:id="list3355030584152591148" text:style-name="L134">
        <text:list-item>
          <text:p text:style-name="P35"><text:span text:style-name="T2">Rule: <text:s text:c="2"/>The government was an absolute, non-hereditary monarchy where the Pope held supreme executive, legislative, and judicial power. The legal system was based on Canon Law, and high government officials were often members of the clergy.</text:span></text:p>
        </text:list-item>
        <text:list-item>
          <text:p text:style-name="P35"><text:span text:style-name="T2">Level of Control: <text:s text:c="2"/>Control varied by historical period and region within the states. Like other feudal states of the time, much of the day-to-day administration and taxation were delegated to local lords, monasteries, and convents. While the Church had a massive influence on social norms and public morality, the reach of the central government to control the private thoughts or every social interaction of its subjects was less pervasive than a modern, surveillance-based totalitarian state. Religious minorities, such as Jews in the Roman Ghetto, faced significant legal discrimination and control. </text:span></text:p>
        </text:list-item>
      </text:list>
      <text:p text:style-name="P13"/>
      <text:p text:style-name="P13">John Calvin's Geneva: <text:s text:c="2"/>Theocratic Influence on a Republic </text:p>
      <text:p text:style-name="P13"/>
      <text:p text:style-name="P13">The mid-16th-century city-state of <text:bookmark text:name="xIQnaZngNayV0PEP0faiwAY_4"/>Geneva under the influence of John Calvin is often labeled a theocracy, but scholars debate the extent of direct clerical rule. </text:p>
      <text:p text:style-name="P13"/>
      <text:list xml:id="list5758311379141711669" text:style-name="L129">
        <text:list-item>
          <text:p text:style-name="P33"><text:span text:style-name="T2">Rule: <text:s text:c="2"/>Calvin championed a clear separation of church and state functions but believed that both institutions were divinely ordained and subject to God's law. The city was run by councils of elected officials (syndics and elders) who were separate from the body of pastors, though there was significant overlap in personnel and an expectation that all citizens adhere to the official Reformed faith.</text:span></text:p>
        </text:list-item>
      </text:list>
      <text:p text:style-name="Standard"><text:span text:style-name="T2"/></text:p>
      <text:list xml:id="list23596961" text:continue-numbering="true" text:style-name="L129">
        <text:list-item>
          <text:p text:style-name="P33"><text:span text:style-name="T2">Level of Control: <text:s text:c="2"/>Control over public behavior was extremely strict. The Consistory, a body of clergy and lay elders, enforced rigid moral codes, punishing perceived moral and religious deviations (e.g., blasphemy, idleness, inappropriate dress, absence from church) with fines, public penance, or excommunication. While the church leaders did not directly command the secular army or economy, their influence on the elected civil government ensured a high level of social and moral regulation. </text:span></text:p>
        </text:list-item>
      </text:list>
      <text:p text:style-name="P13"/>
      <text:p text:style-name="P96">Massachusetts Bay Colony: <text:s text:c="2"/>Puritan Social Control </text:p>
      <text:p text:style-name="P13"/>
      <text:p text:style-name="P13">The Puritan colonies in North America, particularly <text:bookmark text:name="xIQnaZngNayV0PEP0faiwAY_20"/>Massachusetts Bay Colony from 1620 until the late 17th century, functioned as a theocracy where church membership was a prerequisite for political participation. </text:p>
      <text:p text:style-name="P13"/>
      <text:list xml:id="list2039076400462282603" text:style-name="L135">
        <text:list-item>
          <text:p text:style-name="P36"><text:span text:style-name="T2">Rule: <text:s text:c="2"/>The government was run by the General Court and a governor, all elected by "freemen" who were required to be full church members. This established a tight oligarchy where the community leaders were effectively religious leaders as well.</text:span></text:p>
        </text:list-item>
        <text:list-item>
          <text:p text:style-name="P36"><text:span text:style-name="T2">Level of Control: <text:s text:c="2"/>Control was very high in terms of social and moral enforcement. Dissenting religious views (e.g., those of Roger Williams or Anne Hutchinson) were not tolerated, and offenders were banished from the colony. Laws dictated acceptable clothing styles, banned Christmas celebrations, criminalized swearing, and required church attendance. This was an example of a local, intense level of theocratic social control, though it remained ultimately subject to the English crown. </text:span></text:p>
        </text:list-item>
      </text:list>
      <text:p text:style-name="P13"/>
      <text:p text:style-name="P13">Fundamentalism and religious totalitarianism are related but distinct concepts. Fundamentalism is an ideology or belief system, while totalitarianism is a form of government and state control. Religious fundamentalism provides the ideological engine that may drive the establishment of a religious totalitarian state, but they are not the same thing. </text:p>
      <text:p text:style-name="P13"/>
      <text:p text:style-name="P13">Fundamentalism: <text:s text:c="2"/>A Belief System</text:p>
      <text:p text:style-name="P13">Fundamentalism is an "unswerving belief in the literal interpretation of scriptures" and a desire to return to a perceived "golden age" or original form of the faith. </text:p>
      <text:p text:style-name="P13"/>
      <text:p text:style-name="P13">Key aspects include: <text:s/></text:p>
      <text:list xml:id="list1125971721189288468" text:style-name="L136">
        <text:list-item>
          <text:p text:style-name="P37"><text:span text:style-name="T2">Ideology, not Governance: <text:s text:c="2"/>Fundamentalism is a set of religious attitudes that can exist among individuals and groups within any society (democratic or authoritarian). It is not in itself a government structure.</text:span></text:p>
        </text:list-item>
        <text:list-item>
          <text:p text:style-name="P37"><text:span text:style-name="T2">Reaction to Modernity: <text:s text:c="2"/>Fundamentalist movements are largely modern phenomena that react against secularism, liberalism, and the separation of public and private life.</text:span></text:p>
        </text:list-item>
        <text:list-item>
          <text:p text:style-name="P37"><text:span text:style-name="T2">Political Aims: <text:s text:c="2"/>While initially apolitical in some contexts (e.g., early 20th-century American Protestantism), fundamentalists often become politically active because they want to place their religious views at the center of life—in homes, schools, courts, and government.</text:span></text:p>
        </text:list-item>
        <text:list-item>
          <text:p text:style-name="P37"><text:span text:style-name="T2">Diversity: <text:s text:c="2"/>There are Christian, Islamic, Jewish, Hindu, etc., fundamentalist movements across the globe, and most fundamentalists are not violent. </text:span></text:p>
        </text:list-item>
      </text:list>
      <text:p text:style-name="P13"/>
      <text:p text:style-name="P13"/>
      <text:p text:style-name="P13">Religious Totalitarianism: <text:s text:c="2"/>A System of State Control</text:p>
      <text:p text:style-name="P13"/>
      <text:p text:style-name="P13">Religious totalitarianism is a political system where the state uses a specific fundamentalist ideology to exert total control over virtually all aspects of society—public and private life, economy, media, and education. </text:p>
      <text:p text:style-name="P13"/>
      <text:p text:style-name="P13">Key aspects include: <text:s/></text:p>
      <text:list xml:id="list8733331417187110972" text:style-name="L137">
        <text:list-item>
          <text:p text:style-name="P38"><text:span text:style-name="T2">State Power: <text:s text:c="2"/>It requires the machinery of a modern state (surveillance, police, propaganda) to enforce its ideology on the entire population.</text:span></text:p>
        </text:list-item>
        <text:list-item>
          <text:p text:style-name="P38"><text:span text:style-name="T2">Elimination of Dissent: <text:s text:c="2"/>There is no tolerance for alternative viewpoints, and any source of authority outside the ruling party/clergy is suppressed.</text:span></text:p>
        </text:list-item>
        <text:list-item>
          <text:p text:style-name="P38"><text:span text:style-name="T2">Outcome of Fundamentalism: <text:s text:c="2"/>Religious totalitarianism can be seen as the ultimate political expression of a successful, politically active fundamentalist movement that has seized state power. </text:span></text:p>
        </text:list-item>
      </text:list>
      <text:p text:style-name="P13"><text:soft-page-break/>Summary of Key Differences</text:p>
      <table:table table:name="Table3" table:style-name="Table3">
        <table:table-column table:style-name="Table3.A"/>
        <table:table-column table:style-name="Table3.B"/>
        <table:table-column table:style-name="Table3.C"/>
        <table:table-row>
          <table:table-cell table:style-name="Table3.A1" office:value-type="string">
            <text:p text:style-name="P13">Feature </text:p>
          </table:table-cell>
          <table:table-cell table:style-name="Table3.A1" office:value-type="string">
            <text:p text:style-name="P13">Fundamentalism</text:p>
          </table:table-cell>
          <table:table-cell table:style-name="Table3.A1" office:value-type="string">
            <text:p text:style-name="P13">Religious Totalitarianism</text:p>
          </table:table-cell>
        </table:table-row>
        <table:table-row>
          <table:table-cell table:style-name="Table3.A1" office:value-type="string">
            <text:p text:style-name="P13">Category</text:p>
          </table:table-cell>
          <table:table-cell table:style-name="Table3.A1" office:value-type="string">
            <text:p text:style-name="P13">An ideology or set of beliefs</text:p>
          </table:table-cell>
          <table:table-cell table:style-name="Table3.A1" office:value-type="string">
            <text:p text:style-name="P13">A form of government/state control</text:p>
          </table:table-cell>
        </table:table-row>
        <table:table-row>
          <table:table-cell table:style-name="Table3.A1" office:value-type="string">
            <text:p text:style-name="P13">Scope</text:p>
          </table:table-cell>
          <table:table-cell table:style-name="Table3.A1" office:value-type="string">
            <text:p text:style-name="P13">Can exist as a social/religious movement in any country</text:p>
          </table:table-cell>
          <table:table-cell table:style-name="Table3.A1" office:value-type="string">
            <text:p text:style-name="P13">Requires control of the entire state apparatus</text:p>
          </table:table-cell>
        </table:table-row>
        <table:table-row>
          <table:table-cell table:style-name="Table3.A1" office:value-type="string">
            <text:p text:style-name="P13">Control Level</text:p>
          </table:table-cell>
          <table:table-cell table:style-name="Table3.A1" office:value-type="string">
            <text:p text:style-name="P13">Focuses on personal adherence to strict doctrine</text:p>
          </table:table-cell>
          <table:table-cell table:style-name="Table3.A1" office:value-type="string">
            <text:p text:style-name="P13">Focuses on total, state-enforced societal control</text:p>
          </table:table-cell>
        </table:table-row>
        <table:table-row>
          <table:table-cell table:style-name="Table3.A1" office:value-type="string">
            <text:p text:style-name="P13">Political Status</text:p>
          </table:table-cell>
          <table:table-cell table:style-name="Table3.A1" office:value-type="string">
            <text:p text:style-name="P13">Can be politically active, seeking influence</text:p>
          </table:table-cell>
          <table:table-cell table:style-name="Table3.A1" office:value-type="string">
            <text:p text:style-name="P13">Is a complete political system in power</text:p>
          </table:table-cell>
        </table:table-row>
      </table:table>
      <text:p text:style-name="P13"/>
      <text:p text:style-name="P13">In short, while all religious totalitarian states are driven by fundamentalist ideologies, not all fundamentalist movements result in totalitarian states. </text:p>
      <text:p text:style-name="P13"/>
      <text:p text:style-name="P13">Islamic fundamentalism, by itself, cannot be considered a form of government.</text:p>
      <text:p text:style-name="P13">Islamic fundamentalism is an ideology—a set of beliefs and principles—that advocates for a return to what its adherents consider the foundational texts and practices of Islam. It is the ideological basis for certain types of governments, but it is not a governmental structure itself.</text:p>
      <text:p text:style-name="P13"/>
      <text:p text:style-name="P13">Here is how the relationship between Islamic fundamentalism and government structures works: <text:s/></text:p>
      <text:p text:style-name="P13"/>
      <text:p text:style-name="P13">1. Fundamentalism as an Ideology</text:p>
      <text:p text:style-name="P13"/>
      <text:p text:style-name="P13">As with other forms of religious fundamentalism, the Islamic version is characterized by: <text:s/></text:p>
      <text:list xml:id="list8918200979445769866" text:style-name="L138">
        <text:list-item>
          <text:p text:style-name="P39"><text:span text:style-name="T2">Literal Interpretation: <text:s text:c="2"/>An emphasis on the literal interpretation of the Quran and Hadith (sayings and traditions of the Prophet Muhammad).</text:span></text:p>
        </text:list-item>
        <text:list-item>
          <text:p text:style-name="P39"><text:span text:style-name="T2">Rejection of Secularism: <text:s text:c="2"/>A rejection of the separation of religion from political and social life.</text:span></text:p>
        </text:list-item>
        <text:list-item>
          <text:p text:style-name="P39"><text:span text:style-name="T2">Desire for Sharia as State Law: <text:s text:c="2"/>The belief that Sharia (Islamic law) should be the sole or primary law of the land.</text:span></text:p>
        </text:list-item>
        <text:list-item>
          <text:p text:style-name="P39"><text:span text:style-name="T2"/></text:p>
        </text:list-item>
      </text:list>
      <text:p text:style-name="P13">Many individuals and groups hold these fundamentalist beliefs without living in a state that fully implements them, and many Islamic fundamentalist groups are political opposition movements seeking to change their current governments.</text:p>
      <text:p text:style-name="P13"/>
      <text:p text:style-name="P13">2. When Fundamentalism Influences Government</text:p>
      <text:p text:style-name="P13">When an Islamic fundamentalist movement achieves political power, it typically attempts to establish a government based on its interpretation of Islamic law. These governments take several forms: <text:s/></text:p>
      <text:p text:style-name="P13"/>
      <text:list xml:id="list5271922444980954869" text:style-name="L139">
        <text:list-item>
          <text:p text:style-name="P40"><text:span text:style-name="T2">Theocracy: <text:s text:c="2"/>As seen in modern Iran, where a structure of clerical rule ensures the government adheres strictly to a specific Shi'a fundamentalist interpretation of Islam.</text:span></text:p>
        </text:list-item>
        <text:list-item>
          <text:p text:style-name="P40"><text:span text:style-name="T2">Islamic Republics/States: <text:s text:c="2"/>Nations like Saudi Arabia or Afghanistan under the Taliban, where the state structure is designed to enforce a fundamentalist interpretation of Sharia law and eliminate secular or alternative Islamic interpretations.</text:span></text:p>
        </text:list-item>
      </text:list>
      <text:p text:style-name="P13"/>
      <text:p text:style-name="P13">The Key Distinction</text:p>
      <text:p text:style-name="P13">The crucial difference lies in the word "can": <text:s/></text:p>
      <text:list xml:id="list9042304870575492382" text:style-name="L140">
        <text:list-item>
          <text:p text:style-name="P41"><text:span text:style-name="T2">Can Islamic fundamentalism be a form of government? No.</text:span></text:p>
        </text:list-item>
        <text:list-item>
          <text:p text:style-name="P41"><text:span text:style-name="T2">Can a government be established based on Islamic fundamentalism? Yes.</text:span></text:p>
        </text:list-item>
      </text:list>
      <text:p text:style-name="P13"/>
      <text:p text:style-name="P13">Fundamentalism provides the blueprint for the laws and morality that a theocratic or religious totalitarian government might impose, but it is the political system (the theocracy, the republic, the <text:soft-page-break/>absolute monarchy) that holds actual state power and functions as the government.</text:p>
      <text:p text:style-name="P13"/>
      <text:p text:style-name="P13">Islamic fundamentalist states interact with international law in a complex, often contradictory manner: <text:s text:c="2"/>they typically adhere to international legal norms concerning trade, diplomacy, and treaties, but frequently reject or significantly qualify international human rights law when it conflicts with their interpretation of Sharia. </text:p>
      <text:p text:style-name="P13"/>
      <text:p text:style-name="P13">General Adherence to International Law </text:p>
      <text:p text:style-name="P13"/>
      <text:p text:style-name="P13">Most Islamic fundamentalist and Muslim-majority states are members of the United Nations and participate actively in the international system, accepting the general principles of international law, such as the sanctity of treaties (pacta sunt servanda). </text:p>
      <text:list xml:id="list6717898727344946048" text:style-name="L141">
        <text:list-item>
          <text:p text:style-name="P42"><text:span text:style-name="T2">Trade and Diplomacy: <text:s text:c="2"/>Areas like international trade law, environmental regulations, and diplomatic relations are generally accepted, and domestic laws are often adapted to facilitate these interactions.</text:span></text:p>
        </text:list-item>
        <text:list-item>
          <text:p text:style-name="P42"><text:span text:style-name="T2">Sovereignty and Defense: <text:s text:c="2"/>Islamic states often use international law as a defense against perceived external (Western) hegemony or intervention in their internal affairs. </text:span></text:p>
        </text:list-item>
      </text:list>
      <text:p text:style-name="P13"/>
      <text:p text:style-name="P13">Conflicts in the Area of Human Rights</text:p>
      <text:p text:style-name="P13"/>
      <text:p text:style-name="P13">The primary conflict area is international human rights law. The universal nature of human rights (which assumes a single standard applicable to all individuals regardless of culture or religion) often clashes with fundamentalist interpretations of Sharia, which assign different rights based on gender or religion. </text:p>
      <text:list xml:id="list2703270533388857781" text:style-name="L105">
        <text:list-header>
          <text:p text:style-name="P19"/>
        </text:list-header>
      </text:list>
      <text:list xml:id="list1407640263089305306" text:style-name="L142">
        <text:list-item>
          <text:p text:style-name="P43"><text:span text:style-name="T2">Reservations to Treaties: <text:s text:c="2"/>Islamic states often sign and ratify core human rights treaties (such as the Convention on the Elimination of All Forms of Discrimination against Women (CEDAW) or the International Covenant on Civil and Political Rights (ICCPR)) but append significant "Sharia reservations". These reservations state that any provision found to be incompatible with Islamic Law is not binding on the state.</text:span></text:p>
        </text:list-item>
        <text:list-item>
          <text:p text:style-name="P43"><text:span text:style-name="T2">Contentious Issues: <text:s text:c="2"/>Key areas of conflict typically involve: <text:s/></text:span></text:p>
          <text:list>
            <text:list-item>
              <text:p text:style-name="P43"><text:span text:style-name="T2">Freedom of Religion: <text:s text:c="2"/>The universal right to change one's religion (apostasy) is often not recognized in strict Sharia interpretations, which may treat it as a crime.</text:span></text:p>
            </text:list-item>
            <text:list-item>
              <text:p text:style-name="P43"><text:span text:style-name="T2">Gender Equality: <text:s text:c="2"/>Provisions relating to the equal status of women in marriage, inheritance, and legal testimony often face reservations.</text:span></text:p>
            </text:list-item>
            <text:list-item>
              <text:p text:style-name="P43"><text:span text:style-name="T2">Freedom of Expression: <text:s text:c="2"/>Free speech is often limited by prohibitions on blasphemy or anything "contrary to the principles of Shari'ah". </text:span></text:p>
            </text:list-item>
          </text:list>
        </text:list-item>
      </text:list>
      <text:p text:style-name="P13"/>
      <text:p text:style-name="P13">Alternative Frameworks</text:p>
      <text:p text:style-name="P13"/>
      <text:p text:style-name="P13">The conflict has led to efforts by the Organisation of Islamic Cooperation (OIC), an intergovernmental organization of Muslim-majority states, to develop their own human rights framework. The Cairo Declaration on Human Rights in Islam (1990) affirms human rights within the framework of Islamic Sharia, but many international human rights advocates argue that this declaration subordinates universal rights to specific religious interpretations, thus undermining the universal principles of international law. </text:p>
      <text:p text:style-name="P13"/>
      <text:p text:style-name="P13">Ultimately, Islamic fundamentalist states navigate international law by prioritizing their domestic, religiously mandated legal systems, engaging in international cooperation where it aligns with their interests (like trade) and utilizing legal mechanisms (like reservations) to avoid obligations deemed incompatible with their core religious ideology. </text:p>
      <text:p text:style-name="P13"/>
      <text:p text:style-name="P13"><text:soft-page-break/>Islamic fundamentalists are found in both roles: <text:s text:c="2"/>they currently rule several countries and operate as rebel/insurgent groups in others.</text:p>
      <text:p text:style-name="P13"/>
      <text:p text:style-name="P13">The classification of the government they establish if they succeed in seizing power would likely be both a form of a fundamentalist state and potentially a totalitarian religious regime, depending on the extent of control they implement.</text:p>
      <text:p text:style-name="P13">Islamic Fundamentalists as Rulers and Rebels</text:p>
      <text:p text:style-name="P13"/>
      <text:p text:style-name="P13">Rulers of Countries: <text:s/></text:p>
      <text:p text:style-name="P13">Islamic fundamentalist ideology currently forms the basis of the state apparatus in several nations. These governments hold the established power and engage in diplomacy and international relations: <text:s/></text:p>
      <text:p text:style-name="P13"/>
      <text:list xml:id="list3228200010806124486" text:style-name="L144">
        <text:list-item>
          <text:p text:style-name="P44"><text:span text:style-name="T2">Iran: <text:s text:c="2"/>The government structure is a complex theocracy governed by clerical authorities who implement their interpretation of Shi’a Islamic law.</text:span></text:p>
        </text:list-item>
        <text:list-item>
          <text:p text:style-name="P44"><text:span text:style-name="T2">Saudi Arabia: <text:s text:c="2"/>An absolute monarchy that enforces a strict Wahhabi interpretation of Sunni Islam as state law.</text:span></text:p>
        </text:list-item>
        <text:list-item>
          <text:p text:style-name="P44"><text:span text:style-name="T2">Afghanistan (under the Taliban): <text:s text:c="2"/>The current regime has established governance based purely on a strict, fundamentalist Deobandi interpretation of Sharia.</text:span></text:p>
        </text:list-item>
      </text:list>
      <text:p text:style-name="P13"/>
      <text:p text:style-name="P13">Rebels and Insurgents: <text:s/></text:p>
      <text:p text:style-name="P13">In other countries, Islamic fundamentalist groups are active as non-state actors or political opposition groups, attempting to overthrow existing secular or moderate governments to replace them with their own interpretation of an Islamic state: <text:s/></text:p>
      <text:list xml:id="list3081618823265024024" text:style-name="L107">
        <text:list-header>
          <text:p text:style-name="P20"/>
        </text:list-header>
      </text:list>
      <text:list xml:id="list3275568112384393379" text:style-name="L145">
        <text:list-item>
          <text:p text:style-name="P45"><text:span text:style-name="T2">Boko Haram in Nigeria, Al-Qaeda in various regions, and the former ISIS Caliphate project are examples of groups seeking to seize territory and implement strict Islamic rule, often through armed insurgency.</text:span></text:p>
        </text:list-item>
      </text:list>
      <text:p text:style-name="P13">The Nature of Their Post-Conflict Government</text:p>
      <text:p text:style-name="P13">If a rebel group rooted in Islamic fundamentalism wins a civil war and establishes a new government, the resulting state structure would likely be: <text:s/></text:p>
      <text:p text:style-name="P13">1. Based on Fundamental Islamic Law: <text:s/></text:p>
      <text:p text:style-name="P13">The core goal of such a movement is to replace existing secular law with Sharia as they interpret it. Their new government would be defined by this strict, fundamentalist legal code, making it a "fundamental Islamic state" or a theocracy.</text:p>
      <text:p text:style-name="P13">2. Likely a Totalitarian Religious Regime: <text:s/></text:p>
      <text:p text:style-name="P13">The mechanism of implementing that law often aligns closely with totalitarian characteristics. To successfully impose a strict, specific interpretation of religious law onto a diverse population (which will contain secularists, moderates, and followers of other faiths or denominations), a high degree of force and control is typically required.</text:p>
      <text:list xml:id="list4200019425759887341" text:style-name="L108">
        <text:list-item>
          <text:p text:style-name="P21">They would seek total control over education, media, the judiciary, social norms, and personal behavior to ensure conformity to their specific dogma.</text:p>
        </text:list-item>
        <text:list-item>
          <text:p text:style-name="P21">They would suppress all political opposition and alternative religious viewpoints.</text:p>
        </text:list-item>
      </text:list>
      <text:p text:style-name="P13">In summary, a successful fundamentalist takeover typically results in a regime that uses a fundamentalist religious ideology to establish a totalitarian level of state control.</text:p>
      <text:p text:style-name="P13"/>
      <text:p text:style-name="P13">Besides Islamic fundamentalist groups, movements rooted in Christian, Hindu, and Jewish fundamentalism currently aim to establish governments or political systems based explicitly on their religious laws and principles. </text:p>
      <text:p text:style-name="P13">Here are some examples of groups across different faiths that seek to establish religious governments or impose religious law on existing secular states: <text:s/></text:p>
      <text:p text:style-name="P13">Christian Fundamentalism</text:p>
      <text:p text:style-name="P13">While many Christian groups operate within democratic frameworks, specific movements aim to <text:soft-page-break/>establish a "Christian nation" or a theonomy (rule by biblical law) through political means: <text:s text:c="2"/></text:p>
      <text:list xml:id="list3897445193269742248" text:style-name="L109">
        <text:list-item>
          <text:p text:style-name="P22">Christian Reconstructionism / Dominionism (USA): <text:s text:c="2"/>Various groups within the US Christian Right adhere to aspects of "dominion theology," which seeks to institute a nation governed by Christians based on their literal interpretation of biblical law. These movements often leverage political influence to dismantle the separation of church and state and push for policies aligning with their conservative religious views.</text:p>
        </text:list-item>
        <text:list-item>
          <text:p text:style-name="P22">Roman Catholic Integralism: <text:s text:c="2"/>This older theological position argues that the Catholic Church should be the state's official religion and that the secular arm of government should enforce Catholic moral law. </text:p>
        </text:list-item>
      </text:list>
      <text:p text:style-name="P13">Hindu Nationalism (Hindutva)</text:p>
      <text:p text:style-name="P13">In India, the ideology of Hindutva advocates for the establishment of a "Hindu state" where the national identity is synonymous with a Hindu identity, often viewing minorities as outsiders. </text:p>
      <text:list xml:id="list3590949177850411871" text:style-name="L110">
        <text:list-item>
          <text:p text:style-name="P23">Rashtriya Swayamsevak Sangh (RSS) and the Bharatiya Janata Party (BJP): <text:s text:c="2"/>The RSS is a massive volunteer organization that promotes the Hindutva ideology, and the ruling BJP is its political wing. The movement seeks to redefine India's constitutionally secular nature and implement laws favoring Hindu identity, which critics argue leads to discrimination against religious minorities, particularly Muslims and Christians. </text:p>
        </text:list-item>
      </text:list>
      <text:p text:style-name="P13">Jewish Fundamentalism</text:p>
      <text:p text:style-name="P13">In Israel, certain ultra-Orthodox and religious Zionist groups advocate for a state governed strictly by Halacha (Jewish law). </text:p>
      <text:list xml:id="list2474843462285052233" text:style-name="L111">
        <text:list-item>
          <text:p text:style-name="P24">Kahanism (and related groups): <text:s text:c="2"/>Ideologies linked to the banned Kach party seek the establishment of a theocratic state that would expel non-Jewish populations and implement strict Jewish law. Mainstream ultra-Orthodox political parties, while operating within the current democratic system, often push for increased application of religious law in public life (e.g., Sabbath laws, conversion rules) and the segregation of public spaces. </text:p>
        </text:list-item>
      </text:list>
      <text:p text:style-name="P13">Buddhist Nationalism</text:p>
      <text:p text:style-name="P13">In some Buddhist-majority countries, nationalist movements conflate national and religious identity to push for a state where Buddhism holds a constitutionally superior position. </text:p>
      <text:list xml:id="list3790007906869591196" text:style-name="L112">
        <text:list-item>
          <text:p text:style-name="P25">Groups in Myanmar and Sri Lanka: <text:s text:c="2"/>Hardline Buddhist nationalist monks and groups in these countries have influenced government policies, often targeting minority Muslim or Christian populations and promoting legislation that enshrines the special status of Buddhism in the state's legal framework. </text:p>
        </text:list-item>
      </text:list>
      <text:p text:style-name="P13"><text:s/></text:p>
      <text:p text:style-name="P13">The terms "moderate" and "fundamentalist" are generally considered contradictory when applied to a state's legal framework. A state defined as "fundamentalist" bases its legal system entirely on a strict, literal, and unquestionable interpretation of religious scripture, which by definition is an extreme position in governance. </text:p>
      <text:p text:style-name="P13">Therefore, there are no states that are both "fundamentalist" (in the strict adherence sense) and "moderate" (in the inclusive, pluralistic sense).</text:p>
      <text:p text:style-name="P13">The Spectrum of Muslim-Majority States</text:p>
      <text:p text:style-name="P13"/>
      <text:p text:style-name="P13"/>
      <text:p text:style-name="P13"/>
      <text:p text:style-name="P96">Instead of "moderate fundamentalist states," it is more accurate to distinguish between different types of Muslim-majority countries across a spectrum: <text:s/></text:p>
      <text:p text:style-name="P13"/>
      <text:p text:style-name="P13">1. Secular or Culturally Islamic States</text:p>
      <text:p text:style-name="P13">These countries are often considered "moderate" because they separate religious authority from state law. While the majority of citizens may be Muslim and social practices influenced by the faith, the government structure is secular and guarantees some degree of religious freedom and civil liberties. Examples include: <text:s/></text:p>
      <text:p text:style-name="P13"><text:bookmark text:name="moYnaZjwAY6b0PEPz-2J2As_1"/><text:bookmark text:name="img-moYnaZjwAY6b0PEPz-2J2As_2"/></text:p>
      <text:p text:style-name="P13"><text:bookmark text:name="moYnaZjwAY6b0PEPz-2J2As_13"/><text:bookmark text:name="moYnaZjwAY6b0PEPz-2J2As_12"/><text:bookmark text:name="moYnaZjwAY6b0PEPz-2J2As_11"/><text:bookmark text:name="moYnaZjwAY6b0PEPz-2J2As_3"/>Turkey</text:p>
      <text:p text:style-name="P13">Though the political leadership has become more conservative in recent years, <text:bookmark text:name="moYnaZjwAY6b0PEPz-2J2As_4"/>Turkey has a strong historical tradition of secularism.</text:p>
      <text:p text:style-name="P13"><text:bookmark text:name="moYnaZjwAY6b0PEPz-2J2As_5"/><text:bookmark text:name="img-moYnaZjwAY6b0PEPz-2J2As_6"/></text:p>
      <text:p text:style-name="P13"><text:bookmark text:name="moYnaZjwAY6b0PEPz-2J2As_53"/><text:bookmark text:name="moYnaZjwAY6b0PEPz-2J2As_52"/><text:bookmark text:name="moYnaZjwAY6b0PEPz-2J2As_51"/><text:bookmark text:name="moYnaZjwAY6b0PEPz-2J2As_7"/>Indonesia</text:p>
      <text:p text:style-name="P13">The world's largest Muslim-majority nation, <text:bookmark text:name="moYnaZjwAY6b0PEPz-2J2As_8"/>Indonesia is a democracy that protects the right to practice other faiths and balances Islamic influence with civil law.</text:p>
      <text:p text:style-name="P13"><text:bookmark text:name="moYnaZjwAY6b0PEPz-2J2As_9"/><text:bookmark text:name="img-moYnaZjwAY6b0PEPz-2J2As_10"/></text:p>
      <text:p text:style-name="P13"><text:bookmark text:name="moYnaZjwAY6b0PEPz-2J2As_93"/><text:bookmark text:name="moYnaZjwAY6b0PEPz-2J2As_92"/><text:bookmark text:name="moYnaZjwAY6b0PEPz-2J2As_91"/><text:bookmark text:name="moYnaZjwAY6b0PEPz-2J2As_111"/>Bosnia and Herzegovina, <text:bookmark text:name="moYnaZjwAY6b0PEPz-2J2As_121"/>Albania , and <text:bookmark text:name="moYnaZjwAY6b0PEPz-2J2As_131"/>Kosovo: <text:s/>Nations in the Balkans often have a very secular or "cultural Muslim" identity. </text:p>
      <text:p text:style-name="P13"/>
      <text:p text:style-name="P13">Self-Described "Moderate Islamist" Political Parties</text:p>
      <text:p text:style-name="P13"/>
      <text:p text:style-name="P13">In some nations, political parties that define themselves as "Islamist" still embrace democracy, pluralism, and human rights. They seek to use Islamic values to guide society, not dictate it through totalitarian state force. </text:p>
      <text:p text:style-name="P13"/>
      <text:p text:style-name="P13">Ennahdha Party (Tunisia): <text:s text:c="2"/>This party has been described as a "moderate Islamist" movement that works within a democratic framework and explicitly rejects a theocracy. </text:p>
      <text:p text:style-name="P13"/>
      <text:p text:style-name="P13">States with Fundamentalist Rule</text:p>
      <text:p text:style-name="P13">These are the states discussed previously that do implement strict, non-moderate interpretations of Islamic law as the supreme law of the land: <text:s/></text:p>
      <text:p text:style-name="P13"/>
      <text:p text:style-name="P13">Iran , Saudi Arabia, and Afghanistan</text:p>
      <text:p text:style-name="P13"/>
      <text:list xml:id="list5431216007906258719" text:style-name="L114">
        <text:list-header>
          <text:p text:style-name="P26"><text:s/>(Taliban regime): <text:s text:c="2"/>These governments base their legitimacy on a specific, non-negotiable religious doctrine that dictates public and often private life, which is the antithesis of "moderation" in a political sense. </text:p>
        </text:list-header>
      </text:list>
      <text:p text:style-name="P13"/>
      <text:p text:style-name="P13"/>
      <text:p text:style-name="P13">The term "moderate Islam" typically refers to the vast majority of Muslims globally who live within societies and reject violence and extremism, not a specific type of fundamentalist government. </text:p>
      <text:p text:style-name="P13"/>
      <text:p text:style-name="P12">Bloodline Monarchy</text:p>
      <text:p text:style-name="P13">A bloodline monarchy isa form of government where succession to the throne is hereditary, meaning power passes down through a single ruling family or dynasty. The term "bloodline" refers to the family ties that establish who is eligible to rule, based on descent from a previous monarch. This type of monarchy differs from elective or non-hereditary systems, and while many are now constitutional monarchies with limited power, the principle of hereditary succession remains.</text:p>
      <text:p text:style-name="P13"/>
      <text:p text:style-name="P13">Key characteristics</text:p>
      <text:list xml:id="list8808136923137346291" text:style-name="L146">
        <text:list-header>
          <text:p text:style-name="P27"/>
        </text:list-header>
      </text:list>
      <text:list xml:id="list7090234401354896180" text:style-name="L163">
        <text:list-item>
          <text:p text:style-name="P49"><text:span text:style-name="T2">Hereditary succession: The head of state is a monarch who inherits their position and rules for life, passing the title to their heir. This is the fundamental principle of a bloodline monarchy.</text:span></text:p>
        </text:list-item>
      </text:list>
      <text:p text:style-name="Standard"><text:span text:style-name="T2"/></text:p>
      <text:list xml:id="list23598475" text:continue-numbering="true" text:style-name="L163">
        <text:list-item>
          <text:p text:style-name="P49"><text:span text:style-name="T2">Dynastic rule: A series of rulers from the same family constitute a dynasty, with the bloodline determining the line of succession.</text:span></text:p>
        </text:list-item>
      </text:list>
      <text:p text:style-name="Standard"><text:span text:style-name="T2"/></text:p>
      <text:list xml:id="list23626955" text:continue-numbering="true" text:style-name="L163">
        <text:list-item>
          <text:p text:style-name="P49"><text:span text:style-name="T2">Established by law: While historical succession rules were often less clear, modern monarchies have defined laws that determine who is in line for the throne, such as the UK's Act of Settlement, which specifies which Protestant descendants of Princess Sophia are eligible to succeed.</text:span></text:p>
        </text:list-item>
      </text:list>
      <text:p text:style-name="Standard"><text:span text:style-name="T2"/></text:p>
      <text:list xml:id="list23595471" text:continue-numbering="true" text:style-name="L163">
        <text:list-item>
          <text:p text:style-name="P49"><text:span text:style-name="T2">Modern examples: Most modern monarchies are constitutional, meaning the monarch's power is limited by a constitution. The role is often ceremonial, similar to a head of state in a republic. Examples include the monarchies in the United Kingdom, Spain, and Japan.</text:span></text:p>
        </text:list-item>
      </text:list>
      <text:p text:style-name="P13"/>
      <text:p text:style-name="P13">A bloodline monarchy, formally known as ahereditary monarchy, isa system of government where the head of state position (the monarch) passes from one member of a ruling family to another within the same family line. The succession is based purely on birthright and established laws, rather than election or merit.</text:p>
      <text:p text:style-name="P13"/>
      <text:p text:style-name="P13">Key aspects of a bloodline monarchy: </text:p>
      <text:p text:style-name="P13"/>
      <text:list xml:id="list8086220260493782213" text:style-name="L164">
        <text:list-item>
          <text:p text:style-name="P50"><text:span text:style-name="T2">Succession Rules: <text:s/>Power is legally passed down according to a specific order of succession, which is determined by law. Historically, this often favored the eldest male child (male primogeniture), but many modern monarchies have adopted absolute primogeniture, where the eldest child, regardless of sex, is the heir.</text:span></text:p>
        </text:list-item>
      </text:list>
      <text:p text:style-name="P13"/>
      <text:list xml:id="list23609705" text:continue-numbering="true" text:style-name="L164">
        <text:list-item>
          <text:p text:style-name="P50"><text:span text:style-name="T2">Dynasty: <text:s/>A series of rulers from the same family constitutes a dynasty (e.g., the House of Windsor, the House of Tudor).</text:span></text:p>
        </text:list-item>
      </text:list>
      <text:p text:style-name="P13"/>
      <text:list xml:id="list23611863" text:continue-numbering="true" text:style-name="L164">
        <text:list-item>
          <text:p text:style-name="P50"><text:span text:style-name="T2">Legitimacy and Stability: <text:s/>The concept of a continuous bloodline is historically used to establish legitimacy and ensure a stable and predictable transfer of power, which can help avoid civil wars or power struggles.</text:span></text:p>
        </text:list-item>
      </text:list>
      <text:p text:style-name="Standard"><text:span text:style-name="T2"/></text:p>
      <text:list xml:id="list23615819" text:continue-numbering="true" text:style-name="L164">
        <text:list-item>
          <text:p text:style-name="P50"><text:span text:style-name="T2">Constitutional vs. Absolute: <text:s/>Most modern bloodline monarchies are constitutional monarchies, where the monarch's power is limited by a constitution and they serve largely ceremonial roles. In an absolute monarchy, the monarch holds full political power.</text:span></text:p>
        </text:list-item>
      </text:list>
      <text:p text:style-name="P13"/>
      <text:list xml:id="list23612769" text:continue-numbering="true" text:style-name="L164">
        <text:list-item>
          <text:p text:style-name="P50"><text:span text:style-name="T2">"Royal Blood": <text:s/>The term "royal blood" itself is a social and historical construct, not a biological difference; the blood of a monarch is biologically the same as anyone else's. The importance lies in the genealogical lineage and the legal framework that defines who is in the </text:span><text:soft-page-break/><text:span text:style-name="T2">line of succession.</text:span></text:p>
        </text:list-item>
      </text:list>
      <text:p text:style-name="Standard"><text:span text:style-name="T2"/></text:p>
      <text:p text:style-name="Standard"><text:span text:style-name="T2"/></text:p>
      <text:p text:style-name="P13">The system ensures that the ruling power remains within a specific, recognized family lineage, often traceable back for centuries. Many royal dynasties have shaped world history. Here are some of the most famous and influential royal dynasties from different parts of the world: </text:p>
      <text:p text:style-name="P13"/>
      <text:p text:style-name="P13">European Dynasties</text:p>
      <text:list xml:id="list7561427014291826760" text:style-name="L148">
        <text:list-header>
          <text:p text:style-name="P28"/>
        </text:list-header>
      </text:list>
      <text:list xml:id="list5836198897427667539" text:style-name="L166">
        <text:list-item>
          <text:p text:style-name="P51"><text:span text:style-name="T2">House of Habsburg: <text:s/>One of the most influential and powerful royal families in European history, the Habsburgs ruled much of Central Europe, including the Holy Roman Empire and Spain, for centuries, from the late 13th century until the end of World War I.</text:span></text:p>
        </text:list-item>
      </text:list>
      <text:p text:style-name="P13"/>
      <text:list xml:id="list23622587" text:continue-numbering="true" text:style-name="L166">
        <text:list-item>
          <text:p text:style-name="P51"><text:span text:style-name="T2">House of Tudor: <text:s/>This English dynasty rose to power after the Wars of the Roses and produced several notable monarchs, including Henry VIII and Elizabeth I, who presided over the English Renaissance. Their rule ended when Elizabeth I died without an heir.</text:span></text:p>
        </text:list-item>
      </text:list>
      <text:p text:style-name="P13"/>
      <text:list xml:id="list23624460" text:continue-numbering="true" text:style-name="L166">
        <text:list-item>
          <text:p text:style-name="P51"><text:span text:style-name="T2">House of Stuart: <text:s/>Ruling Scotland from the late 14th century and then England and Ireland from 1603, the Stuart period saw significant events like the English Civil War and the formation of Great Britain through the Acts of Union.</text:span></text:p>
        </text:list-item>
      </text:list>
      <text:p text:style-name="Standard"><text:span text:style-name="T2"/></text:p>
      <text:list xml:id="list23605100" text:continue-numbering="true" text:style-name="L166">
        <text:list-item>
          <text:p text:style-name="P51"><text:span text:style-name="T2">House of Bourbon: <text:s/>A major French dynasty that also came to rule Spain (where they remain the royal family today). Notable Bourbon rulers in France included Louis XIV and Louis XVI.</text:span></text:p>
        </text:list-item>
      </text:list>
      <text:p text:style-name="Standard"><text:span text:style-name="T2"/></text:p>
      <text:list xml:id="list23611143" text:continue-numbering="true" text:style-name="L166">
        <text:list-item>
          <text:p text:style-name="P51"><text:span text:style-name="T2">House of Romanov: <text:s/>The last imperial dynasty to rule Russia, the Romanovs reigned from 1613 until the Russian Revolution in 1917. Key figures include Peter the Great and Catherine the Great.</text:span></text:p>
        </text:list-item>
      </text:list>
      <text:p text:style-name="Standard"><text:span text:style-name="T2"/></text:p>
      <text:list xml:id="list23619314" text:continue-numbering="true" text:style-name="L166">
        <text:list-item>
          <text:p text:style-name="P51"><text:span text:style-name="T2">House of Plantagenet: <text:s/>An English royal house that ruled from 1154 to 1485, overseeing the signing of the Magna Carta and the start of the Hundred Years' War.</text:span></text:p>
        </text:list-item>
      </text:list>
      <text:p text:style-name="P13"/>
      <text:p text:style-name="P13">Asian Dynasties</text:p>
      <text:p text:style-name="P13"/>
      <text:list xml:id="list4229339350136977617" text:style-name="L160">
        <text:list-item>
          <text:p text:style-name="P46"><text:span text:style-name="T2">Han Dynasty: <text:s/>One of the most influential dynasties in Chinese history, the Han consolidated Chinese identity and implemented significant innovations like paper-making and expanded the Silk Road network.</text:span></text:p>
        </text:list-item>
      </text:list>
      <text:p text:style-name="Standard"><text:span text:style-name="T2"/></text:p>
      <text:list xml:id="list23626801" text:continue-numbering="true" text:style-name="L160">
        <text:list-item>
          <text:p text:style-name="P46"><text:span text:style-name="T2">Qing Dynasty (Aisin Gioro): <text:s/>The last imperial dynasty of China, the Qing were Manchus who ruled from 1644 to 1912.</text:span></text:p>
          <text:p text:style-name="P46"><text:span text:style-name="T2"/></text:p>
        </text:list-item>
        <text:list-item>
          <text:p text:style-name="P46"><text:span text:style-name="T2">Mughal Dynasty: <text:s/>This powerful dynasty ruled over a vast empire in the Indian subcontinent from the early 16th to the mid-19th centuries, known for its rich culture and architecture.</text:span></text:p>
          <text:p text:style-name="P46"><text:span text:style-name="T2"/></text:p>
        </text:list-item>
        <text:list-item>
          <text:p text:style-name="P46"><text:span text:style-name="T2">Imperial House of Japan (Yamato Dynasty): <text:s/>Considered the oldest continuous hereditary monarchy in the world, its origins are traced back to 660 BCE, and it continues to the present day, though the monarch serves a symbolic role.</text:span></text:p>
        </text:list-item>
      </text:list>
      <text:p text:style-name="P13"/>
      <text:p text:style-name="P13"/>
      <text:p text:style-name="P13"/>
      <text:p text:style-name="P13"/>
      <text:p text:style-name="P13"/>
      <text:p text:style-name="P13"/>
      <text:p text:style-name="P13"><text:soft-page-break/>Middle Eastern Dynasties</text:p>
      <text:p text:style-name="P13"/>
      <text:list xml:id="list2064374499093514485" text:style-name="L161">
        <text:list-item>
          <text:p text:style-name="P47"><text:span text:style-name="T2">Ottoman Dynasty (House of Osman): <text:s/>One of the longest-lasting dynasties in history, the Ottomans ruled an empire spanning Southeastern Europe, Western Asia, and North Africa for over 600 years, from 1299 to 1922.</text:span></text:p>
          <text:p text:style-name="P47"><text:span text:style-name="T2"/></text:p>
        </text:list-item>
        <text:list-item>
          <text:p text:style-name="P47"><text:span text:style-name="T2">Abbasid Caliphate: <text:s/>Ruling from 750 to 1258 CE (and with a ceremonial presence until 1517), the Abbasids presided over the Islamic Golden Age, a period of significant cultural, scientific, and artistic achievement.</text:span></text:p>
          <text:p text:style-name="P47"><text:span text:style-name="T2"/></text:p>
        </text:list-item>
      </text:list>
      <text:p text:style-name="P13">Other Notable Dynasties</text:p>
      <text:p text:style-name="P13"/>
      <text:list xml:id="list2188008524423246966" text:style-name="L162">
        <text:list-item>
          <text:p text:style-name="P48"><text:span text:style-name="T2">Maurya Empire: <text:s/>Unified most of India under Emperor Ashoka the Great, promoting Buddhism and social welfare policies that influenced governance across Asia.</text:span></text:p>
        </text:list-item>
      </text:list>
      <text:p text:style-name="Standard"><text:span text:style-name="T2"/></text:p>
      <text:list xml:id="list23618019" text:continue-numbering="true" text:style-name="L162">
        <text:list-item>
          <text:p text:style-name="P48"><text:span text:style-name="T2">Mongol Empire (Borjigin): <text:s/>Founded by Genghis Khan, the Mongols built the largest contiguous land empire in history in the 13th century, facilitating vast trade and cultural exchange across Eurasia.</text:span></text:p>
        </text:list-item>
      </text:list>
      <text:p text:style-name="Standard"><text:span text:style-name="T2"/></text:p>
      <text:list xml:id="list23618351" text:continue-numbering="true" text:style-name="L162">
        <text:list-item>
          <text:p text:style-name="P48"><text:span text:style-name="T2">Solomonic Dynasty: <text:s/>A long-ruling dynasty in Ethiopia, which claimed descent from King Solomon and the Queen of Sheba, lasting from 1270 until 1975.</text:span></text:p>
        </text:list-item>
      </text:list>
      <text:p text:style-name="P9"><text:span text:style-name="T1"/></text:p>
      <text:p text:style-name="P13">Bloodline monarchies (hereditary monarchies) present a balance of potential benefits, often related to stability and tradition, and significant drawbacks concerning democracy and merit. The nature of these pros and cons often depends on whether the system is an absolute monarchy (monarch holds all power) or a constitutional monarchy (monarch is a figurehead).</text:p>
      <text:p text:style-name="P13"/>
      <text:p text:style-name="P13">Pros of Bloodline Monarchies</text:p>
      <text:p text:style-name="P13"/>
      <text:list xml:id="list7251613370336383720" text:style-name="L170">
        <text:list-item>
          <text:p text:style-name="P52"><text:span text:style-name="T2">Political Stability and Continuity: The primary advantage is a clear and immediate line of succession, which avoids power struggles, political turmoil, or the uncertainty associated with elections. The transition of power from one monarch to the next (e.g., when Queen Elizabeth II died and King Charles III succeeded) is usually seamless.</text:span></text:p>
          <text:p text:style-name="P52"><text:span text:style-name="T2"/></text:p>
        </text:list-item>
        <text:list-item>
          <text:p text:style-name="P52"><text:span text:style-name="T2">Apolitical Head of State: In a constitutional monarchy, the monarch serves as a non-partisan head of state, unifying the nation above day-to-day political conflicts. This figure can provide leadership and a sense of calm during national crises, transcending political divides.</text:span></text:p>
        </text:list-item>
        <text:list-item>
          <text:p text:style-name="P52"><text:span text:style-name="T2">Cultural Symbol and National Unity: Monarchies often preserve a nation's history, traditions, and cultural heritage, acting as an enduring symbol of national identity that resonates with citizens and strengthens societal cohesion.</text:span></text:p>
          <text:p text:style-name="P52"><text:span text:style-name="T2"/></text:p>
        </text:list-item>
        <text:list-item>
          <text:p text:style-name="P52"><text:span text:style-name="T2">Experienced Leadership (in a specific context): Heirs are often raised and specifically trained from birth for the sole purpose of ruling or fulfilling their duties, providing a deep, lifelong understanding of their nation's history and workings.</text:span></text:p>
          <text:p text:style-name="P52"><text:span text:style-name="T2"/></text:p>
        </text:list-item>
        <text:list-item>
          <text:p text:style-name="P52"><text:span text:style-name="T2">Diplomatic and Economic Benefits: Monarchs can use their historical prestige and international connections for diplomacy. Some studies suggest constitutional monarchies may have high levels of economic equality and attract tourism revenue.</text:span></text:p>
        </text:list-item>
      </text:list>
      <text:p text:style-name="P13"/>
      <text:p text:style-name="P13"/>
      <text:p text:style-name="P13"/>
      <text:p text:style-name="P13"><text:soft-page-break/>Cons of Bloodline Monarchies</text:p>
      <text:p text:style-name="P13"/>
      <text:list xml:id="list5612451001882491450" text:style-name="L172">
        <text:list-item>
          <text:p text:style-name="P53"><text:span text:style-name="T2">Lack of Accountability and Democracy: The head of state in a bloodline monarchy is not chosen through democratic elections and does not hold a position based on merit, which can be seen as incompatible with modern democratic values.</text:span></text:p>
          <text:p text:style-name="P53"><text:span text:style-name="T2"/></text:p>
        </text:list-item>
        <text:list-item>
          <text:p text:style-name="P53"><text:span text:style-name="T2">Risk of Incompetent Leadership: Succession is based on birth rather than suitability or experience in governance, which raises the possibility of an ineffective or unfit ruler inheriting power.</text:span></text:p>
          <text:p text:style-name="P53"><text:span text:style-name="T2"/></text:p>
        </text:list-item>
        <text:list-item>
          <text:p text:style-name="P53"><text:span text:style-name="T2">Potential for Abuse of Power (in absolute monarchies): In systems where the monarch holds significant political power, there is a risk of this power being used arbitrarily or for personal gain, without sufficient checks and balances.</text:span></text:p>
          <text:p text:style-name="P53"><text:span text:style-name="T2"/></text:p>
        </text:list-item>
        <text:list-item>
          <text:p text:style-name="P53"><text:span text:style-name="T2">Perpetuation of Social Hierarchy: A hereditary system inherently establishes a social hierarchy based on birth, which may be seen as conflicting with principles of equality and social mobility.</text:span></text:p>
          <text:p text:style-name="P53"><text:span text:style-name="T2"/></text:p>
        </text:list-item>
        <text:list-item>
          <text:p text:style-name="P53"><text:span text:style-name="T2">Financial Cost: Maintaining a royal family and the associated institutions can represent a significant expense for the state, which may be viewed as an inefficient use of public funds.</text:span></text:p>
        </text:list-item>
      </text:list>
      <text:p text:style-name="Standard"><text:span text:style-name="T2"/></text:p>
      <text:p text:style-name="P13">Recent examples of political crises related to monarchies include issues in both absolute and constitutional systems, often revolving around the balance of power, public accountability, and royal conduct.</text:p>
      <text:p text:style-name="P13"/>
      <text:p text:style-name="P13">Thailand: <text:s/>Constitutional Clashes</text:p>
      <text:p text:style-name="P13"><text:bookmark text:name="SLknaYHNDMHg0PEPyNjfmAw_1"/>Thailand has faced ongoing political instability and recurring crises where the powerful monarchy, while constitutionally a constitutional monarchy, plays a significant background role.</text:p>
      <text:p text:style-name="P13"/>
      <text:list xml:id="list878888251718614911" text:style-name="L177">
        <text:list-item>
          <text:p text:style-name="P54"><text:span text:style-name="T2">Intervention in Party Politics (2019): A political party linked to former Prime Minister Thaksin Shinawatra was dissolved by the Constitutional Court for nominating a princess as a candidate for prime minister, which the court deemed "acting in a manner hostile to the constitutional monarchy".</text:span></text:p>
          <text:p text:style-name="P54"><text:span text:style-name="T2"/></text:p>
        </text:list-item>
        <text:list-item>
          <text:p text:style-name="P54"><text:span text:style-name="T2">Ongoing Turmoil (2024-2025): The country continues to experience significant political upheaval, with court rulings and protests highlighting deep divisions that involve the role and influence of the monarchy and military in government affairs.</text:span></text:p>
          <text:p text:style-name="P54"><text:span text:style-name="T2"/></text:p>
        </text:list-item>
      </text:list>
      <text:p text:style-name="P13"><text:bookmark text:name="SLknaYHNDMHg0PEPyNjfmAw_2"/>Morocco: <text:s/>Crisis Response and Leadership</text:p>
      <text:p text:style-name="P13"><text:bookmark text:name="SLknaYHNDMHg0PEPyNjfmAw_3"/>Morocco, an absolute monarchy, faced criticism following a devastating earthquake in September 2023.</text:p>
      <text:p text:style-name="P13"/>
      <text:list xml:id="list4999265605764008195" text:style-name="L178">
        <text:list-item>
          <text:p text:style-name="P55"><text:span text:style-name="T2">Delayed Disaster Response: A major point of contention was the high death toll being partially attributed to officials delaying coordinated emergency response efforts, allegedly because they had to wait for King Mohammed VI to return from Paris to coordinate the national response. This highlighted concerns about the monarch's centralized power and its impact on government efficiency during a crisis.</text:span></text:p>
        </text:list-item>
      </text:list>
      <text:p text:style-name="P13"/>
      <text:p text:style-name="P13"/>
      <text:p text:style-name="P13"/>
      <text:p text:style-name="P13"/>
      <text:p text:style-name="P13"/>
      <text:p text:style-name="P13"><text:bookmark text:name="SLknaYHNDMHg0PEPyNjfmAw_4"/><text:soft-page-break/>Malaysia: <text:s/>Royal Intervention in Government Formation</text:p>
      <text:p text:style-name="P13"/>
      <text:p text:style-name="P13"><text:bookmark text:name="SLknaYHNDMHg0PEPyNjfmAw_5"/>Malaysia experienced a constitutional crisis in 2020 when political maneuvering caused the ruling government to collapse.</text:p>
      <text:p text:style-name="P13"/>
      <text:list xml:id="list1189369701003481475" text:style-name="L179">
        <text:list-item>
          <text:p text:style-name="P56"><text:span text:style-name="T2">Monarch's Role in Appointing PM: The King (the Yang di-Pertuan Agong) took the unprecedented step of personally interviewing every member of Parliament to determine who commanded the majority support to form a new government. This direct intervention in the political process, while constitutionally permitted in a crisis, sparked debate over whether it was a necessary stabilization measure or an overreach into the democratic process.</text:span></text:p>
        </text:list-item>
      </text:list>
      <text:p text:style-name="P13"/>
      <text:p text:style-name="P13"><text:bookmark text:name="SLknaYHNDMHg0PEPyNjfmAw_6"/>United Kingdom: <text:s/>Royal Scandals and Succession Dynamics</text:p>
      <text:p text:style-name="P13"/>
      <text:p text:style-name="P13">While not a governmental "crisis" in the same vein as those in absolute monarchies, the British monarchy has dealt with significant internal and public relations challenges recently.</text:p>
      <text:list xml:id="list7749965575530882071" text:style-name="L176">
        <text:list-header>
          <text:p text:style-name="P29"/>
        </text:list-header>
      </text:list>
      <text:list xml:id="list6165920226200236984" text:style-name="L180">
        <text:list-item>
          <text:p text:style-name="P57"><text:span text:style-name="T2">Prince Andrew Scandal: The former Prince Andrew's association with convicted sex offender Jeffrey Epstein led to intense scrutiny, the stripping of his military titles and royal patronages, and a civil sex abuse case which was settled out of court in early 2022. This created a major public relations crisis for the institution.</text:span></text:p>
        </text:list-item>
        <text:list-item>
          <text:p text:style-name="P57"><text:span text:style-name="T2">Health and Visibility Challenges (2024): With both King Charles III and Princess Kate undergoing cancer treatment in early 2024, the monarchy faced a challenge regarding royal visibility and public engagement, fueling a debate about the monarchy's size, secrecy, and ongoing relevance in the modern era.</text:span></text:p>
        </text:list-item>
      </text:list>
      <text:p text:style-name="P13"/>
      <text:p text:style-name="P13">Calls for Abolition/Republics</text:p>
      <text:p text:style-name="P13"/>
      <text:p text:style-name="P13">Across various constitutional monarchies (including<text:bookmark text:name="SLknaYHNDMHg0PEPyNjfmAw_7"/> Nepal which abolished its monarchy in 2008 and <text:bookmark text:name="SLknaYHNDMHg0PEPyNjfmAw_8"/>Barbados <text:s/>which became a republic in 2021), there have been increased calls for the abolition of the monarchy following the accession of King Charles III, particularly in Commonwealth realms, with protests occurring during royal visits. In <text:bookmark text:name="SLknaYHNDMHg0PEPyNjfmAw_9"/>Nepal, public dissatisfaction with the current government has led some protesters to call for a return to the monarchy.</text:p>
      <text:p text:style-name="P13"/>
      <text:p text:style-name="P13">In constitutional monarchies, the primary checks and balances limiting the monarch's power and preventing the concentration of authority areaconstitution(written or unwritten) and theseparation of powersamong different branches of a democratically elected government.</text:p>
      <text:p text:style-name="P13"/>
      <text:p text:style-name="P13">Key Checks and Balances</text:p>
      <text:p text:style-name="P13">The monarch's powers are primarily constrained by these mechanisms: </text:p>
      <text:p text:style-name="P13"/>
      <text:list xml:id="list7891996020719270500" text:style-name="L182">
        <text:list-item>
          <text:p text:style-name="P58"><text:span text:style-name="T2">The Constitution: This foundational document or set of laws explicitly outlines the monarch's limited authority and the structure of the government. The monarch is bound by the constitution and cannot act outside its defined parameters.</text:span></text:p>
        </text:list-item>
      </text:list>
      <text:p text:style-name="P13"/>
      <text:list xml:id="list23601170" text:continue-numbering="true" text:style-name="L182">
        <text:list-item>
          <text:p text:style-name="P58"><text:span text:style-name="T2">Legislative Supremacy (Parliament): Real political and law-making power resides with an elected parliament (or other legislative body like the Japanese Diet). Parliament has the authority to pass laws, control national finances (e.g., taxation), and hold the actual government (the executive branch) accountable.</text:span></text:p>
        </text:list-item>
      </text:list>
      <text:p text:style-name="P13"/>
      <text:p text:style-name="P13"/>
      <text:p text:style-name="P13"/>
      <text:p text:style-name="P13"/>
      <text:p text:style-name="P13"/>
      <text:p text:style-name="Standard"><text:soft-page-break/><text:span text:style-name="T2">Separation of Powers:</text:span></text:p>
      <text:p text:style-name="Standard"><text:span text:style-name="T2"/></text:p>
      <text:list xml:id="list6307852649832775296" text:style-name="L198">
        <text:list-item>
          <text:p text:style-name="P67"><text:span text:style-name="T2">Executive Power: Actual governing power usually rests with the Prime Minister and cabinet, who are elected officials and are accountable to the parliament, not the monarch directly.</text:span></text:p>
        </text:list-item>
      </text:list>
      <text:p text:style-name="Standard"><text:span text:style-name="T2"/></text:p>
      <text:list xml:id="list2074254284085191115" text:style-name="L184">
        <text:list-item>
          <text:p text:style-name="P59"><text:span text:style-name="T2">Judicial Review: The court system ensures that the executive branch and other government bodies act within the law. In some cases, courts can review the use of historical "prerogative powers" to ensure they conform to legal standards.</text:span></text:p>
        </text:list-item>
      </text:list>
      <text:p text:style-name="Standard"><text:span text:style-name="T2"/></text:p>
      <text:list xml:id="list23607113" text:continue-numbering="true" text:style-name="L184">
        <text:list-item>
          <text:p text:style-name="P59"><text:span text:style-name="T2">Conventions and Precedents: Many powers a monarch might technically still possess on paper (such as the ability to refuse "Royal Assent" to legislation or dismiss a Prime Minister) are, by strong convention, not used in modern democracies. Breaking these long-established norms can cause a political crisis, as seen in Denmark in 1920 or the 1925 King-Byng affair in Canada.</text:span></text:p>
        </text:list-item>
      </text:list>
      <text:p text:style-name="Standard"><text:span text:style-name="T2"/></text:p>
      <text:list xml:id="list23598974" text:continue-numbering="true" text:style-name="L184">
        <text:list-item>
          <text:p text:style-name="P59"><text:span text:style-name="T2">Public and Civil Society Scrutiny: An independent media and active civil society scrutinize the actions of both the government and the monarchy, ensuring accountability.</text:span></text:p>
        </text:list-item>
      </text:list>
      <text:p text:style-name="P13"/>
      <text:list xml:id="list23598852" text:continue-numbering="true" text:style-name="L184">
        <text:list-item>
          <text:p text:style-name="P59"><text:span text:style-name="T2">Impartial Civil Service and Regulators: Impartial government officials and independent regulatory bodies provide a further balance within the executive branch by offering non-political, institutional oversight and expertise.</text:span></text:p>
        </text:list-item>
      </text:list>
      <text:p text:style-name="Standard"><text:span text:style-name="T2"/></text:p>
      <text:p text:style-name="Standard"><text:span text:style-name="T2"/></text:p>
      <text:p text:style-name="P13">Ultimately, in most modern constitutional monarchies, the monarch "reigns but does not rule," serving as a unifying national symbol while actual governance is handled by democratically elected representatives</text:p>
      <text:p text:style-name="P13"/>
      <text:p text:style-name="P13"/>
      <text:p text:style-name="P10"><text:span text:style-name="T1"/></text:p>
      <text:p text:style-name="P11"><text:span text:style-name="T1">Communism</text:span></text:p>
      <text:p text:style-name="Standard"/>
      <text:p text:style-name="Standard"/>
      <text:p text:style-name="P13">Communism is a political and economic ideology that aims to establish aclassless, stateless, and moneyless societybased on the common ownership of the means of production. This theory, most famously outlined by Karl Marx and Friedrich Engels inThe Communist Manifesto(1848), posits that the working class (proletariat) must overthrow the ruling, property-owning class (bourgeoisie) to achieve this goal.</text:p>
      <text:p text:style-name="P13"/>
      <text:p text:style-name="P13">Core Principles of Theoretical Communism</text:p>
      <text:p text:style-name="P13">In theory, a fully realized communist society operates on several key principles: </text:p>
      <text:p text:style-name="P13"/>
      <text:list xml:id="list3603346647503280101" text:style-name="L190">
        <text:list-item>
          <text:p text:style-name="P61"><text:span text:style-name="T2">Common Ownership: The major means of production (factories, mines, farms, transportation, etc.) are owned collectively by the public or the community, not by individuals or the state.</text:span></text:p>
          <text:p text:style-name="P61"><text:span text:style-name="T2"/></text:p>
        </text:list-item>
        <text:list-item>
          <text:p text:style-name="P61"><text:span text:style-name="T2">Abolition of Private Property: The concept of private ownership of productive property is eliminated, though personal items (homes, clothing) might still be individually used.</text:span></text:p>
          <text:p text:style-name="P61"><text:span text:style-name="T2"/></text:p>
        </text:list-item>
        <text:list-item>
          <text:p text:style-name="P61"><text:span text:style-name="T2">Classless Society: By eliminating the division between owners and workers, class distinctions disappear, and with them, class conflict.</text:span></text:p>
          <text:p text:style-name="P61"><text:span text:style-name="T2"/></text:p>
        </text:list-item>
        <text:list-item>
          <text:p text:style-name="P61"><text:span text:style-name="T2">Stateless and Moneyless: In its final, utopian stage, a communist society would have no need for a central government or currency, as resources would be abundant and people would govern themselves democratically in a self-managing association.</text:span></text:p>
          <text:p text:style-name="P61"><text:span text:style-name="T2"/></text:p>
        </text:list-item>
        <text:list-item>
          <text:p text:style-name="P61"><text:span text:style-name="T2">Distribution based on need: The guiding principle for distributing goods and services is "From each according to his ability, to each according to his needs".</text:span></text:p>
          <text:p text:style-name="P61"><text:span text:style-name="T2"/></text:p>
        </text:list-item>
      </text:list>
      <text:p text:style-name="P13">Applied Communism and Historical Regimes</text:p>
      <text:p text:style-name="P13"/>
      <text:p text:style-name="P13">In practice, the communist regimes of the 20th century, such as the Soviet Union and the People's Republic of China, did not achieve the stateless, moneyless utopia envisioned by Marx. Instead, they were characterized by: </text:p>
      <text:p text:style-name="P13"/>
      <text:list xml:id="list7232537693720930303" text:style-name="L191">
        <text:list-item>
          <text:p text:style-name="P62"><text:span text:style-name="T2">One-Party Rule: A single political party (the Communist Party) maintained absolute control, suppressing political opposition and dissent.</text:span></text:p>
        </text:list-item>
        <text:list-item>
          <text:p text:style-name="P62"><text:span text:style-name="T2">Command Economy: The state established a centralized command economy, controlling property and production goals, often leading to economic inefficiency.</text:span></text:p>
        </text:list-item>
        <text:list-item>
          <text:p text:style-name="P62"><text:span text:style-name="T2">Authoritarianism: Power was concentrated in the hands of a few leaders (like Lenin, Stalin, or Mao), leading to totalitarian control, repression, and mass human rights abuses.</text:span></text:p>
        </text:list-item>
      </text:list>
      <text:p text:style-name="P13"/>
      <text:p text:style-name="Standard"><text:span text:style-name="T2">Today, the official form of government in only five countries is communist in name: China, Cuba, Laos, </text:span><text:bookmark text:name="3_cnaaH6KqCV0PEPsfi1-Qc_1"/><text:span text:style-name="T2">North Korea , and </text:span><text:bookmark text:name="3_cnaaH6KqCV0PEPsfi1-Qc_2"/><text:span text:style-name="T2">Vietnam. Most of these nations have incorporated elements of market capitalism into their economies while retaining single-party political control. </text:span></text:p>
      <text:p text:style-name="P95">A communist revolt is a social and political revolution or armed uprising inspired by the ideas of Marxism that aims to replace a capitalist or existing government with a communist state. These movements have occurred globally throughout history, most notably during the 20th century. </text:p>
      <text:p text:style-name="Standard"/>
      <text:p text:style-name="Standard"/>
      <text:p text:style-name="Standard">Historical Examples of Major Communist Revolts</text:p>
      <text:p text:style-name="Standard"/>
      <text:p text:style-name="Standard">Communist revolts have varied widely in scale, from failed local uprisings to full-scale civil wars that fundamentally changed the global balance of power. </text:p>
      <text:p text:style-name="Standard"/>
      <text:list xml:id="list7199532432901602781" text:style-name="L186">
        <text:list-item>
          <text:p text:style-name="P60">Russian Revolution (1917): <text:s/>Led by Vladimir Lenin's Bolshevik Party, this violent revolution overthrew the Tsarist autocracy and the subsequent provisional government, establishing the world's first communist state, which became the Soviet Union.</text:p>
          <text:p text:style-name="P60"/>
        </text:list-item>
        <text:list-item>
          <text:p text:style-name="P60">Chinese Communist Revolution (1927–1949): <text:s/>A decades-long social and political revolution led by the Chinese Communist Party (CCP) under Mao Zedong. The communist forces defeated the Nationalists, leading to the proclamation of the People's Republic of China in 1949 and forcing the previous government to retreat to Taiwan.</text:p>
          <text:p text:style-name="P60"/>
        </text:list-item>
        <text:list-item>
          <text:p text:style-name="P60">Cuban Revolution (1953–1959): <text:s/>Fidel Castro and his revolutionary forces overthrew the U.S.-backed dictatorship of Fulgencio Batista, eventually establishing a socialist state supported by the Soviet Union.</text:p>
          <text:p text:style-name="P60"/>
        </text:list-item>
        <text:list-item>
          <text:p text:style-name="P60">Vietnamese Revolution/Wars (1945–1975): <text:s/>Communist forces in North Vietnam, led by Ho Chi Minh, waged decades of war (the First Indochina War and the Vietnam War) against French and later U.S.-backed South Vietnamese forces, culminating in the establishment of a unified communist Vietnam.</text:p>
          <text:p text:style-name="P60"/>
        </text:list-item>
        <text:list-item>
          <text:p text:style-name="P60">Paris Commune (1871): <text:s/>One of the earliest examples of a worker-led, short-lived revolutionary government, where workers of Paris took over the city during the instability following the Franco-Prussian War, before being suppressed by the French army.</text:p>
          <text:p text:style-name="P60"/>
        </text:list-item>
        <text:list-item>
          <text:p text:style-name="P60">Other notable, often failed, attempts: <text:s/>These include the Spartacist uprising in Germany, the Hungarian Soviet Republic after WWI, and the Ar-Rashid revolt in Iraq, among many others across Europe, Asia, Africa, and South America. </text:p>
        </text:list-item>
      </text:list>
      <text:p text:style-name="Standard"/>
      <text:p text:style-name="Standard"/>
      <text:p text:style-name="Standard">Contemporary Status</text:p>
      <text:p text:style-name="Standard"/>
      <text:p text:style-name="Standard">In the late 20th century, a wave of peaceful revolutions (such as the Velvet Revolution in Czechoslovakia) led to the collapse of most communist regimes in Eastern Europe and the dissolution of the Soviet Union. </text:p>
      <text:p text:style-name="Standard"/>
      <text:p text:style-name="P13">Presently, only five states are officially communist in name and one-party rule: <text:s/>China, Cuba, Laos, North Korea, and Vietnam. While historical communist revolts have largely concluded, some countries still experience active, low-level communist/Maoist insurgencies, such as the ongoing Naxalite-Maoist insurgency in parts of India.</text:p>
      <text:p text:style-name="P96">The characterization of "communism as state-run capitalism" is a significant critique and alternative analysis offered by various economists and political theorists, particularly from within certain Marxist and anarchist traditions. The core argument is that in self-proclaimed communist states, the essential exploitative dynamics of capitalism persist, but the sole capitalist entity is the state itself, managed by a new bureaucratic or political elite.</text:p>
      <text:p text:style-name="P13"/>
      <text:p text:style-name="P13">Theoretical Argument: <text:s/>The State as Sole Capitalist</text:p>
      <text:p text:style-name="P13"/>
      <text:p text:style-name="P13">This perspective argues that the historical regimes (like the former Soviet Union or present-day China) never achieved true communism or even the transitional stage of socialism (as theoretically defined by the democratic control of the means of production by the workers). Instead, they created a new form of class society where:</text:p>
      <text:p text:style-name="P13"/>
      <text:list xml:id="list4614470532083311941" text:style-name="L192">
        <text:list-item>
          <text:p text:style-name="P63"><text:span text:style-name="T2">State Ownership: <text:s/>The government, rather than the working class, owns and administers the means of production (factories, land, resources).</text:span></text:p>
          <text:p text:style-name="P63"><text:span text:style-name="T2"/></text:p>
        </text:list-item>
        <text:list-item>
          <text:p text:style-name="P63"><text:span text:style-name="T2">Production for Profit/Accumulation: <text:s/>The driving force of the economy, even in state-owned enterprises, remains the extraction of a surplus value from the workforce to invest in further production and capital accumulation, which is the defining characteristic of capitalism.</text:span></text:p>
          <text:p text:style-name="P63"><text:span text:style-name="T2"/></text:p>
        </text:list-item>
        <text:list-item>
          <text:p text:style-name="P63"><text:span text:style-name="T2">A New Ruling Class: <text:s/>A political bureaucracy or single party (e.g., the Communist Party of China) acts as the collective "owner" and extracts the surplus, effectively replacing private capitalists with a state elite that is not accountable to the general population.</text:span></text:p>
          <text:p text:style-name="P63"><text:span text:style-name="T2"/></text:p>
        </text:list-item>
        <text:list-item>
          <text:p text:style-name="P63"><text:span text:style-name="T2">Wage Labor and Exploitation: <text:s/>The relationship between the worker and the state remains one of wage labor, where the worker is paid a wage while the state appropriates the value generated by their labor, perpetuating exploitation and alienation.</text:span></text:p>
          <text:p text:style-name="P63"><text:span text:style-name="T2"/></text:p>
        </text:list-item>
      </text:list>
      <text:p text:style-name="P13">Modern Examples: <text:s/>China's "Party-State Capitalism"</text:p>
      <text:p text:style-name="P13"/>
      <text:p text:style-name="P13">Modern China is frequently cited as a textbook example of "state capitalism" or "party-state capitalism" today. </text:p>
      <text:p text:style-name="P13"/>
      <text:list xml:id="list2797911913273398489" text:style-name="L194">
        <text:list-item>
          <text:p text:style-name="P64"><text:span text:style-name="T2">Hybrid Model: <text:s/>The Chinese economy blends significant private enterprise and market competition with continued state ownership of major, strategic sectors (e.g., energy, telecommunications, defense).</text:span></text:p>
          <text:p text:style-name="P64"><text:span text:style-name="T2"/></text:p>
        </text:list-item>
        <text:list-item>
          <text:p text:style-name="P64"><text:span text:style-name="T2">Party Control: <text:s/>The Chinese Communist Party (CCP) maintains absolute political control and actively uses state-owned enterprises, industrial policies, and regulatory power to steer the economy toward political objectives and national security goals, rather than pure market efficiency.</text:span></text:p>
          <text:p text:style-name="P64"><text:span text:style-name="T2"/></text:p>
        </text:list-item>
        <text:list-item>
          <text:p text:style-name="P64"><text:span text:style-name="T2">Blurring Lines: <text:s/>The lines between the state and private firms are blurred, with private companies needing to align with party interests and often having party committees embedded within their corporate governance structures.</text:span></text:p>
          <text:p text:style-name="P64"><text:span text:style-name="T2"/></text:p>
        </text:list-item>
      </text:list>
      <text:p text:style-name="P13">In essence, the argument views these systems not as a pathway to genuine communism, but as a robust form of capitalism where the state functions as a unified, monopolistic capitalist entity that uses market mechanisms under firm authoritarian control to drive growth and maintain power. </text:p>
      <text:p text:style-name="P96">The idea of using "communism" as a temporary measure to restore order primarily draws from historical application during crises, rather than core Marxist theory, which posits communism as a long-term goal following a socialist transition.</text:p>
      <text:p text:style-name="P13"/>
      <text:list xml:id="list6279000498851721335" text:style-name="L195">
        <text:list-item>
          <text:p text:style-name="P65"><text:span text:style-name="T2">Historical Application: <text:s/>"War Communism" in Russia The most prominent historical example of communist economic measures used during a period of chaos was"War Communism"in Soviet Russia from 1918 to 1921.</text:span></text:p>
        </text:list-item>
      </text:list>
      <text:p text:style-name="Standard"><text:span text:style-name="T2"/></text:p>
      <text:list xml:id="list23610098" text:continue-numbering="true" text:style-name="L195">
        <text:list-item>
          <text:p text:style-name="P65"><text:span text:style-name="T2">Context: Implemented by Vladimir Lenin's Bolshevik government during the Russian Civil War, these policies were an emergency response to consolidate power and ensure the Red Army was supplied.</text:span></text:p>
          <text:p text:style-name="P65"><text:span text:style-name="T2"/></text:p>
        </text:list-item>
        <text:list-item>
          <text:p text:style-name="P65"><text:span text:style-name="T2">Measures: The government nationalized all manufacturing and industry, established strict central management, forbade strikes, and, crucially, requisitioned surplus grain from peasant farmers to feed the army and cities.</text:span></text:p>
          <text:p text:style-name="P65"><text:span text:style-name="T2"/></text:p>
        </text:list-item>
        <text:list-item>
          <text:p text:style-name="P65"><text:span text:style-name="T2">Result: While the policies helped the Bolsheviks win the war, they proved economically disastrous, leading to severe famine (an estimated five million died in 1921), economic collapse, and mass unrest.</text:span></text:p>
          <text:p text:style-name="P65"><text:span text:style-name="T2"/></text:p>
        </text:list-item>
        <text:list-item>
          <text:p text:style-name="P65"><text:span text:style-name="T2">Temporary Retreat: The failure forced Lenin to introduce theNew Economic Policy (NEP)in 1921, which was explicitly a temporary retreat from full nationalization, allowing some private enterprise and market activity to restore order and stabilize the economy.</text:span></text:p>
        </text:list-item>
      </text:list>
      <text:list xml:id="list7180271711966835563" text:style-name="L197">
        <text:list-header>
          <text:p text:style-name="P66"><text:span text:style-name="T2"/></text:p>
        </text:list-header>
      </text:list>
      <text:p text:style-name="P13">Theoretical Perspective</text:p>
      <text:p text:style-name="P13"/>
      <text:p text:style-name="P13">Within general communist theory, the "temporary measure" is thedictatorship of the proletariat, a transitional state intended to suppress counter-revolutionaries and transform society from capitalism to socialism. This phase involves seizing the means of production and establishing democratic control, but it is meant to lead toward a final, stateless communist society, not just restore order and then revert to a previous system.</text:p>
      <text:p text:style-name="P13"/>
      <text:p text:style-name="P13">Conclusion</text:p>
      <text:p text:style-name="P13"/>
      <text:p text:style-name="P13">In practice, strict, state-controlled economic measures associated with communism have been deployed during extreme national crises with mixed results. While they may centralize control in the short term to achieve specific military or political objectives, history suggests they often lead to severe economic hardship and social unrest, prompting a return to mixed economic policies to restore true stability.</text:p>
      <text:p text:style-name="P13"/>
      <text:p text:style-name="P96">The idea of using "communism" as a temporary measure to restore order primarily draws from historical application during crises, rather than core Marxist theory, which posits communism as a long-term goal following a socialist transition.</text:p>
      <text:p text:style-name="P13"/>
      <text:list xml:id="list23617249" text:continue-list="list23610098" text:style-name="L195">
        <text:list-item>
          <text:p text:style-name="P65"><text:span text:style-name="T2">Historical Application: <text:s/>"War Communism" in Russia The most prominent historical example of communist economic measures used during a period of chaos was"War Communism"in Soviet Russia from 1918 to 1921.</text:span></text:p>
        </text:list-item>
      </text:list>
      <text:p text:style-name="Standard"><text:span text:style-name="T2"/></text:p>
      <text:list xml:id="list23596646" text:continue-numbering="true" text:style-name="L195">
        <text:list-item>
          <text:p text:style-name="P65"><text:span text:style-name="T2">Context: Implemented by Vladimir Lenin's Bolshevik government during the Russian Civil War, these policies were an emergency response to consolidate power and ensure the Red Army was supplied.</text:span></text:p>
          <text:p text:style-name="P65"><text:span text:style-name="T2"/></text:p>
        </text:list-item>
        <text:list-item>
          <text:p text:style-name="P65"><text:span text:style-name="T2">Measures: The government nationalized all manufacturing and industry, established strict central management, forbade strikes, and, crucially, requisitioned surplus grain from peasant farmers to feed the army and cities.</text:span></text:p>
          <text:p text:style-name="P65"><text:span text:style-name="T2"/></text:p>
        </text:list-item>
        <text:list-item>
          <text:p text:style-name="P65"><text:span text:style-name="T2">Result: While the policies helped the Bolsheviks win the war, they proved economically disastrous, leading to severe famine (an estimated five million died in 1921), economic collapse, and mass unrest.</text:span></text:p>
          <text:p text:style-name="P65"><text:span text:style-name="T2"/></text:p>
        </text:list-item>
        <text:list-item>
          <text:p text:style-name="P65"><text:span text:style-name="T2">Temporary Retreat: The failure forced Lenin to introduce theNew Economic Policy (NEP)in 1921, which was explicitly a temporary retreat from full nationalization, allowing some private enterprise and market activity to restore order and stabilize the economy.</text:span></text:p>
        </text:list-item>
      </text:list>
      <text:list xml:id="list1014794138285303782" text:style-name="L199">
        <text:list-header>
          <text:p text:style-name="P68"><text:span text:style-name="T2"/></text:p>
        </text:list-header>
      </text:list>
      <text:p text:style-name="P13">Theoretical Perspective</text:p>
      <text:p text:style-name="P13"/>
      <text:p text:style-name="P13">Within general communist theory, the "temporary measure" is thedictatorship of the proletariat, a transitional state intended to suppress counter-revolutionaries and transform society from capitalism to socialism. This phase involves seizing the means of production and establishing democratic control, but it is meant to lead toward a final, stateless communist society, not just restore order and then revert to a previous system.</text:p>
      <text:p text:style-name="P13"/>
      <text:p text:style-name="P13">Conclusion</text:p>
      <text:p text:style-name="P13"/>
      <text:p text:style-name="P13">In practice, strict, state-controlled economic measures associated with communism have been deployed during extreme national crises with mixed results. While they may centralize control in the short term to achieve specific military or political objectives, history suggests they often lead to severe economic hardship and social unrest, prompting a return to mixed economic policies to restore true stability.</text:p>
      <text:p text:style-name="P13"/>
      <text:p text:style-name="P12">Constitutional Democracy</text:p>
      <text:p text:style-name="P3"/>
      <text:p text:style-name="P13">A constitutional democracy is a system of government that combines the principles of democracy (rule by the people, usually through elected representatives) with the rule of law established by a constitution that limits the government's power. The constitution serves as the supreme law, protecting individual and minority rights from the potential "tyranny of the majority".</text:p>
      <text:p text:style-name="P13"/>
      <text:p text:style-name="P13">Key Principles</text:p>
      <text:list xml:id="list6235368128561603958" text:style-name="L201">
        <text:list-item>
          <text:p text:style-name="P69"><text:span text:style-name="T2">Popular Sovereignty: <text:s/>The people are the ultimate source of the government's authority and legitimacy.</text:span></text:p>
        </text:list-item>
        <text:list-item>
          <text:p text:style-name="P69"><text:span text:style-name="T2">Limited Government: <text:s/>The constitution defines and constrains the powers of government officials, ensuring they are not absolute.</text:span></text:p>
        </text:list-item>
        <text:list-item>
          <text:p text:style-name="P69"><text:span text:style-name="T2">Rule of Law: <text:s/>Everyone, including government leaders, is subject to and accountable under the law.</text:span></text:p>
        </text:list-item>
        <text:list-item>
          <text:p text:style-name="P69"><text:span text:style-name="T2">Separation of Powers: <text:s/>Government authority is distributed among distinct branches (typically executive, legislative, and judicial) to prevent the concentration of power in any single group or person.</text:span></text:p>
        </text:list-item>
        <text:list-item>
          <text:p text:style-name="P69"><text:span text:style-name="T2">Checks and Balances: <text:s/>Each branch of government has the power to limit or oversee the other branches, creating a system of mutual accountability.</text:span></text:p>
        </text:list-item>
        <text:list-item>
          <text:p text:style-name="P69"><text:span text:style-name="T2">Protection of Rights: <text:s/>Fundamental individual liberties and minority rights (such as freedom of speech, religion, and due process of law) are enshrined in the constitution and legally protected.</text:span></text:p>
        </text:list-item>
        <text:list-item>
          <text:p text:style-name="P69"><text:span text:style-name="T2">Free and Fair Elections: <text:s/>Representatives are chosen through regular, competitive elections where nearly all adult citizens have the right to vote. </text:span></text:p>
        </text:list-item>
      </text:list>
      <text:p text:style-name="P13"/>
      <text:p text:style-name="P13">Constitutional Democracy vs. Pure Democracy</text:p>
      <text:p text:style-name="P13"/>
      <text:p text:style-name="P13">A pure democracy operates on simple majority rule, which theoretically could allow the majority to infringe upon the rights of a minority. In contrast, a constitutional democracy uses the constitution as a higher law to safeguard fundamental rights, ensuring that even a majority vote cannot easily override these basic protections. <text:s/>The United States is a prominent historical example and is accurately described as both a representative democracy and a constitutional republic, embodying these principles. Other examples include Germany, Japan, and India.</text:p>
      <text:p text:style-name="P13">---</text:p>
      <text:p text:style-name="P13"/>
      <text:p text:style-name="P13"/>
      <text:p text:style-name="P96">Constitutional democracies worldwide currently face significant challenges, often stemming from internal political dynamics, economic pressures, and rapid social and technological changes. These issues contribute to a global trend of democratic backsliding or erosion, where the core tenets of the rule of law and checks and balances are under pressure.</text:p>
      <text:p text:style-name="P13"><text:s/></text:p>
      <text:p text:style-name="P13">Key Challenges</text:p>
      <text:list xml:id="list956299529660386478" text:style-name="L228">
        <text:list-item>
          <text:p text:style-name="P71"><text:span text:style-name="T2">Rise of Populism and Polarization: <text:s/>Populist leaders and movements often gain power by positioning themselves as the sole legitimate voice of "the people" against a "corrupt elite". Once in power, they tend to attack independent institutions, such as the media and the judiciary, viewing constitutional checks on their power as obstacles to implementing the "will of the people". This often deepens political and social polarization, dividing society into antagonistic camps and making compromise difficult.</text:span></text:p>
        </text:list-item>
        <text:list-item>
          <text:p text:style-name="P71"><text:span text:style-name="T2">Erosion of the Rule of Law and Institutions: <text:s/>A primary mechanism of democratic decline is the slow but substantial unraveling of the rule of law and institutional checks and balances. This can involve: </text:span></text:p>
          <text:list>
            <text:list-item>
              <text:p text:style-name="P71"><text:span text:style-name="T2">Weakening the Judiciary: <text:s/>Efforts to undermine the independence of courts, for example, by packing them with partisan loyalists or ignoring their rulings.</text:span></text:p>
            </text:list-item>
            <text:list-item>
              <text:p text:style-name="P71"><text:span text:style-name="T2">Capturing the Media: <text:s/>Restricting press freedom and spreading government propaganda to control the public narrative and delegitimize critical voices.</text:span></text:p>
            </text:list-item>
            <text:list-item>
              <text:p text:style-name="P71"><text:span text:style-name="T2">Challenging Electoral Integrity: <text:s/>Questioning the legitimacy of election results without evidence and implementing laws that make voting or political participation more difficult for certain groups.</text:span></text:p>
            </text:list-item>
          </text:list>
        </text:list-item>
        <text:list-item>
          <text:p text:style-name="P71"><text:span text:style-name="T2">Misinformation and the Digital Age: <text:s/>The rapid spread of misinformation and disinformation (fake news) through social media makes it easier for political elites to distort public opinion and fuel polarization. This creates "echo chambers" where citizens are exposed only to views that reinforce their existing beliefs, hindering informed public debate.</text:span></text:p>
        </text:list-item>
        <text:list-item>
          <text:p text:style-name="P71"><text:span text:style-name="T2">Economic Inequality and Social Discontent: <text:s/>Significant and growing socioeconomic disparities can lead to public disillusionment with government, creating fertile ground for populist movements that promise to address these grievances. When citizens feel their government is unresponsive to their needs, trust in democratic processes declines.</text:span></text:p>
        </text:list-item>
        <text:list-item>
          <text:p text:style-name="P71"><text:span text:style-name="T2">Executive Aggrandizement: <text:s/>An increasing concentration of power in the executive branch, often justified by a perceived need for strong leadership during times of crisis (e.g., a pandemic or security threats), can undermine the separation of powers. </text:span></text:p>
          <text:p text:style-name="P71"><text:span text:style-name="T2"/></text:p>
        </text:list-item>
      </text:list>
      <text:p text:style-name="P13">These challenges are often interconnected, creating a cycle where one issue exacerbates another, making the defense of democratic institutions a complex, multi-layered effort.</text:p>
      <text:p text:style-name="P13">---</text:p>
      <text:p text:style-name="P96">A range of intertwined factors make constitutional democracies vulnerable to backsliding, primarily a mix of deep-seated socioeconomic grievances, institutional weaknesses, and the strategic actions of anti-democratic political actors. </text:p>
      <text:p text:style-name="P13"/>
      <text:p text:style-name="P13">Socioeconomic and Cultural Factors</text:p>
      <text:list xml:id="list3343080143001051372" text:style-name="L229">
        <text:list-item>
          <text:p text:style-name="P72"><text:span text:style-name="T2">High Economic Inequality: <text:s/>This is one of the strongest predictors of democratic erosion. Significant gaps in income and wealth can cultivate a sense of grievance among citizens who feel left behind by economic elites, leading to disillusionment with the existing system and making them more receptive to populist promises of change.</text:span></text:p>
        </text:list-item>
        <text:list-item>
          <text:p text:style-name="P72"><text:span text:style-name="T2">Political Polarization and Social Grievance: <text:s/>When society is deeply divided into antagonistic camps, citizens may be more willing to tolerate undemocratic behavior by their own leaders if they believe it prevents a "despised" opposition from gaining power. Leaders often exploit existing cultural anxieties, such as those related to immigration, racial diversity, or traditional values, to deepen these divisions and consolidate support.</text:span></text:p>
        </text:list-item>
        <text:list-item>
          <text:p text:style-name="P72"><text:span text:style-name="T2">Decline in Public Trust: <text:s/>A long-term decline in public confidence in political institutions and processes (e.g., the judiciary, media, electoral systems) weakens their legitimacy and makes attacks on these institutions more palatable to a cynical public. </text:span></text:p>
        </text:list-item>
      </text:list>
      <text:p text:style-name="P13"/>
      <text:p text:style-name="P13">Institutional Weaknesses</text:p>
      <text:list xml:id="list902623684620053227" text:style-name="L230">
        <text:list-item>
          <text:p text:style-name="P73"><text:span text:style-name="T2">Weak Checks and Balances: <text:s/>The absence of robust, independent institutions of accountability (like a strong, non-politicized judiciary, a free press, and effective anti-corruption bodies) makes it easier for an aspiring autocrat to concentrate power without meaningful resistance.</text:span></text:p>
        </text:list-item>
        <text:list-item>
          <text:p text:style-name="P73"><text:span text:style-name="T2">Executive Aggrandizement: <text:s/>This is a key pathway for backsliding in the 21st century. It involves the expansion of the executive leader's power through ostensibly legal channels, such as altering electoral laws, manipulating media coverage, or using states of emergency to bypass legislative oversight.</text:span></text:p>
        </text:list-item>
        <text:list-item>
          <text:p text:style-name="P73"><text:span text:style-name="T2">Inexperience/Youth of Democratic Institutions: <text:s/>Newly established democracies, especially those formed during the "third wave" of democratization, are often more vulnerable than older, consolidated ones, as their norms and institutions are less entrenched and tested.</text:span></text:p>
        </text:list-item>
        <text:list-item>
          <text:p text:style-name="P73"><text:span text:style-name="T2">Personalist Politics: <text:s/>Systems where power is concentrated in the hands of a single leader rather than a strong, institutionalized political party are more susceptible to power grabs and the undermining of horizontal accountability.</text:span></text:p>
        </text:list-item>
      </text:list>
      <text:p text:style-name="P13"/>
      <text:p text:style-name="P13">External and Contingent Factors</text:p>
      <text:list xml:id="list6936617889860190892" text:style-name="L231">
        <text:list-item>
          <text:p text:style-name="P74"><text:span text:style-name="T2">External Influence: <text:s/>Interference from powerful authoritarian states, such as Russia and China, can destabilize other democracies through disinformation campaigns, cyberwarfare, and support for anti-democratic actors.</text:span></text:p>
        </text:list-item>
        <text:list-item>
          <text:p text:style-name="P74"><text:span text:style-name="T2">Crises and States of Emergency: <text:s/>Events like economic downturns, pandemics, or security threats can be leveraged by leaders to justify the use of emergency powers, which often involve curtailing civil liberties and expanding executive control.</text:span></text:p>
        </text:list-item>
        <text:list-item>
          <text:p text:style-name="P74"><text:span text:style-name="T2">Rapid Information Technologies: <text:s/>Social media and new communication technologies facilitate the rapid spread of disinformation and the creation of insular "echo chambers," which hinders informed public debate and exacerbates polarization. </text:span></text:p>
          <text:p text:style-name="P74"><text:span text:style-name="T2"/></text:p>
        </text:list-item>
      </text:list>
      <text:p text:style-name="P13">These factors often work in concert, creating a cycle where economic stress fuels polarization, which in turn allows populist leaders to attack weak institutions and erode democratic norms over time. </text:p>
      <text:p text:style-name="P13">---</text:p>
      <text:p text:style-name="P13"/>
      <text:p text:style-name="P96">Executive aggrandizement is a form of democratic backsliding where an elected leader systematically expands their power beyond the established constitutional checks and balances through seemingly legal and incremental institutional changes. This process makes the exercise of political power more arbitrary and less accountable, leading to a gradual erosion of democracy rather than an abrupt collapse like a coup. </text:p>
      <text:p text:style-name="P13"/>
      <text:p text:style-name="P13">How Executive Aggrandizement Affects Democratic Erosion</text:p>
      <text:p text:style-name="P13"/>
      <text:p text:style-name="P13">Executive aggrandizement hollows out a constitutional democracy by targeting the core institutions designed to limit power: </text:p>
      <text:list xml:id="list6106599599000841505" text:style-name="L227">
        <text:list-item>
          <text:p text:style-name="P70"><text:span text:style-name="T2">Weakening Horizontal Accountability: <text:s/>This involves efforts to dominate or undermine the other branches of government (the legislature and judiciary).</text:span></text:p>
        </text:list-item>
        <text:list-item>
          <text:p text:style-name="P70"><text:span text:style-name="T2">Judiciary: <text:s/>Leaders interfere with judicial independence by packing courts with loyalists, ignoring unfavorable rulings, or creating new disciplinary chambers to punish uncooperative judges.</text:span></text:p>
        </text:list-item>
        <text:list-item>
          <text:p text:style-name="P70"><text:span text:style-name="T2">Legislature: <text:s/>The executive may bypass legislative oversight by using executive decrees, manipulating electoral laws to ensure a permanent majority, or simply ignoring the will of the opposition.</text:span></text:p>
        </text:list-item>
        <text:list-item>
          <text:p text:style-name="P70"><text:span text:style-name="T2">Bureaucracy/Civil Service: <text:s/>The non-partisan civil service can be politicized by purging perceived opponents and replacing career professionals with party loyalists, ensuring government resources can be weaponized for partisan ends.</text:span></text:p>
        </text:list-item>
        <text:list-item>
          <text:p text:style-name="P70"><text:span text:style-name="T2">Weakening Societal and Vertical Accountability: <text:s/>The executive also works to stifle opposition from outside the government.</text:span></text:p>
          <text:list>
            <text:list-item>
              <text:p text:style-name="P70"><text:span text:style-name="T2">Attacking the Media: <text:s/>Independent media outlets are often delegitimized and attacked (verbally or through financial pressure) to control the public narrative and limit the flow of unbiased information.</text:span></text:p>
            </text:list-item>
            <text:list-item>
              <text:p text:style-name="P70"><text:span text:style-name="T2">Stifling Civil Society: <text:s/>Non-governmental organizations (NGOs), educational institutions, and other civic groups are targeted and constrained to reduce their ability to scrutinize government actions.</text:span></text:p>
            </text:list-item>
            <text:list-item>
              <text:p text:style-name="P70"><text:span text:style-name="T2">Undermining Election Administration: <text:s/>Leaders may cut funding for independent election bodies, restrict voter access, or spread doubt about the legitimacy of election results to weaken accountability at the ballot box. </text:span></text:p>
            </text:list-item>
          </text:list>
        </text:list-item>
      </text:list>
      <text:p text:style-name="P13"/>
      <text:p text:style-name="P13">By proceeding through legal channels and leveraging popular electoral mandates, these changes are often incremental and can be framed as the "will of the people," making them difficult for watchdogs and the public to identify and counter in real-time. This slow and steady accumulation of power eventually shifts the system from a robust democracy to a competitive authoritarian or "electoral autocracy" regime.</text:p>
      <text:p text:style-name="P13">---</text:p>
      <text:p text:style-name="P96">Several countries have faced significant challenges to their constitutional democracies due to the rise of populism, most notably <text:bookmark text:name="CysoacX_N6yV0PEP0faiwAY_1"/>Hungary and <text:bookmark text:name="CysoacX_N6yV0PEP0faiwAY_2"/>Poland in Europe, and <text:bookmark text:name="CysoacX_N6yV0PEP0faiwAY_3"/>Venezuela in Latin America. </text:p>
      <text:p text:style-name="P13"/>
      <text:p text:style-name="P13">Case Studies of Populism Challenging Democracy </text:p>
      <text:p text:style-name="P13"/>
      <text:p text:style-name="P13">These examples illustrate a common pattern where populist leaders, once elected, use their mandate to systematically dismantle the institutional checks and balances that limit their power and protect minority rights. </text:p>
      <text:p text:style-name="P13"/>
      <text:p text:style-name="P13"><text:bookmark text:name="CysoacX_N6yV0PEP0faiwAY_4"/>Hungary</text:p>
      <text:p text:style-name="P13"><text:s/></text:p>
      <text:p text:style-name="P13">Under Prime Minister Viktor Orbán and his Fidesz party, <text:bookmark text:name="CysoacX_N6yV0PEP0faiwAY_5"/>Hungary has transitioned into a self-described "illiberal democracy". </text:p>
      <text:list xml:id="list484952501949694527" text:style-name="L232">
        <text:list-item>
          <text:p text:style-name="P75"><text:span text:style-name="T2">Constitutional Overhaul: <text:s/>After achieving a two-thirds parliamentary majority in 2010, Fidesz was able to rewrite the constitution and electoral laws to ensure its continued dominance.</text:span></text:p>
        </text:list-item>
        <text:list-item>
          <text:p text:style-name="P75"><text:span text:style-name="T2">Undermining the Judiciary: <text:s/>The government has compromised judicial autonomy by packing the courts with loyalist judges and ignoring rulings that went against its agenda.</text:span></text:p>
        </text:list-item>
        <text:list-item>
          <text:p text:style-name="P75"><text:span text:style-name="T2">Media Control: <text:s/>Public media has been turned into a government mouthpiece, and independent outlets have faced pressure and state capture to control the public narrative.</text:span></text:p>
        </text:list-item>
        <text:list-item>
          <text:p text:style-name="P75"><text:span text:style-name="T2">Targeting Minorities and Civil Society: <text:s/>The government has used anti-immigration rhetoric to stoke fear and prejudice, while also targeting non-governmental organizations (NGOs) and academic institutions seen as ideological opponents. </text:span></text:p>
        </text:list-item>
      </text:list>
      <text:p text:style-name="P13"/>
      <text:p text:style-name="P13"><text:bookmark text:name="CysoacX_N6yV0PEP0faiwAY_6"/>Poland</text:p>
      <text:p text:style-name="P13"><text:s/></text:p>
      <text:p text:style-name="P13">The Law and Justice (PiS) party, which held power from 2015 to 2023, followed a similar playbook to </text:p>
      <text:p text:style-name="P13"><text:bookmark text:name="CysoacX_N6yV0PEP0faiwAY_7"/>Hungary's Fidesz, aiming to emulate its success. </text:p>
      <text:list xml:id="list4111923262216405469" text:style-name="L233">
        <text:list-item>
          <text:p text:style-name="P76"><text:span text:style-name="T2">Assault on the Constitutional Tribunal: <text:s/>PiS immediately sought to paralyze the highest court by refusing to publish its rulings and installing partisan judges, effectively removing a crucial check on legislative power.</text:span></text:p>
        </text:list-item>
        <text:list-item>
          <text:p text:style-name="P76"><text:span text:style-name="T2">Politicization of State Institutions: <text:s/>The party worked to control the public media, civil service, and prosecution services, filling key roles with party loyalists.</text:span></text:p>
        </text:list-item>
        <text:list-item>
          <text:p text:style-name="P76"><text:span text:style-name="T2">Exploitation of Social Divisions: <text:s/>PiS used a "us vs. them" rhetoric, focusing on conservative Catholic ideology to marginalize political opponents and minority groups, such as the LGBTQ+ community, to consolidate its base. </text:span></text:p>
        </text:list-item>
      </text:list>
      <text:p text:style-name="P13"/>
      <text:p text:style-name="P13"><text:bookmark text:name="CysoacX_N6yV0PEP0faiwAY_8"/>Venezuela</text:p>
      <text:p text:style-name="P13"><text:s/></text:p>
      <text:p text:style-name="P13"><text:bookmark text:name="CysoacX_N6yV0PEP0faiwAY_9"/>Venezuela under Hugo Chávez and his successor Nicolás Maduro serves as a stark illustration of how unchecked populism can lead to full-blown authoritarianism and a humanitarian crisis. </text:p>
      <text:list xml:id="list4925439017860462330" text:style-name="L234">
        <text:list-item>
          <text:p text:style-name="P77"><text:span text:style-name="T2">Dismantling of Democratic Institutions: <text:s/>Over time, the executive branch gradually accumulated power, hollowing out independent institutions and using legal mechanisms to silence the opposition.</text:span></text:p>
        </text:list-item>
        <text:list-item>
          <text:p text:style-name="P77"><text:span text:style-name="T2">Erosion of the Rule of Law: <text:s/>The government has engaged in political purges and the use of force against dissenters, resulting in a breakdown of the rule of law and an economic collapse.</text:span></text:p>
          <text:p text:style-name="P77"><text:span text:style-name="T2"/></text:p>
        </text:list-item>
      </text:list>
      <text:p text:style-name="P13">These examples demonstrate how populist movements can erode constitutional democracy not through military coups, but through the incremental and often legally gray manipulation of existing democratic and legal frameworks. </text:p>
      <text:p text:style-name="P13">---</text:p>
      <text:p text:style-name="P13"><text:soft-page-break/>Both Hungary's Fidesz government (under Viktor Orbán) and Poland's former Law and Justice (PiS) government enacted a series of policies to challenge the EU's core liberal democratic values, primarily focusing on centralizing power, eroding judicial independence, controlling media, and targeting minorities. It is important to note that since a new coalition government under Donald Tusk took power in Poland in late 2023, efforts have been underway to reverse these changes and restore the rule of law, although this process has faced ongoing opposition from PiS-aligned officials and the president. The following policies were characteristic of their populist governance: </text:p>
      <text:p text:style-name="P13"/>
      <text:p text:style-name="P13">Undermining the Judiciary and Rule of Law </text:p>
      <text:p text:style-name="P13"/>
      <text:p text:style-name="P13">The most significant conflict with the EU has centered on judicial independence, which both countries systematically targeted. </text:p>
      <text:list xml:id="list8453371828062147126" text:style-name="L235">
        <text:list-item>
          <text:p text:style-name="P78"><text:span text:style-name="T2">Politicizing Court Appointments: <text:s/>In both countries, the governments changed the appointment processes for judges and the structure of supreme and constitutional courts, packing them with partisan loyalists to ensure favorable rulings.</text:span></text:p>
        </text:list-item>
        <text:list-item>
          <text:p text:style-name="P78"><text:span text:style-name="T2">Disciplinary Measures for Judges: <text:s/>Poland established a controversial "Disciplinary Chamber" within its Supreme Court with the power to investigate and sanction judges who criticized the government's reforms or applied EU law, a move the European Court of Justice (ECJ) ruled was illegal.</text:span></text:p>
        </text:list-item>
        <text:list-item>
          <text:p text:style-name="P78"><text:span text:style-name="T2">Ignoring EU Court Rulings: <text:s/>The Hungarian supreme court has, at times, attempted to revisit or ignore ECJ judgments before applying them nationally, challenging the fundamental principle of the primacy of EU law.</text:span></text:p>
        </text:list-item>
        <text:list-item>
          <text:p text:style-name="P78"><text:span text:style-name="T2">Controlling the Public Prosecutor: <text:s/>Both governments moved to bring the public prosecution services under direct political control, which opposition groups feared would be used to target political enemies. </text:span></text:p>
          <text:p text:style-name="P32">---</text:p>
        </text:list-item>
      </text:list>
      <text:p text:style-name="P96">Controlling Media and Civil Society </text:p>
      <text:p text:style-name="P13"/>
      <text:p text:style-name="P13">To limit independent oversight and public criticism, both governments enacted policies to control the flow of information and restrict independent organizations. </text:p>
      <text:list xml:id="list6067054297741073012" text:style-name="L236">
        <text:list-item>
          <text:p text:style-name="P79"><text:span text:style-name="T2">State Media as Propaganda: <text:s/>Public broadcasters were effectively captured and turned into government mouthpieces, using state advertising revenue to reward pro-government private outlets and financially starve independent ones.</text:span></text:p>
        </text:list-item>
        <text:list-item>
          <text:p text:style-name="P79"><text:span text:style-name="T2">"Foreign Agent" Laws: <text:s/>Hungary passed a law requiring non-governmental organizations (NGOs) that receive foreign funding to register as "foreign agents," similar to legislation in Russia, to stigmatize and pressure civil society groups.</text:span></text:p>
        </text:list-item>
        <text:list-item>
          <text:p text:style-name="P79"><text:span text:style-name="T2">Targeting Academic Freedom: <text:s/>Hungary forced the Central European University, a prestigious institution, to move most of its operations out of the country through accreditation changes, an act widely seen as an attack on academic freedom. </text:span></text:p>
          <text:p text:style-name="P79"><text:span text:style-name="T2"/></text:p>
        </text:list-item>
      </text:list>
      <text:p text:style-name="P13">Restricting Minority Rights and Social Freedoms</text:p>
      <text:p text:style-name="P13"/>
      <text:p text:style-name="P13">The populist governments also targeted specific social and minority groups, using "traditional values" rhetoric to solidify their base but violating the EU Charter of Fundamental Rights. </text:p>
      <text:list xml:id="list4640097073809471901" text:style-name="L237">
        <text:list-item>
          <text:p text:style-name="P80"><text:span text:style-name="T2">LGBTQ+ Rights Restrictions: <text:s/>Poland saw the rise of local government resolutions declaring "LGBT-free zones," and Hungary passed a controversial "anti-pedophilia law" that conflated homosexuality with pedophilia and restricted the access of minors to LGBTQ+ content.</text:span></text:p>
        </text:list-item>
        <text:list-item>
          <text:p text:style-name="P80"><text:span text:style-name="T2">Near-Total Abortion Bans: <text:s/>Poland's PiS-packed Constitutional Tribunal issued a ruling that led to a near-total ban on abortion, sparking massive street protests.</text:span></text:p>
        </text:list-item>
        <text:list-item>
          <text:p text:style-name="P80"><text:span text:style-name="T2">Anti-Migration Policies: <text:s/>Hungary, in particular, enacted stringent asylum laws, including a policy requiring asylum claims to be made outside the country, which led to the ECJ imposing significant fines on Budapest for violating EU law. </text:span></text:p>
        </text:list-item>
      </text:list>
      <text:p text:style-name="Standard"><text:span text:style-name="T2"/></text:p>
      <text:p text:style-name="P13">These policies prompted the EU to launch several legal actions and freeze billions of euros in EU funds for both countries until the rule of law concerns were addressed.</text:p>
      <text:p text:style-name="P13">---</text:p>
      <text:p text:style-name="P13"/>
      <text:p text:style-name="P96">The EU has a multi-tiered "rule of law toolbox" to enforce its core values, with varying degrees of effectiveness against Hungary and Poland. While traditional political measures proved largely ineffective due to a lack of political will and unanimity requirements, financial sanctions have emerged as the most powerful leverage point. </text:p>
      <text:p text:style-name="P13"/>
      <text:p text:style-name="P13">EU Legal Avenues to Enforce the Rule of Law</text:p>
      <text:p text:style-name="P13"/>
      <text:p text:style-name="P13">The primary mechanisms available to the EU are a mix of dialogue, legal action, and financial penalties: <text:s/></text:p>
      <text:list xml:id="list1647774100297359862" text:style-name="L238">
        <text:list-item>
          <text:p text:style-name="P81"><text:span text:style-name="T2">Infringement Procedures (Article 258 TFEU): <text:s/>The European Commission can launch legal action against a member state for breaching specific EU laws. This can lead to the Court of Justice of the European Union (CJEU) imposing financial penalties if a country fails to comply with a court judgment.</text:span></text:p>
        </text:list-item>
        <text:list-item>
          <text:p text:style-name="P81"><text:span text:style-name="T2">Article 7 TEU Procedure (The "Nuclear Option"): <text:s/>This mechanism allows for a political process to determine a "clear risk of a serious breach" of EU values. In its final stage, it could result in the suspension of a member state's voting rights in the Council.</text:span></text:p>
        </text:list-item>
        <text:list-item>
          <text:p text:style-name="P81"><text:span text:style-name="T2">Rule of Law Conditionality Mechanism: <text:s/>Introduced in 2021, this regulation allows the EU to withhold funds from member states if rule of law violations are found to affect the sound financial management of the EU budget.</text:span></text:p>
        </text:list-item>
        <text:list-item>
          <text:p text:style-name="P81"><text:span text:style-name="T2">Withholding Recovery and Resilience Facility (RRF) Funds: <text:s/>Access to post-pandemic recovery funds is conditional on meeting specific "milestones" related to judicial independence and anti-corruption reforms. </text:span></text:p>
        </text:list-item>
      </text:list>
      <text:p text:style-name="P13"/>
      <text:p text:style-name="P13">Effectiveness Against Hungary and Poland </text:p>
      <text:p text:style-name="P13"/>
      <text:p text:style-name="P13">The effectiveness of these tools has differed significantly between the two countries, largely due to a change in Poland's government in late 2023. </text:p>
      <text:p text:style-name="P13"/>
      <text:p text:style-name="P13">Ineffective Avenues</text:p>
      <text:list xml:id="list4746997168537717971" text:style-name="L239">
        <text:list-item>
          <text:p text:style-name="P82"><text:span text:style-name="T2">Article 7 Procedure: <text:s/>This avenue proved largely ineffective as a corrective tool. The process requires unanimity among member states (minus the target state) for the most serious sanctions. Hungary and Poland effectively blocked the procedure for one another for years, meaning it remained stuck in the hearing phase.</text:span></text:p>
        </text:list-item>
        <text:list-item>
          <text:p text:style-name="P82"><text:span text:style-name="T2">Early Infringements: <text:s/>Initial legal actions by the Commission sometimes resulted in slow implementation or only cosmetic changes by the Polish and Hungarian governments. </text:span></text:p>
        </text:list-item>
      </text:list>
      <text:p text:style-name="P13"/>
      <text:p text:style-name="P13">Effective Avenues (Primarily Financial)</text:p>
      <text:list xml:id="list3197219377979396651" text:style-name="L240">
        <text:list-header>
          <text:p text:style-name="P30"/>
        </text:list-header>
      </text:list>
      <text:list xml:id="list6020949820106850700" text:style-name="L241">
        <text:list-item>
          <text:p text:style-name="P83"><text:span text:style-name="T2">Financial Sanctions and Conditionality: <text:s/>The withholding of billions of euros in EU funds has proven to be the most effective mechanism.</text:span></text:p>
        </text:list-item>
        <text:list-item>
          <text:p text:style-name="P83"><text:span text:style-name="T2">Poland: <text:s/>Following the election of a new, pro-EU government in December 2023, the Polish authorities presented an action plan to restore judicial independence. The EU acknowledged the progress, released most of the frozen funds, and formally closed the Article 7 procedure against Poland in May 2024.</text:span></text:p>
        </text:list-item>
        <text:list-item>
          <text:p text:style-name="P83"><text:span text:style-name="T2">Hungary: <text:s/>Hungary has not implemented comprehensive reforms and continues to have billions of euros in cohesion and recovery funds frozen. The financial pressure forced Hungary to initiate some minor reforms, but genuine change has been limited. The ECJ also imposed a landmark fine of €200 million plus a daily penalty of €1 million on Hungary for failing to comply with a judgment on asylum laws.</text:span></text:p>
        </text:list-item>
      </text:list>
      <text:p text:style-name="P13"/>
      <text:p text:style-name="P13">In summary, political dialogue and Article 7 were largely failures, but the financial leverage of the conditionality mechanism and the ECJ's ability to impose massive fines have proven to be powerful <text:soft-page-break/>motivators for compliance, especially in Poland following its change of government. </text:p>
      <text:p text:style-name="P13">---</text:p>
      <text:p text:style-name="P13"/>
      <text:p text:style-name="P96">Beyond specific government policies, several deep-rooted factors in Hungary and Poland contribute to the persistence of illiberal democratic trends, including post-communist disillusionment with capitalism, appeals to traditional national identity, and weak democratic institutions and civil society. </text:p>
      <text:p text:style-name="P13"/>
      <text:p text:style-name="P13">Socioeconomic Discontent and Post-Communist Transition </text:p>
      <text:list xml:id="list3013038861869456679" text:style-name="L242">
        <text:list-item>
          <text:p text:style-name="P84"><text:span text:style-name="T2">Winners and Losers of Transition: <text:s/>The shift from planned economies to free-market capitalism after 1989 created clear "winners" and "losers". Many in rural areas and deindustrialized towns, particularly older and less-educated individuals, experienced rising unemployment, increased social disparities, and a decline in living standards, fostering widespread disillusionment with liberal economic policies and democracy itself.</text:span></text:p>
        </text:list-item>
        <text:list-item>
          <text:p text:style-name="P84"><text:span text:style-name="T2">Demand for Strong State Intervention: <text:s/>The legacy of state socialism instilled a lingering societal expectation for the state to provide economic security and social welfare. When liberal democratic governments failed to meet these expectations, citizens became more receptive to populist promises of a strong state that would intervene to protect their interests and ensure "existential security".</text:span></text:p>
        </text:list-item>
        <text:list-item>
          <text:p text:style-name="P84"><text:span text:style-name="T2">Lack of Trust: <text:s/>Hungarian and Polish societies are often characterized by low levels of interpersonal trust and a lack of confidence in political institutions. This cynicism makes citizens less likely to participate in the democratic process or defend independent institutions, and more vulnerable to political leaders who claim to be the only authentic representatives of the people's will. </text:span></text:p>
        </text:list-item>
      </text:list>
      <text:p text:style-name="P13"/>
      <text:p text:style-name="P13">Political Culture and Identity</text:p>
      <text:list xml:id="list7965432845360419078" text:style-name="L243">
        <text:list-item>
          <text:p text:style-name="P85"><text:span text:style-name="T2">Appeals to Ethno-Nationalism and Traditional Values: <text:s/>Populist leaders in both countries, like Viktor Orbán and Poland's former PiS leaders, have actively promoted narratives of "national Catholicism" and a "Christian-conservative political community". This resonates with a desire to protect traditional national and cultural identities against perceived threats from globalization, immigration, and "liberal Western values," fostering exclusionary politics and consolidating a loyal base of support.</text:span></text:p>
        </text:list-item>
        <text:list-item>
          <text:p text:style-name="P85"><text:span text:style-name="T2">Exploitation of Cultural Anxieties: <text:s/>Issues such as immigration and LGBTQ+ rights have been weaponized to create cultural conflicts and frame political debates in stark moral terms ("us vs. them"). This strategy positions the ruling party as the defender of the "true nation" against internal and external enemies.</text:span></text:p>
        </text:list-item>
        <text:list-item>
          <text:p text:style-name="P85"><text:span text:style-name="T2">Weakness of the Opposition: <text:s/>A lack of credible, united political opposition has also played a significant role. Without a viable alternative, voters who are dissatisfied with the status quo often see no choice but to continue supporting the populist incumbent, or they become completely apathetic to the political process. </text:span></text:p>
        </text:list-item>
      </text:list>
      <text:p text:style-name="P13"/>
      <text:p text:style-name="P13">Institutional and Structural Factors</text:p>
      <text:list xml:id="list7050597983886186634" text:style-name="L244">
        <text:list-item>
          <text:p text:style-name="P86"><text:span text:style-name="T2">Flawed Electoral Systems: <text:s/>In Hungary, the specific design of the electoral system with its "winner compensation" mechanism has allowed Fidesz to secure a powerful two-thirds majority with only just over 50% of the popular vote, enabling them to change the constitution and reshape institutions at will.</text:span></text:p>
        </text:list-item>
        <text:list-item>
          <text:p text:style-name="P86"><text:span text:style-name="T2">Weak Civil Society: <text:s/>Compared to older Western democracies, civil society in these countries has been historically weaker, making it easier for strong state actors to marginalize independent non-governmental organizations and control the public narrative. <text:s/></text:span></text:p>
        </text:list-item>
      </text:list>
      <text:p text:style-name="P13">---</text:p>
      <text:p text:style-name="P13"/>
      <text:p text:style-name="P13"/>
      <text:p text:style-name="P96">Democratic backsliding is a global phenomenon, with multiple regions experiencing a decline in democratic performance. The most significant instances and concerning trends have been observed in Latin America, Asia and the Pacific, and parts of Africa, alongside continued issues within Europe and concerns in the <text:bookmark text:name="1iwoaf6nMPaF0PEPlubNoQI_1"/>United States. </text:p>
      <text:p text:style-name="P13"/>
      <text:p text:style-name="P13">Regions Experiencing Democratic Backsliding</text:p>
      <text:p text:style-name="Standard"><text:bookmark text:name="1iwoaf6nMPaF0PEPlubNoQI_18"/><text:span text:style-name="T2">Latin America: <text:s/>This region has seen various forms of backsliding, from outright transitions into autocracy to "competitive authoritarian" regimes.</text:span></text:p>
      <text:list xml:id="list1654149646274260486" text:style-name="L245">
        <text:list-item>
          <text:list>
            <text:list-item>
              <text:p text:style-name="P31"><text:bookmark text:name="1iwoaf6nMPaF0PEPlubNoQI_19"/>Nicaragua <text:s/>and <text:bookmark text:name="1iwoaf6nMPaF0PEPlubNoQI_20"/>Venezuela have consolidated into full autocracies under Daniel Ortega and Nicolás Maduro, respectively.</text:p>
            </text:list-item>
            <text:list-item>
              <text:p text:style-name="P31"><text:bookmark text:name="1iwoaf6nMPaF0PEPlubNoQI_21"/>El Salvador has experienced sharp backsliding under President Nayib Bukele, with concerns about the capture of the judiciary and the weakening of the opposition.</text:p>
            </text:list-item>
            <text:list-item>
              <text:p text:style-name="P31">In countries like <text:bookmark text:name="1iwoaf6nMPaF0PEPlubNoQI_22"/>Guatemala and <text:bookmark text:name="1iwoaf6nMPaF0PEPlubNoQI_23"/>Peru, elite collusion and government corruption have undermined public trust in institutions, although democratic actors have sometimes managed to contain the worst outcomes.</text:p>
            </text:list-item>
          </text:list>
        </text:list-item>
        <text:list-item>
          <text:p text:style-name="P31"><text:bookmark text:name="1iwoaf6nMPaF0PEPlubNoQI_24"/>Asia and the <text:bookmark text:name="1iwoaf6nMPaF0PEPlubNoQI_25"/>Pacific: <text:s/>Trends vary widely across the region, from stable democracies to military juntas.</text:p>
          <text:list>
            <text:list-item>
              <text:p text:style-name="P31"><text:bookmark text:name="1iwoaf6nMPaF0PEPlubNoQI_26"/>Myanmar has been in crisis since the military's violent coup in February 2021, which halted a partial democratic transition and led to civil war.</text:p>
            </text:list-item>
            <text:list-item>
              <text:p text:style-name="P31"><text:bookmark text:name="1iwoaf6nMPaF0PEPlubNoQI_27"/>India, a long-standing democracy, has been classified by some indices as an "electoral autocracy" due to the Modi government's use of sedition laws to silence critics and crackdowns on civil liberties and the media.</text:p>
            </text:list-item>
            <text:list-item>
              <text:p text:style-name="P31">The <text:bookmark text:name="1iwoaf6nMPaF0PEPlubNoQI_28"/>Philippines under former President Rodrigo Duterte saw an expansion of executive and police power associated with his "War on Drugs" and attacks on independent media outlets.</text:p>
            </text:list-item>
            <text:list-item>
              <text:p text:style-name="P31">In <text:bookmark text:name="1iwoaf6nMPaF0PEPlubNoQI_29"/>Thailand, the military has long influenced politics, with the judiciary recently dissolving a popular opposition party and banning its leader from politics.</text:p>
            </text:list-item>
            <text:list-item>
              <text:p text:style-name="P31">In late 2024, <text:bookmark text:name="1iwoaf6nMPaF0PEPlubNoQI_30"/>South Korea experienced a thwarted attempt at a "self-coup" when the president declared martial law, which was quickly overturned by strong democratic institutions and public mobilization.</text:p>
            </text:list-item>
          </text:list>
        </text:list-item>
        <text:list-item>
          <text:p text:style-name="P31"><text:bookmark text:name="1iwoaf6nMPaF0PEPlubNoQI_31"/>Africa: <text:s/>The continent exhibits a mix of democratic resilience and significant decline, especially in West Africa.</text:p>
          <text:list>
            <text:list-item>
              <text:p text:style-name="P31">Several countries have experienced military coups or the delay of promised elections, including </text:p>
              <text:p text:style-name="P31"><text:bookmark text:name="1iwoaf6nMPaF0PEPlubNoQI_32"/>Burkina Faso, <text:bookmark text:name="1iwoaf6nMPaF0PEPlubNoQI_33"/>Guinea, <text:bookmark text:name="1iwoaf6nMPaF0PEPlubNoQI_34"/>Mali, and <text:bookmark text:name="1iwoaf6nMPaF0PEPlubNoQI_35"/>Niger.</text:p>
            </text:list-item>
            <text:list-item>
              <text:p text:style-name="P31">In<text:bookmark text:name="1iwoaf6nMPaF0PEPlubNoQI_36"/> Tunisia, a self-coup by the president led to the suspension of parliament and consolidation of power.</text:p>
            </text:list-item>
            <text:list-item>
              <text:p text:style-name="P31">Despite these setbacks, positive developments have occurred in countries like <text:bookmark text:name="1iwoaf6nMPaF0PEPlubNoQI_37"/>South Africa and<text:bookmark text:name="1iwoaf6nMPaF0PEPlubNoQI_38"/> Botswana, which saw ruling parties lose majorities and form coalition governments or experience a peaceful transfer of power.</text:p>
            </text:list-item>
          </text:list>
        </text:list-item>
        <text:list-item>
          <text:p text:style-name="P31">Other Regions: </text:p>
          <text:list>
            <text:list-item>
              <text:p text:style-name="P31"><text:bookmark text:name="1iwoaf6nMPaF0PEPlubNoQI_39"/>Europe: <text:s/>In addition to <text:bookmark text:name="1iwoaf6nMPaF0PEPlubNoQI_40"/>Hungary, countries like <text:bookmark text:name="1iwoaf6nMPaF0PEPlubNoQI_41"/>Serbia, <text:bookmark text:name="1iwoaf6nMPaF0PEPlubNoQI_42"/>Turkey, and even some older Western European democracies have seen declines in press freedom and civil liberties.</text:p>
            </text:list-item>
            <text:list-item>
              <text:p text:style-name="P31"><text:bookmark text:name="1iwoaf6nMPaF0PEPlubNoQI_43"/>United States: <text:s/>Political observers have noted a mild but ongoing trend of democratic backsliding, particularly concerning voting rights, political polarization, and the hollowing out of oversight functions </text:p>
            </text:list-item>
          </text:list>
        </text:list-item>
      </text:list>
      <text:p text:style-name="P13"/>
      <text:p text:style-name="P13"/>
      <text:p text:style-name="P96"><text:bookmark text:name="Ei0oadmdGY6b0PEPz-2J2As_1"/>Venezuela is experiencing an acute political, economic, and humanitarian crisis as the government of Nicolás Maduro has consolidated power and dismantled democratic institutions over the last decade. The country is widely classified as an authoritarian regime that uses the facade of elections to maintain control, while the population suffers from a severe economic collapse and a complex humanitarian emergency. </text:p>
      <text:p text:style-name="P13"/>
      <text:p text:style-name="P13">Political Situation: <text:s/>Authoritarian Consolidation</text:p>
      <text:p text:style-name="P13"/>
      <text:p text:style-name="P13">The Maduro government has systematically undermined constitutional democracy by eroding the rule of law and suppressing dissent. </text:p>
      <text:list xml:id="list5502062977122400972" text:style-name="L246">
        <text:list-item>
          <text:p text:style-name="P87"><text:span text:style-name="T2">Electoral Manipulation: <text:s/>The regime has manipulated electoral processes by banning major opposition parties and candidates, timing elections to its advantage, and engaging in widespread irregularities and fraud. The 2024 presidential election, for example, was widely disputed by international observers who stated it "did not meet international standards of electoral integrity".</text:span></text:p>
        </text:list-item>
        <text:list-item>
          <text:p text:style-name="P87"><text:span text:style-name="T2">Repression and Political Prisoners: <text:s/>Security forces have detained, tortured, and abused opponents, including military dissidents, political leaders, and protesters. As of September 2025, a Venezuelan human rights group reported hundreds of political prisoners. Key opposition figures, like María Corina Machado, have been barred from holding office, while others have been forced into exile.</text:span></text:p>
        </text:list-item>
        <text:list-item>
          <text:p text:style-name="P87"><text:span text:style-name="T2">Control of Institutions: <text:s/>Maduro relies on the military, intelligence services, and corrupt influence over the courts to quash dissent. Independent media outlets have been pressured or captured by the state, limiting pluralistic information for citizens. </text:span></text:p>
        </text:list-item>
      </text:list>
      <text:p text:style-name="P13"/>
      <text:p text:style-name="P13">Economic and Humanitarian Crisis</text:p>
      <text:p text:style-name="P13"/>
      <text:p text:style-name="P13">Once the richest country in the region, Venezuela's economy has collapsed, with its GDP contracting by over 80% from 2013 to 2020. </text:p>
      <text:list xml:id="list58164724450258033" text:style-name="L247">
        <text:list-item>
          <text:p text:style-name="P88"><text:span text:style-name="T2">Poverty and Food Insecurity: <text:s/>In 2024, an estimated 73.2% of the population lived in poverty. Nearly a third of the population, roughly 7.9 million people, required humanitarian assistance in 2025, with many households lacking reliable access to basic services like water and electricity.</text:span></text:p>
        </text:list-item>
        <text:list-item>
          <text:p text:style-name="P88"><text:span text:style-name="T2">Mass Migration: <text:s/>The dire conditions have led to one of the largest refugee crises in the world, with around 7.9 million Venezuelans fleeing the country as of late 2024 and mid-2025.</text:span></text:p>
        </text:list-item>
        <text:list-item>
          <text:p text:style-name="P88"><text:span text:style-name="T2">Sanctions and Corruption: <text:s/>The economy has been hit by U.S. sanctions on its vital oil industry, and regime officials have been accused of enriching themselves through illicit activities like gold mining and drug trafficking. </text:span></text:p>
        </text:list-item>
      </text:list>
      <text:p text:style-name="P13"/>
      <text:p text:style-name="P13">International Response</text:p>
      <text:p text:style-name="P13"/>
      <text:p text:style-name="P13">The U.S. and other international partners do not recognize Maduro as the legitimate president and continue to impose sanctions on his regime and inner circle. The International Criminal Court is also investigating alleged crimes against humanity committed by Venezuelan security forces since at least 2017. The international community generally advocates for a peaceful return to free and fair elections and the restoration of democratic governance. <text:s/></text:p>
      <text:p text:style-name="P13">---</text:p>
      <text:p text:style-name="P96">Societies can counter democratic backsliding through a combination of strengthening existing institutions, active civic engagement, and addressing the underlying socioeconomic issues that fuel populism. </text:p>
      <text:p text:style-name="P13"/>
      <text:p text:style-name="P13">Strengthening Institutions and the Rule of Law</text:p>
      <text:list xml:id="list1181684548230840996" text:style-name="L248">
        <text:list-item>
          <text:p text:style-name="P89"><text:span text:style-name="T2">Protecting Judicial Independence: <text:s/>Ensuring that the judiciary can function without political interference is crucial. This involves safeguarding appointment processes and supporting judges who defend their independence against executive attacks.</text:span></text:p>
        </text:list-item>
        <text:list-item>
          <text:p text:style-name="P89"><text:span text:style-name="T2">Empowering the Legislature: <text:s/>Strengthening the legislative branch's capacity to provide robust oversight and engage in meaningful debate can prevent the concentration of power in the executive.</text:span></text:p>
        </text:list-item>
        <text:list-item>
          <text:p text:style-name="P89"><text:span text:style-name="T2">Safeguarding Electoral Integrity: <text:s/>Implementing measures to ensure elections remain free, fair, and transparent—including robust oversight and non-partisan administration—is vital for peaceful transfers of power.</text:span></text:p>
        </text:list-item>
        <text:list-item>
          <text:p text:style-name="P89"><text:span text:style-name="T2">Combating Corruption: <text:s/>Implementing and enforcing strict anti-corruption laws helps rebuild public trust and removes a key tool often used by autocratic leaders to reward loyalists and undermine opponents. </text:span></text:p>
        </text:list-item>
      </text:list>
      <text:p text:style-name="P13"/>
      <text:p text:style-name="P13">Active Civic Engagement and Civil Society</text:p>
      <text:list xml:id="list5065141144732053200" text:style-name="L249">
        <text:list-item>
          <text:p text:style-name="P90"><text:span text:style-name="T2">Vibrant Civil Society and Media: <text:s/>An independent and professional media, along with robust civil society organizations (CSOs), can expose government abuses, counter disinformation, and mobilize public opinion.</text:span></text:p>
        </text:list-item>
        <text:list-item>
          <text:p text:style-name="P90"><text:span text:style-name="T2">Public Mobilization and Protest: <text:s/>Mass protests and social movements that focus on democratic principles can put pressure on leaders and encourage institutional actors to resist anti-democratic actions.</text:span></text:p>
        </text:list-item>
        <text:list-item>
          <text:p text:style-name="P90"><text:span text:style-name="T2">Media and Information Literacy: <text:s/>Educating the public on how to spot and counter misinformation can help foster a more informed citizenry capable of making critical judgments about political narratives.</text:span></text:p>
        </text:list-item>
        <text:list-item>
          <text:p text:style-name="P90"><text:span text:style-name="T2">Grassroots Organizing and Dialogue: <text:s/>Building local coalitions and fostering dialogue across political divides helps counter polarization and builds community resilience. </text:span></text:p>
        </text:list-item>
      </text:list>
      <text:p text:style-name="P13"/>
      <text:p text:style-name="P13">Addressing Root Causes and Building Resilience </text:p>
      <text:list xml:id="list819336671919465907" text:style-name="L250">
        <text:list-item>
          <text:p text:style-name="P91"><text:span text:style-name="T2">Inclusive Economic Policies: <text:s/>Addressing high levels of economic inequality and social discontent can reduce public disillusionment and the appeal of populist promises.</text:span></text:p>
        </text:list-item>
        <text:list-item>
          <text:p text:style-name="P91"><text:span text:style-name="T2">Fostering a Democratic Culture: <text:s/>Long-term investment in civic education and promoting a strong public demand for accountability and democratic norms helps build a resilient political culture.</text:span></text:p>
        </text:list-item>
        <text:list-item>
          <text:p text:style-name="P91"><text:span text:style-name="T2">International Cooperation: <text:s/>International partners and transnational networks can provide crucial diplomatic pressure, financial support for pro-democracy groups, and legal assistance to help enforce the rule of law. </text:span></text:p>
        </text:list-item>
      </text:list>
      <text:p text:style-name="P13"/>
      <text:p text:style-name="P13">In essence, countering democratic backsliding requires continuous vigilance and coordinated action by both institutions and individuals, acting as a "resilience cycle" of preparation, response, and recovery.</text:p>
      <text:p text:style-name="P13">---</text:p>
      <text:p text:style-name="P96">Several countries have demonstrated strong democratic resilience, either by averting a breakdown during a crisis or by reversing backsliding after an autocratic-leaning government was removed, often through elections and strong institutional action.</text:p>
      <text:p text:style-name="P13"/>
      <text:p text:style-name="P13">Examples of Successful Democratic Revitalization and Resilience</text:p>
      <text:p text:style-name="P13"/>
      <text:p text:style-name="P13">Reversal of Backsliding through Elections</text:p>
      <text:list xml:id="list8338911856733521103" text:style-name="L251">
        <text:list-item>
          <text:p text:style-name="P92"><text:span text:style-name="T2">Poland: <text:s/>After eight years of populist rule by the Law and Justice (PiS) party, a broad opposition coalition won the November 2023 election. The new government, led by Donald Tusk, has actively worked to restore the independence of the judiciary and public media, leading the EU to unfreeze billions of euros in funds.</text:span></text:p>
        </text:list-item>
        <text:list-item>
          <text:p text:style-name="P92"><text:span text:style-name="T2">Brazil: <text:s/>In 2022, Luiz Inácio Lula da Silva defeated Jair Bolsonaro, an incumbent who had actively challenged democratic norms. The country's strong courts played a key role in upholding the rule of law and holding the former president accountable for abuse of power and plotting a coup.</text:span></text:p>
        </text:list-item>
        <text:list-item>
          <text:p text:style-name="P92"><text:span text:style-name="T2">Zambia: <text:s/>In 2021, Hakainde Hichilema won a competitive election against an incumbent who had gradually eroded democratic norms. The new administration quickly moved to restore media freedom and reform anti-defamation laws.</text:span></text:p>
        </text:list-item>
        <text:list-item>
          <text:p text:style-name="P92"><text:span text:style-name="T2">Slovenia: <text:s/>In 2022, a record high voter turnout led to the defeat of a right-wing populist government that had threatened media freedom, resulting in a peaceful transfer of power. </text:span></text:p>
        </text:list-item>
      </text:list>
      <text:p text:style-name="P13"/>
      <text:p text:style-name="P13">Resilience in the Face of Immediate Crises</text:p>
      <text:list xml:id="list4126852306051082117" text:style-name="L252">
        <text:list-item>
          <text:p text:style-name="P93"><text:span text:style-name="T2">South Korea: <text:s/>In 2024, President Yoon Suk Yeol declared martial law in an apparent "self-coup" attempt. However, an immediate, strong public and legislative response, including a unanimous parliamentary vote to impeach him within hours, quickly averted a breakdown of democracy.</text:span></text:p>
        </text:list-item>
        <text:list-item>
          <text:p text:style-name="P93"><text:span text:style-name="T2">Guatemala: <text:s/>Despite intense efforts by entrenched elites to block him, anti-corruption outsider Bernardo Arévalo was inaugurated as president in early 2024 following an electoral victory. Sustained civil society mobilization and international support were key to defending the election results.</text:span></text:p>
        </text:list-item>
        <text:list-item>
          <text:p text:style-name="P93"><text:span text:style-name="T2">Senegal: <text:s/>Widespread civil society mobilization and a court order successfully pushed back against the incumbent president's attempt to postpone the 2024 general election and extend his term, resulting in an opposition victory .</text:span></text:p>
        </text:list-item>
      </text:list>
      <text:p text:style-name="P13"/>
      <text:p text:style-name="P13">Long-Term Resilience and Stability</text:p>
      <text:p text:style-name="P13"><text:bookmark text:name="BS4oaY7LEcPF0PEP-9WBsAQ_55"/><text:bookmark text:name="img-BS4oaY7LEcPF0PEP-9WBsAQ_56"/></text:p>
      <text:p text:style-name="P13"><text:bookmark text:name="BS4oaY7LEcPF0PEP-9WBsAQ_553"/><text:bookmark text:name="BS4oaY7LEcPF0PEP-9WBsAQ_552"/><text:bookmark text:name="BS4oaY7LEcPF0PEP-9WBsAQ_551"/><text:bookmark text:name="BS4oaY7LEcPF0PEP-9WBsAQ_57"/>Costa Rica: This nation is a standout example of long-term democratic stability in Latin America, having consistently prevented significant backsliding through strong institutions and a robust democratic culture.</text:p>
      <text:p text:style-name="P13"><text:bookmark text:name="BS4oaY7LEcPF0PEP-9WBsAQ_58"/><text:bookmark text:name="img-BS4oaY7LEcPF0PEP-9WBsAQ_59"/></text:p>
      <text:p text:style-name="P13"><text:bookmark text:name="BS4oaY7LEcPF0PEP-9WBsAQ_583"/><text:bookmark text:name="BS4oaY7LEcPF0PEP-9WBsAQ_582"/><text:bookmark text:name="BS4oaY7LEcPF0PEP-9WBsAQ_581"/><text:bookmark text:name="BS4oaY7LEcPF0PEP-9WBsAQ_60"/>Taiwan: Despite immense external pressure and disinformation campaigns, Taiwan has maintained and strengthened its vibrant democracy, demonstrating a high capacity to prevent democratic regression. </text:p>
      <text:p text:style-name="P13">These examples highlight the importance of united pro-democracy opposition coalitions, robust independent institutions (especially the judiciary and media), and active civic engagement in resisting and reversing authoritarian trends.</text:p>
      <text:p text:style-name="P13">---</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OpenSymbol" svg:font-family="OpenSymbol"/>
    <style:font-face style:name="Tahoma1" svg:font-family="Tahoma"/>
    <style:font-face style:name="Times New Roman1" svg:font-family="'Times New Roman'"/>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15M49S</meta:editing-duration>
    <meta:editing-cycles>8</meta:editing-cycles>
    <meta:generator>OpenOffice/4.1.15$Win32 OpenOffice.org_project/4115m2$Build-9813</meta:generator>
    <dc:date>2025-11-27T03:34:30.79</dc:date>
    <dc:creator>Joseph Malone</dc:creator>
    <meta:document-statistic meta:table-count="3" meta:image-count="0" meta:object-count="0" meta:page-count="49" meta:paragraph-count="684" meta:word-count="18188" meta:character-count="123810"/>
    <meta:user-defined meta:name="Info 1"/>
    <meta:user-defined meta:name="Info 2"/>
    <meta:user-defined meta:name="Info 3"/>
    <meta:user-defined meta:name="Info 4"/>
  </office:meta>
</office:document-meta>
</file>